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16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9866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8256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1.8366in"/>
    </style:style>
    <style:style style:name="co11" style:family="table-column">
      <style:table-column-properties fo:break-before="auto" style:column-width="1.4075in"/>
    </style:style>
    <style:style style:name="co12" style:family="table-column">
      <style:table-column-properties fo:break-before="auto" style:column-width="1.622in"/>
    </style:style>
    <style:style style:name="co13" style:family="table-column">
      <style:table-column-properties fo:break-before="auto" style:column-width="1.4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r_fin_m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12997447451921" calcext:value-type="float">
            <text:p>-0.12997447451921</text:p>
          </table:table-cell>
          <table:table-cell office:value-type="float" office:value="-1.06197133227583" calcext:value-type="float">
            <text:p>-1.06197133227583</text:p>
          </table:table-cell>
          <table:table-cell office:value-type="float" office:value="0.802022383237412" calcext:value-type="float">
            <text:p>0.802022383237412</text:p>
          </table:table-cell>
          <table:table-cell office:value-type="float" office:value="0.878117845014679" calcext:value-type="float">
            <text:p>0.878117845014679</text:p>
          </table:table-cell>
          <table:table-cell office:value-type="float" office:value="0.345773503556649" calcext:value-type="float">
            <text:p>0.345773503556649</text:p>
          </table:table-cell>
          <table:table-cell office:value-type="float" office:value="2.2300463794991" calcext:value-type="float">
            <text:p>2.2300463794991</text:p>
          </table:table-cell>
          <table:table-cell office:value-type="float" office:value="0.121882154985321" calcext:value-type="float">
            <text:p>0.121882154985321</text:p>
          </table:table-cell>
          <table:table-cell office:value-type="float" office:value="0.654226496443351" calcext:value-type="float">
            <text:p>0.654226496443351</text:p>
          </table:table-cell>
          <table:table-cell office:value-type="float" office:value="-1.2300463794991" calcext:value-type="float">
            <text:p>-1.2300463794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0.683033373488466" calcext:value-type="float">
            <text:p>0.683033373488466</text:p>
          </table:table-cell>
          <table:table-cell office:value-type="float" office:value="-0.754168506324462" calcext:value-type="float">
            <text:p>-0.754168506324462</text:p>
          </table:table-cell>
          <table:table-cell office:value-type="float" office:value="2.12023525330139" calcext:value-type="float">
            <text:p>2.12023525330139</text:p>
          </table:table-cell>
          <table:table-cell office:value-type="float" office:value="1.97987433097663" calcext:value-type="float">
            <text:p>1.97987433097663</text:p>
          </table:table-cell>
          <table:table-cell office:value-type="float" office:value="0.470401588107541" calcext:value-type="float">
            <text:p>0.470401588107541</text:p>
          </table:table-cell>
          <table:table-cell office:value-type="float" office:value="8.33309764584383" calcext:value-type="float">
            <text:p>8.33309764584383</text:p>
          </table:table-cell>
          <table:table-cell office:value-type="float" office:value="-0.979874330976628" calcext:value-type="float">
            <text:p>-0.979874330976628</text:p>
          </table:table-cell>
          <table:table-cell office:value-type="float" office:value="0.529598411892459" calcext:value-type="float">
            <text:p>0.529598411892459</text:p>
          </table:table-cell>
          <table:table-cell office:value-type="float" office:value="-7.33309764584383" calcext:value-type="float">
            <text:p>-7.33309764584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109233054812375" calcext:value-type="float">
            <text:p>-0.109233054812375</text:p>
          </table:table-cell>
          <table:table-cell office:value-type="float" office:value="-0.772373170952842" calcext:value-type="float">
            <text:p>-0.772373170952842</text:p>
          </table:table-cell>
          <table:table-cell office:value-type="float" office:value="0.553907061328092" calcext:value-type="float">
            <text:p>0.553907061328092</text:p>
          </table:table-cell>
          <table:table-cell office:value-type="float" office:value="0.896521454509896" calcext:value-type="float">
            <text:p>0.896521454509896</text:p>
          </table:table-cell>
          <table:table-cell office:value-type="float" office:value="0.461915561946929" calcext:value-type="float">
            <text:p>0.461915561946929</text:p>
          </table:table-cell>
          <table:table-cell office:value-type="float" office:value="1.74003819011598" calcext:value-type="float">
            <text:p>1.74003819011598</text:p>
          </table:table-cell>
          <table:table-cell office:value-type="float" office:value="0.103478545490104" calcext:value-type="float">
            <text:p>0.103478545490104</text:p>
          </table:table-cell>
          <table:table-cell office:value-type="float" office:value="0.538084438053071" calcext:value-type="float">
            <text:p>0.538084438053071</text:p>
          </table:table-cell>
          <table:table-cell office:value-type="float" office:value="-0.740038190115978" calcext:value-type="float">
            <text:p>-0.740038190115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-0.19859515783592" calcext:value-type="float">
            <text:p>-0.19859515783592</text:p>
          </table:table-cell>
          <table:table-cell office:value-type="float" office:value="-0.642325507748061" calcext:value-type="float">
            <text:p>-0.642325507748061</text:p>
          </table:table-cell>
          <table:table-cell office:value-type="float" office:value="0.24513519207622" calcext:value-type="float">
            <text:p>0.24513519207622</text:p>
          </table:table-cell>
          <table:table-cell office:value-type="float" office:value="0.819881748855335" calcext:value-type="float">
            <text:p>0.819881748855335</text:p>
          </table:table-cell>
          <table:table-cell office:value-type="float" office:value="0.526067626115951" calcext:value-type="float">
            <text:p>0.526067626115951</text:p>
          </table:table-cell>
          <table:table-cell office:value-type="float" office:value="1.27779404915885" calcext:value-type="float">
            <text:p>1.27779404915885</text:p>
          </table:table-cell>
          <table:table-cell office:value-type="float" office:value="0.180118251144665" calcext:value-type="float">
            <text:p>0.180118251144665</text:p>
          </table:table-cell>
          <table:table-cell office:value-type="float" office:value="0.473932373884049" calcext:value-type="float">
            <text:p>0.473932373884049</text:p>
          </table:table-cell>
          <table:table-cell office:value-type="float" office:value="-0.277794049158845" calcext:value-type="float">
            <text:p>-0.2777940491588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-0.675025115502054" calcext:value-type="float">
            <text:p>-0.675025115502054</text:p>
          </table:table-cell>
          <table:table-cell office:value-type="float" office:value="-1.20685005794956" calcext:value-type="float">
            <text:p>-1.20685005794956</text:p>
          </table:table-cell>
          <table:table-cell office:value-type="float" office:value="-0.143200173054544" calcext:value-type="float">
            <text:p>-0.143200173054544</text:p>
          </table:table-cell>
          <table:table-cell office:value-type="float" office:value="0.509143633049005" calcext:value-type="float">
            <text:p>0.509143633049005</text:p>
          </table:table-cell>
          <table:table-cell office:value-type="float" office:value="0.29913806451105" calcext:value-type="float">
            <text:p>0.29913806451105</text:p>
          </table:table-cell>
          <table:table-cell office:value-type="float" office:value="0.866580585449914" calcext:value-type="float">
            <text:p>0.866580585449914</text:p>
          </table:table-cell>
          <table:table-cell office:value-type="float" office:value="0.490856366950995" calcext:value-type="float">
            <text:p>0.490856366950995</text:p>
          </table:table-cell>
          <table:table-cell office:value-type="float" office:value="0.70086193548895" calcext:value-type="float">
            <text:p>0.70086193548895</text:p>
          </table:table-cell>
          <table:table-cell office:value-type="float" office:value="0.133419414550086" calcext:value-type="float">
            <text:p>0.1334194145500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unityboost_367-427</text:p>
          </table:table-cell>
          <table:table-cell office:value-type="float" office:value="0.279037328232943" calcext:value-type="float">
            <text:p>0.279037328232943</text:p>
          </table:table-cell>
          <table:table-cell office:value-type="float" office:value="-0.377280066342439" calcext:value-type="float">
            <text:p>-0.377280066342439</text:p>
          </table:table-cell>
          <table:table-cell office:value-type="float" office:value="0.935354722808325" calcext:value-type="float">
            <text:p>0.935354722808325</text:p>
          </table:table-cell>
          <table:table-cell office:value-type="float" office:value="1.32185668552289" calcext:value-type="float">
            <text:p>1.32185668552289</text:p>
          </table:table-cell>
          <table:table-cell office:value-type="float" office:value="0.685723998788126" calcext:value-type="float">
            <text:p>0.685723998788126</text:p>
          </table:table-cell>
          <table:table-cell office:value-type="float" office:value="2.54811717272482" calcext:value-type="float">
            <text:p>2.54811717272482</text:p>
          </table:table-cell>
          <table:table-cell office:value-type="float" office:value="-0.321856685522889" calcext:value-type="float">
            <text:p>-0.321856685522889</text:p>
          </table:table-cell>
          <table:table-cell office:value-type="float" office:value="0.314276001211874" calcext:value-type="float">
            <text:p>0.314276001211874</text:p>
          </table:table-cell>
          <table:table-cell office:value-type="float" office:value="-1.54811717272482" calcext:value-type="float">
            <text:p>-1.54811717272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unityboost_428-488</text:p>
          </table:table-cell>
          <table:table-cell office:value-type="float" office:value="2.21218005579681" calcext:value-type="float">
            <text:p>2.21218005579681</text:p>
          </table:table-cell>
          <table:table-cell office:value-type="float" office:value="0.816394155597825" calcext:value-type="float">
            <text:p>0.816394155597825</text:p>
          </table:table-cell>
          <table:table-cell office:value-type="float" office:value="3.6079659559958" calcext:value-type="float">
            <text:p>3.6079659559958</text:p>
          </table:table-cell>
          <table:table-cell office:value-type="float" office:value="9.13561084102913" calcext:value-type="float">
            <text:p>9.13561084102913</text:p>
          </table:table-cell>
          <table:table-cell office:value-type="float" office:value="2.26232751132624" calcext:value-type="float">
            <text:p>2.26232751132624</text:p>
          </table:table-cell>
          <table:table-cell office:value-type="float" office:value="36.8909386553862" calcext:value-type="float">
            <text:p>36.8909386553862</text:p>
          </table:table-cell>
          <table:table-cell office:value-type="float" office:value="-8.13561084102913" calcext:value-type="float">
            <text:p>-8.13561084102913</text:p>
          </table:table-cell>
          <table:table-cell office:value-type="float" office:value="-1.26232751132624" calcext:value-type="float">
            <text:p>-1.26232751132624</text:p>
          </table:table-cell>
          <table:table-cell office:value-type="float" office:value="-35.8909386553862" calcext:value-type="float">
            <text:p>-35.8909386553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3.2262872605152" calcext:value-type="float">
            <text:p>3.2262872605152</text:p>
          </table:table-cell>
          <table:table-cell office:value-type="float" office:value="2.02946772989969" calcext:value-type="float">
            <text:p>2.02946772989969</text:p>
          </table:table-cell>
          <table:table-cell office:value-type="float" office:value="4.42310679113072" calcext:value-type="float">
            <text:p>4.42310679113072</text:p>
          </table:table-cell>
          <table:table-cell office:value-type="float" office:value="25.1859742078251" calcext:value-type="float">
            <text:p>25.1859742078251</text:p>
          </table:table-cell>
          <table:table-cell office:value-type="float" office:value="7.6100346866576" calcext:value-type="float">
            <text:p>7.6100346866576</text:p>
          </table:table-cell>
          <table:table-cell office:value-type="float" office:value="83.35484960527" calcext:value-type="float">
            <text:p>83.35484960527</text:p>
          </table:table-cell>
          <table:table-cell office:value-type="float" office:value="-24.1859742078251" calcext:value-type="float">
            <text:p>-24.1859742078251</text:p>
          </table:table-cell>
          <table:table-cell office:value-type="float" office:value="-6.6100346866576" calcext:value-type="float">
            <text:p>-6.6100346866576</text:p>
          </table:table-cell>
          <table:table-cell office:value-type="float" office:value="-82.35484960527" calcext:value-type="float">
            <text:p>-82.354849605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1.15318402010815" calcext:value-type="float">
            <text:p>1.15318402010815</text:p>
          </table:table-cell>
          <table:table-cell office:value-type="float" office:value="-0.0371283667927924" calcext:value-type="float">
            <text:p>-0.037128366792792</text:p>
          </table:table-cell>
          <table:table-cell office:value-type="float" office:value="2.34349640700908" calcext:value-type="float">
            <text:p>2.34349640700908</text:p>
          </table:table-cell>
          <table:table-cell office:value-type="float" office:value="3.16826468527867" calcext:value-type="float">
            <text:p>3.16826468527867</text:p>
          </table:table-cell>
          <table:table-cell office:value-type="float" office:value="0.963552439273672" calcext:value-type="float">
            <text:p>0.963552439273672</text:p>
          </table:table-cell>
          <table:table-cell office:value-type="float" office:value="10.4175971196238" calcext:value-type="float">
            <text:p>10.4175971196238</text:p>
          </table:table-cell>
          <table:table-cell office:value-type="float" office:value="-2.16826468527867" calcext:value-type="float">
            <text:p>-2.16826468527867</text:p>
          </table:table-cell>
          <table:table-cell office:value-type="float" office:value="0.0364475607263278" calcext:value-type="float">
            <text:p>0.036447560726328</text:p>
          </table:table-cell>
          <table:table-cell office:value-type="float" office:value="-9.41759711962383" calcext:value-type="float">
            <text:p>-9.41759711962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0474116996367055" calcext:value-type="float">
            <text:p>-0.047411699636706</text:p>
          </table:table-cell>
          <table:table-cell office:value-type="float" office:value="-1.47213904124422" calcext:value-type="float">
            <text:p>-1.47213904124422</text:p>
          </table:table-cell>
          <table:table-cell office:value-type="float" office:value="1.37731564197081" calcext:value-type="float">
            <text:p>1.37731564197081</text:p>
          </table:table-cell>
          <table:table-cell office:value-type="float" office:value="0.953694681001583" calcext:value-type="float">
            <text:p>0.953694681001583</text:p>
          </table:table-cell>
          <table:table-cell office:value-type="float" office:value="0.229434190727694" calcext:value-type="float">
            <text:p>0.229434190727694</text:p>
          </table:table-cell>
          <table:table-cell office:value-type="float" office:value="3.96424587671939" calcext:value-type="float">
            <text:p>3.96424587671939</text:p>
          </table:table-cell>
          <table:table-cell office:value-type="float" office:value="0.0463053189984166" calcext:value-type="float">
            <text:p>0.046305318998417</text:p>
          </table:table-cell>
          <table:table-cell office:value-type="float" office:value="0.770565809272306" calcext:value-type="float">
            <text:p>0.770565809272306</text:p>
          </table:table-cell>
          <table:table-cell office:value-type="float" office:value="-2.96424587671939" calcext:value-type="float">
            <text:p>-2.964245876719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0411803632084572" calcext:value-type="float">
            <text:p>-0.004118036320846</text:p>
          </table:table-cell>
          <table:table-cell office:value-type="float" office:value="-1.42783416833272" calcext:value-type="float">
            <text:p>-1.42783416833272</text:p>
          </table:table-cell>
          <table:table-cell office:value-type="float" office:value="1.41959809569102" calcext:value-type="float">
            <text:p>1.41959809569102</text:p>
          </table:table-cell>
          <table:table-cell office:value-type="float" office:value="0.9958904311636" calcext:value-type="float">
            <text:p>0.9958904311636</text:p>
          </table:table-cell>
          <table:table-cell office:value-type="float" office:value="0.239827786769599" calcext:value-type="float">
            <text:p>0.239827786769599</text:p>
          </table:table-cell>
          <table:table-cell office:value-type="float" office:value="4.13545804780343" calcext:value-type="float">
            <text:p>4.13545804780343</text:p>
          </table:table-cell>
          <table:table-cell office:value-type="float" office:value="0.00410956883639957" calcext:value-type="float">
            <text:p>0.0041095688364</text:p>
          </table:table-cell>
          <table:table-cell office:value-type="float" office:value="0.760172213230401" calcext:value-type="float">
            <text:p>0.760172213230401</text:p>
          </table:table-cell>
          <table:table-cell office:value-type="float" office:value="-3.13545804780343" calcext:value-type="float">
            <text:p>-3.13545804780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303454415835312" calcext:value-type="float">
            <text:p>0.303454415835312</text:p>
          </table:table-cell>
          <table:table-cell office:value-type="float" office:value="-0.637202064286451" calcext:value-type="float">
            <text:p>-0.637202064286451</text:p>
          </table:table-cell>
          <table:table-cell office:value-type="float" office:value="1.24411089595707" calcext:value-type="float">
            <text:p>1.24411089595707</text:p>
          </table:table-cell>
          <table:table-cell office:value-type="float" office:value="1.3545298444232" calcext:value-type="float">
            <text:p>1.3545298444232</text:p>
          </table:table-cell>
          <table:table-cell office:value-type="float" office:value="0.528769820213708" calcext:value-type="float">
            <text:p>0.528769820213708</text:p>
          </table:table-cell>
          <table:table-cell office:value-type="float" office:value="3.46984837124708" calcext:value-type="float">
            <text:p>3.46984837124708</text:p>
          </table:table-cell>
          <table:table-cell office:value-type="float" office:value="-0.354529844423203" calcext:value-type="float">
            <text:p>-0.354529844423203</text:p>
          </table:table-cell>
          <table:table-cell office:value-type="float" office:value="0.471230179786292" calcext:value-type="float">
            <text:p>0.471230179786292</text:p>
          </table:table-cell>
          <table:table-cell office:value-type="float" office:value="-2.46984837124708" calcext:value-type="float">
            <text:p>-2.46984837124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769500032939717" calcext:value-type="float">
            <text:p>0.769500032939717</text:p>
          </table:table-cell>
          <table:table-cell office:value-type="float" office:value="0.0958373036987354" calcext:value-type="float">
            <text:p>0.095837303698735</text:p>
          </table:table-cell>
          <table:table-cell office:value-type="float" office:value="1.4431627621807" calcext:value-type="float">
            <text:p>1.4431627621807</text:p>
          </table:table-cell>
          <table:table-cell office:value-type="float" office:value="2.15868671169034" calcext:value-type="float">
            <text:p>2.15868671169034</text:p>
          </table:table-cell>
          <table:table-cell office:value-type="float" office:value="1.10057998913349" calcext:value-type="float">
            <text:p>1.10057998913349</text:p>
          </table:table-cell>
          <table:table-cell office:value-type="float" office:value="4.23406600632212" calcext:value-type="float">
            <text:p>4.23406600632212</text:p>
          </table:table-cell>
          <table:table-cell office:value-type="float" office:value="-1.15868671169034" calcext:value-type="float">
            <text:p>-1.15868671169034</text:p>
          </table:table-cell>
          <table:table-cell office:value-type="float" office:value="-0.100579989133487" calcext:value-type="float">
            <text:p>-0.100579989133487</text:p>
          </table:table-cell>
          <table:table-cell office:value-type="float" office:value="-3.23406600632212" calcext:value-type="float">
            <text:p>-3.23406600632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0.661806341737674" calcext:value-type="float">
            <text:p>0.661806341737674</text:p>
          </table:table-cell>
          <table:table-cell office:value-type="float" office:value="-0.147657398121132" calcext:value-type="float">
            <text:p>-0.147657398121132</text:p>
          </table:table-cell>
          <table:table-cell office:value-type="float" office:value="1.47127008159648" calcext:value-type="float">
            <text:p>1.47127008159648</text:p>
          </table:table-cell>
          <table:table-cell office:value-type="float" office:value="1.93829038893921" calcext:value-type="float">
            <text:p>1.93829038893921</text:p>
          </table:table-cell>
          <table:table-cell office:value-type="float" office:value="0.862726636082577" calcext:value-type="float">
            <text:p>0.862726636082577</text:p>
          </table:table-cell>
          <table:table-cell office:value-type="float" office:value="4.35476253395114" calcext:value-type="float">
            <text:p>4.35476253395114</text:p>
          </table:table-cell>
          <table:table-cell office:value-type="float" office:value="-0.938290388939207" calcext:value-type="float">
            <text:p>-0.938290388939207</text:p>
          </table:table-cell>
          <table:table-cell office:value-type="float" office:value="0.137273363917423" calcext:value-type="float">
            <text:p>0.137273363917423</text:p>
          </table:table-cell>
          <table:table-cell office:value-type="float" office:value="-3.35476253395114" calcext:value-type="float">
            <text:p>-3.35476253395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1.10397570123355" calcext:value-type="float">
            <text:p>-1.10397570123355</text:p>
          </table:table-cell>
          <table:table-cell office:value-type="float" office:value="-3.09081767466098" calcext:value-type="float">
            <text:p>-3.09081767466098</text:p>
          </table:table-cell>
          <table:table-cell office:value-type="float" office:value="0.882866272193884" calcext:value-type="float">
            <text:p>0.882866272193884</text:p>
          </table:table-cell>
          <table:table-cell office:value-type="float" office:value="0.331550314950672" calcext:value-type="float">
            <text:p>0.331550314950672</text:p>
          </table:table-cell>
          <table:table-cell office:value-type="float" office:value="0.0454647638164528" calcext:value-type="float">
            <text:p>0.045464763816453</text:p>
          </table:table-cell>
          <table:table-cell office:value-type="float" office:value="2.41781991406959" calcext:value-type="float">
            <text:p>2.41781991406959</text:p>
          </table:table-cell>
          <table:table-cell office:value-type="float" office:value="0.668449685049328" calcext:value-type="float">
            <text:p>0.668449685049328</text:p>
          </table:table-cell>
          <table:table-cell office:value-type="float" office:value="0.954535236183547" calcext:value-type="float">
            <text:p>0.954535236183547</text:p>
          </table:table-cell>
          <table:table-cell office:value-type="float" office:value="-1.41781991406959" calcext:value-type="float">
            <text:p>-1.417819914069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-1.07411180310493" calcext:value-type="float">
            <text:p>-1.07411180310493</text:p>
          </table:table-cell>
          <table:table-cell office:value-type="float" office:value="-3.0691352784079" calcext:value-type="float">
            <text:p>-3.0691352784079</text:p>
          </table:table-cell>
          <table:table-cell office:value-type="float" office:value="0.920911672198037" calcext:value-type="float">
            <text:p>0.920911672198037</text:p>
          </table:table-cell>
          <table:table-cell office:value-type="float" office:value="0.34160102957124" calcext:value-type="float">
            <text:p>0.34160102957124</text:p>
          </table:table-cell>
          <table:table-cell office:value-type="float" office:value="0.0464613135929271" calcext:value-type="float">
            <text:p>0.046461313592927</text:p>
          </table:table-cell>
          <table:table-cell office:value-type="float" office:value="2.51157908333215" calcext:value-type="float">
            <text:p>2.51157908333215</text:p>
          </table:table-cell>
          <table:table-cell office:value-type="float" office:value="0.65839897042876" calcext:value-type="float">
            <text:p>0.65839897042876</text:p>
          </table:table-cell>
          <table:table-cell office:value-type="float" office:value="0.953538686407073" calcext:value-type="float">
            <text:p>0.953538686407073</text:p>
          </table:table-cell>
          <table:table-cell office:value-type="float" office:value="-1.51157908333215" calcext:value-type="float">
            <text:p>-1.51157908333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-1.47279019866789" calcext:value-type="float">
            <text:p>-1.47279019866789</text:p>
          </table:table-cell>
          <table:table-cell office:value-type="float" office:value="-2.89521046860603" calcext:value-type="float">
            <text:p>-2.89521046860603</text:p>
          </table:table-cell>
          <table:table-cell office:value-type="float" office:value="-0.0503699287297557" calcext:value-type="float">
            <text:p>-0.050369928729756</text:p>
          </table:table-cell>
          <table:table-cell office:value-type="float" office:value="0.229284841581337" calcext:value-type="float">
            <text:p>0.229284841581337</text:p>
          </table:table-cell>
          <table:table-cell office:value-type="float" office:value="0.0552873876106703" calcext:value-type="float">
            <text:p>0.05528738761067</text:p>
          </table:table-cell>
          <table:table-cell office:value-type="float" office:value="0.95087760248655" calcext:value-type="float">
            <text:p>0.95087760248655</text:p>
          </table:table-cell>
          <table:table-cell office:value-type="float" office:value="0.770715158418663" calcext:value-type="float">
            <text:p>0.770715158418663</text:p>
          </table:table-cell>
          <table:table-cell office:value-type="float" office:value="0.94471261238933" calcext:value-type="float">
            <text:p>0.94471261238933</text:p>
          </table:table-cell>
          <table:table-cell office:value-type="float" office:value="0.0491223975134502" calcext:value-type="float">
            <text:p>0.04912239751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0.126030243682603" calcext:value-type="float">
            <text:p>0.126030243682603</text:p>
          </table:table-cell>
          <table:table-cell office:value-type="float" office:value="-1.8623368318935" calcext:value-type="float">
            <text:p>-1.8623368318935</text:p>
          </table:table-cell>
          <table:table-cell office:value-type="float" office:value="2.11439731925871" calcext:value-type="float">
            <text:p>2.11439731925871</text:p>
          </table:table-cell>
          <table:table-cell office:value-type="float" office:value="1.13431647367166" calcext:value-type="float">
            <text:p>1.13431647367166</text:p>
          </table:table-cell>
          <table:table-cell office:value-type="float" office:value="0.155309274316763" calcext:value-type="float">
            <text:p>0.155309274316763</text:p>
          </table:table-cell>
          <table:table-cell office:value-type="float" office:value="8.28459129761086" calcext:value-type="float">
            <text:p>8.28459129761086</text:p>
          </table:table-cell>
          <table:table-cell office:value-type="float" office:value="-0.134316473671662" calcext:value-type="float">
            <text:p>-0.134316473671662</text:p>
          </table:table-cell>
          <table:table-cell office:value-type="float" office:value="0.844690725683237" calcext:value-type="float">
            <text:p>0.844690725683237</text:p>
          </table:table-cell>
          <table:table-cell office:value-type="float" office:value="-7.28459129761086" calcext:value-type="float">
            <text:p>-7.284591297610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0.3111182637132" calcext:value-type="float">
            <text:p>-0.3111182637132</text:p>
          </table:table-cell>
          <table:table-cell office:value-type="float" office:value="-2.30320235121695" calcext:value-type="float">
            <text:p>-2.30320235121695</text:p>
          </table:table-cell>
          <table:table-cell office:value-type="float" office:value="1.68096582379055" calcext:value-type="float">
            <text:p>1.68096582379055</text:p>
          </table:table-cell>
          <table:table-cell office:value-type="float" office:value="0.732627227529437" calcext:value-type="float">
            <text:p>0.732627227529437</text:p>
          </table:table-cell>
          <table:table-cell office:value-type="float" office:value="0.0999382932241761" calcext:value-type="float">
            <text:p>0.099938293224176</text:p>
          </table:table-cell>
          <table:table-cell office:value-type="float" office:value="5.37074065607142" calcext:value-type="float">
            <text:p>5.37074065607142</text:p>
          </table:table-cell>
          <table:table-cell office:value-type="float" office:value="0.267372772470563" calcext:value-type="float">
            <text:p>0.267372772470563</text:p>
          </table:table-cell>
          <table:table-cell office:value-type="float" office:value="0.900061706775824" calcext:value-type="float">
            <text:p>0.900061706775824</text:p>
          </table:table-cell>
          <table:table-cell office:value-type="float" office:value="-4.37074065607142" calcext:value-type="float">
            <text:p>-4.37074065607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-1.60305611594164" calcext:value-type="float">
            <text:p>-1.60305611594164</text:p>
          </table:table-cell>
          <table:table-cell office:value-type="float" office:value="-2.63445535989612" calcext:value-type="float">
            <text:p>-2.63445535989612</text:p>
          </table:table-cell>
          <table:table-cell office:value-type="float" office:value="-0.571656871987162" calcext:value-type="float">
            <text:p>-0.571656871987162</text:p>
          </table:table-cell>
          <table:table-cell office:value-type="float" office:value="0.201280440708763" calcext:value-type="float">
            <text:p>0.201280440708763</text:p>
          </table:table-cell>
          <table:table-cell office:value-type="float" office:value="0.0717580410745722" calcext:value-type="float">
            <text:p>0.071758041074572</text:p>
          </table:table-cell>
          <table:table-cell office:value-type="float" office:value="0.564589211260816" calcext:value-type="float">
            <text:p>0.564589211260816</text:p>
          </table:table-cell>
          <table:table-cell office:value-type="float" office:value="0.798719559291237" calcext:value-type="float">
            <text:p>0.798719559291237</text:p>
          </table:table-cell>
          <table:table-cell office:value-type="float" office:value="0.928241958925428" calcext:value-type="float">
            <text:p>0.928241958925428</text:p>
          </table:table-cell>
          <table:table-cell office:value-type="float" office:value="0.435410788739184" calcext:value-type="float">
            <text:p>0.435410788739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-0.0295029142208667" calcext:value-type="float">
            <text:p>-0.029502914220867</text:p>
          </table:table-cell>
          <table:table-cell office:value-type="float" office:value="-0.821129113517069" calcext:value-type="float">
            <text:p>-0.821129113517069</text:p>
          </table:table-cell>
          <table:table-cell office:value-type="float" office:value="0.762123285075336" calcext:value-type="float">
            <text:p>0.762123285075336</text:p>
          </table:table-cell>
          <table:table-cell office:value-type="float" office:value="0.970928048138293" calcext:value-type="float">
            <text:p>0.970928048138293</text:p>
          </table:table-cell>
          <table:table-cell office:value-type="float" office:value="0.439934637818485" calcext:value-type="float">
            <text:p>0.439934637818485</text:p>
          </table:table-cell>
          <table:table-cell office:value-type="float" office:value="2.14282121393358" calcext:value-type="float">
            <text:p>2.14282121393358</text:p>
          </table:table-cell>
          <table:table-cell office:value-type="float" office:value="0.0290719518617066" calcext:value-type="float">
            <text:p>0.029071951861707</text:p>
          </table:table-cell>
          <table:table-cell office:value-type="float" office:value="0.560065362181515" calcext:value-type="float">
            <text:p>0.560065362181515</text:p>
          </table:table-cell>
          <table:table-cell office:value-type="float" office:value="-1.14282121393358" calcext:value-type="float">
            <text:p>-1.14282121393358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1</text:p>
          </table:table-cell>
          <table:table-cell/>
          <table:table-cell office:value-type="string" calcext:value-type="string">
            <text:p>boos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hybridboost</text:p>
          </table:table-cell>
          <table:table-cell office:value-type="string" calcext:value-type="string">
            <text:p>hybridfull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secboost</text:p>
          </table:table-cell>
          <table:table-cell office:value-type="string" calcext:value-type="string">
            <text:p>secb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matrix-columns-spanned="7" table:number-matrix-rows-spanned="1" table:formula="of:=TRANSPOSE([.B26:.B32])" office:value-type="string" office:string-value="3 – 8" calcext:value-type="string">
            <text:p>3 – 8</text:p>
          </table:table-cell>
          <table:table-cell office:value-type="string" office:string-value="3 – 9" calcext:value-type="string">
            <text:p>3 – 9</text:p>
          </table:table-cell>
          <table:table-cell office:value-type="string" office:string-value="1, 4, 5" calcext:value-type="string">
            <text:p>1, 4, 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string" office:string-value="-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3 – 8</text:p>
          </table:table-cell>
          <table:table-cell/>
          <table:table-cell table:style-name="ce2" office:value-type="string" calcext:value-type="string">
            <text:p>3 – 8</text:p>
          </table:table-cell>
          <table:table-cell table:style-name="ce2" office:value-type="string" calcext:value-type="string">
            <text:p>4.5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3 – 9</text:p>
          </table:table-cell>
          <table:table-cell table:style-name="ce2"/>
          <table:table-cell/>
          <table:table-cell table:style-name="ce2" office:value-type="string" calcext:value-type="string">
            <text:p>4.5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1, 4, 5</text:p>
          </table:table-cell>
          <table:table-cell table:style-name="ce2" table:number-columns-repeated="2"/>
          <table:table-cell/>
          <table:table-cell table:style-name="ce3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bridfull</text:p>
          </table:table-cell>
          <table:table-cell office:value-type="float" office:value="7" calcext:value-type="float">
            <text:p>7</text:p>
          </table:table-cell>
          <table:table-cell table:style-name="ce2" table:number-columns-repeated="2"/>
          <table:table-cell table:number-columns-repeated="2"/>
          <table:table-cell table:number-columns-repeated="3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2"/>
          <table:table-cell table:number-columns-repeated="3"/>
          <table:table-cell table:number-columns-repeated="2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boost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table:style-name="ce2"/>
          <table:table-cell table:number-columns-repeated="3"/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b45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1</text:p>
          </table:table-cell>
          <table:table-cell/>
          <table:table-cell office:value-type="string" calcext:value-type="string">
            <text:p>boos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hybridboost</text:p>
          </table:table-cell>
          <table:table-cell office:value-type="string" calcext:value-type="string">
            <text:p>hybridfull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secboost</text:p>
          </table:table-cell>
          <table:table-cell office:value-type="string" calcext:value-type="string">
            <text:p>secb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matrix-columns-spanned="7" table:number-matrix-rows-spanned="1" table:formula="of:=TRANSPOSE([.B36:.B42])" office:value-type="string" office:string-value="2 – 7" calcext:value-type="string">
            <text:p>2 – 7</text:p>
          </table:table-cell>
          <table:table-cell office:value-type="string" office:string-value="2 – 8" calcext:value-type="string">
            <text:p>2 – 8</text:p>
          </table:table-cell>
          <table:table-cell office:value-type="string" office:string-value="1, 4, 5" calcext:value-type="string">
            <text:p>1, 4, 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string" office:string-value="-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2 – 7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27.15%</text:p>
          </table:table-cell>
          <table:table-cell table:style-name="ce2" office:value-type="string" calcext:value-type="string">
            <text:p>-58.39%</text:p>
          </table:table-cell>
          <table:table-cell table:style-name="ce2" office:value-type="string" calcext:value-type="string">
            <text:p>-18.75%</text:p>
          </table:table-cell>
          <table:table-cell table:style-name="ce2" office:value-type="string" calcext:value-type="string">
            <text:p>22.35%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2 – 8</text:p>
          </table:table-cell>
          <table:table-cell table:style-name="ce2" office:value-type="string" calcext:value-type="string">
            <text:p>-27.15%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-94.81%</text:p>
          </table:table-cell>
          <table:table-cell table:style-name="ce2" office:value-type="string" calcext:value-type="string">
            <text:p>-22.02%</text:p>
          </table:table-cell>
          <table:table-cell table:style-name="ce2" office:value-type="string" calcext:value-type="string">
            <text:p>-26.33%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1, 4, 5</text:p>
          </table:table-cell>
          <table:table-cell table:style-name="ce2" office:value-type="string" calcext:value-type="string">
            <text:p>58.39%</text:p>
          </table:table-cell>
          <table:table-cell table:style-name="ce2" office:value-type="string" calcext:value-type="string">
            <text:p>94.81%</text:p>
          </table:table-cell>
          <table:table-cell table:number-columns-repeated="3" office:value-type="string" calcext:value-type="string">
            <text:p>NA</text:p>
          </table:table-cell>
          <table:table-cell table:style-name="ce2" office:value-type="string" calcext:value-type="string">
            <text:p>-13.03%</text:p>
          </table:table-cell>
          <table:table-cell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bridfull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18.75%</text:p>
          </table:table-cell>
          <table:table-cell table:style-name="ce2" office:value-type="string" calcext:value-type="string">
            <text:p>22.02%</text:p>
          </table:table-cell>
          <table:table-cell table:number-columns-repeated="5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-22.35%</text:p>
          </table:table-cell>
          <table:table-cell table:style-name="ce2" office:value-type="string" calcext:value-type="string">
            <text:p>26.33%</text:p>
          </table:table-cell>
          <table:table-cell table:number-columns-repeated="5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boost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string" calcext:value-type="string">
            <text:p>NA</text:p>
          </table:table-cell>
          <table:table-cell table:style-name="ce2" office:value-type="string" calcext:value-type="string">
            <text:p>13.03%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b45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check boost inf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y 306…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hrs</text:p>
          </table:table-cell>
          <table:table-cell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st </text:p>
          </table:table-cell>
          <table:table-cell office:value-type="float" office:value="0.0736276978645811" calcext:value-type="float">
            <text:p>0.073627697864581</text:p>
          </table:table-cell>
          <table:table-cell office:value-type="float" office:value="0.0246608961894081" calcext:value-type="float">
            <text:p>0.024660896189408</text:p>
          </table:table-cell>
          <table:table-cell/>
          <table:table-cell office:value-type="float" office:value="0.509143633049005" calcext:value-type="float">
            <text:p>0.509143633049005</text:p>
          </table:table-cell>
          <table:table-cell/>
          <table:table-cell table:formula="of:=[.E47]" office:value-type="float" office:value="0.509143633049005" calcext:value-type="float">
            <text:p>0.509143633049005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" table:number-matrix-rows-spanned="2" table:formula="of:=MMULT(MMULT([.G47:.H48];[.B47:.C48]);[.G47:.H48])" office:value-type="float" office:value="0.019086304836835" calcext:value-type="float">
            <text:p>0.019086304836835</text:p>
          </table:table-cell>
          <table:table-cell office:value-type="float" office:value="0.00919882225119475" calcext:value-type="float">
            <text:p>0.009198822251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0.0246608961894081" calcext:value-type="float">
            <text:p>0.024660896189408</text:p>
          </table:table-cell>
          <table:table-cell office:value-type="float" office:value="1.03304478764882" calcext:value-type="float">
            <text:p>1.03304478764882</text:p>
          </table:table-cell>
          <table:table-cell/>
          <table:table-cell office:value-type="float" office:value="0.732627227529437" calcext:value-type="float">
            <text:p>0.73262722752943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48]" office:value-type="float" office:value="0.732627227529437" calcext:value-type="float">
            <text:p>0.732627227529437</text:p>
          </table:table-cell>
          <table:table-cell/>
          <table:table-cell office:value-type="float" office:value="0.00919882225119475" calcext:value-type="float">
            <text:p>0.009198822251195</text:p>
          </table:table-cell>
          <table:table-cell office:value-type="float" office:value="0.554479201558063" calcext:value-type="float">
            <text:p>0.554479201558063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ar h-k</text:p>
          </table:table-cell>
          <table:table-cell table:formula="of:=[.J47]-2*[.J48]+[.K48]" office:value-type="float" office:value="0.555167861892509" calcext:value-type="float">
            <text:p>0.5551678618925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 h-k</text:p>
          </table:table-cell>
          <table:table-cell table:formula="of:=SQRT([.B50])" office:value-type="float" office:value="0.745095874295724" calcext:value-type="float">
            <text:p>0.74509587429572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z score</text:p>
          </table:table-cell>
          <table:table-cell table:formula="of:=([.E48]-[.E47])/[.B51]" office:value-type="float" office:value="0.29993937987064" calcext:value-type="float">
            <text:p>0.29993937987064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chceck boost hybridboos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R</text:p>
          </table:table-cell>
          <table:table-cell/>
          <table:table-cell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0.896521454509896" calcext:value-type="float">
            <text:p>0.896521454509896</text:p>
          </table:table-cell>
          <table:table-cell/>
          <table:table-cell office:value-type="float" office:value="0.114475993147658" calcext:value-type="float">
            <text:p>0.114475993147658</text:p>
          </table:table-cell>
          <table:table-cell office:value-type="float" office:value="0.03087109107362" calcext:value-type="float">
            <text:p>0.03087109107362</text:p>
          </table:table-cell>
          <table:table-cell office:value-type="float" office:value="0.038635405536033" calcext:value-type="float">
            <text:p>0.038635405536033</text:p>
          </table:table-cell>
          <table:table-cell office:value-type="float" office:value="0.026401599100043" calcext:value-type="float">
            <text:p>0.026401599100043</text:p>
          </table:table-cell>
          <table:table-cell table:number-columns-repeated="2"/>
          <table:table-cell table:formula="of:=[.B58]" office:value-type="float" office:value="0.896521454509896" calcext:value-type="float">
            <text:p>0.896521454509896</text:p>
          </table:table-cell>
          <table:table-cell office:value-type="float" office:value="0" calcext:value-type="float">
            <text:p>0</text:p>
          </table:table-cell>
          <table:table-cell table:formula="of:=-[.B60]" office:value-type="float" office:value="-0.34160102957124" calcext:value-type="float">
            <text:p>-0.34160102957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0.819881748855335" calcext:value-type="float">
            <text:p>0.819881748855335</text:p>
          </table:table-cell>
          <table:table-cell/>
          <table:table-cell office:value-type="float" office:value="0.03087109107362" calcext:value-type="float">
            <text:p>0.03087109107362</text:p>
          </table:table-cell>
          <table:table-cell office:value-type="float" office:value="0.051255690253" calcext:value-type="float">
            <text:p>0.051255690253</text:p>
          </table:table-cell>
          <table:table-cell office:value-type="float" office:value="0.030355447480013" calcext:value-type="float">
            <text:p>0.030355447480013</text:p>
          </table:table-cell>
          <table:table-cell office:value-type="float" office:value="0.026966405488352" calcext:value-type="float">
            <text:p>0.0269664054883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B59]" office:value-type="float" office:value="0.819881748855335" calcext:value-type="float">
            <text:p>0.819881748855335</text:p>
          </table:table-cell>
          <table:table-cell office:value-type="float" office:value="0" calcext:value-type="float">
            <text:p>0</text:p>
          </table:table-cell>
          <table:table-cell table:formula="of:=-[.B61]" office:value-type="float" office:value="-0.229284841581337" calcext:value-type="float">
            <text:p>-0.229284841581337</text:p>
          </table:table-cell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0.34160102957124" calcext:value-type="float">
            <text:p>0.34160102957124</text:p>
          </table:table-cell>
          <table:table-cell/>
          <table:table-cell office:value-type="float" office:value="0.038635405536033" calcext:value-type="float">
            <text:p>0.038635405536033</text:p>
          </table:table-cell>
          <table:table-cell office:value-type="float" office:value="0.030355447480013" calcext:value-type="float">
            <text:p>0.030355447480013</text:p>
          </table:table-cell>
          <table:table-cell office:value-type="float" office:value="1.03609562220708" calcext:value-type="float">
            <text:p>1.03609562220708</text:p>
          </table:table-cell>
          <table:table-cell office:value-type="float" office:value="0.027004726654761" calcext:value-type="float">
            <text:p>0.0270047266547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0.229284841581337" calcext:value-type="float">
            <text:p>0.229284841581337</text:p>
          </table:table-cell>
          <table:table-cell/>
          <table:table-cell office:value-type="float" office:value="0.026401599100043" calcext:value-type="float">
            <text:p>0.026401599100043</text:p>
          </table:table-cell>
          <table:table-cell office:value-type="float" office:value="0.026966405488352" calcext:value-type="float">
            <text:p>0.026966405488352</text:p>
          </table:table-cell>
          <table:table-cell office:value-type="float" office:value="0.027004726654761" calcext:value-type="float">
            <text:p>0.027004726654761</text:p>
          </table:table-cell>
          <table:table-cell office:value-type="float" office:value="0.526695591120587" calcext:value-type="float">
            <text:p>0.526695591120587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table:number-matrix-columns-spanned="2" table:number-matrix-rows-spanned="2" table:formula="of:=MMULT(MMULT([.J58:.M59];[.D58:.G61]);TRANSPOSE([.J58:.M59]))" office:value-type="float" office:value="0.189249078089656" calcext:value-type="float">
            <text:p>0.189249078089656</text:p>
          </table:table-cell>
          <table:table-cell office:value-type="float" office:value="0.0108778470076244" calcext:value-type="float">
            <text:p>0.010877847007625</text:p>
          </table:table-cell>
          <table:table-cell/>
          <table:table-cell office:value-type="string" calcext:value-type="string">
            <text:p>H-k</text:p>
          </table:table-cell>
          <table:table-cell table:formula="of:=[.B58]-[.B60]" office:value-type="float" office:value="0.554920424938656" calcext:value-type="float">
            <text:p>0.5549204249386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108778470076244" calcext:value-type="float">
            <text:p>0.010877847007625</text:p>
          </table:table-cell>
          <table:table-cell office:value-type="float" office:value="0.052004946272325" calcext:value-type="float">
            <text:p>0.052004946272325</text:p>
          </table:table-cell>
          <table:table-cell table:number-columns-repeated="2"/>
          <table:table-cell table:formula="of:=[.B59]-[.B61]" office:value-type="float" office:value="0.590596907273998" calcext:value-type="float">
            <text:p>0.590596907273998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U^-1</text:p>
          </table:table-cell>
          <table:table-cell/>
          <table:table-cell table:number-matrix-columns-spanned="2" table:number-matrix-rows-spanned="2" table:formula="of:=MINVERSE([.D63:.E64])" office:value-type="float" office:value="5.34834393537778" calcext:value-type="float">
            <text:p>5.34834393537778</text:p>
          </table:table-cell>
          <table:table-cell office:value-type="float" office:value="-1.11871026206897" calcext:value-type="float">
            <text:p>-1.1187102620689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-1.11871026206897" calcext:value-type="float">
            <text:p>-1.11871026206897</text:p>
          </table:table-cell>
          <table:table-cell office:value-type="float" office:value="19.4629401937347" calcext:value-type="float">
            <text:p>19.4629401937347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1 U^-1 1</text:p>
          </table:table-cell>
          <table:table-cell/>
          <table:table-cell table:formula="of:=SUM([.D66:.E67])" office:value-type="float" office:value="22.5738636049745" calcext:value-type="float">
            <text:p>22.5738636049745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U^-1 (h-k)</text:p>
          </table:table-cell>
          <table:table-cell/>
          <table:table-cell table:number-matrix-columns-spanned="1" table:number-matrix-rows-spanned="2" table:formula="of:=MMULT([.D66:.E67];[.H63:.H64])" office:value-type="float" office:value="2.3071984684243" calcext:value-type="float">
            <text:p>2.307198468424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0.8739571108679" calcext:value-type="float">
            <text:p>10.8739571108679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1*dtto</text:p>
          </table:table-cell>
          <table:table-cell/>
          <table:table-cell table:formula="of:=[.D72]+[.D71]" office:value-type="float" office:value="13.1811555792922" calcext:value-type="float">
            <text:p>13.1811555792922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[.D74]/[.D69]" office:value-type="float" office:value="0.583912254009879" calcext:value-type="float">
            <text:p>0.583912254009879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var r</text:p>
          </table:table-cell>
          <table:table-cell table:formula="of:=1/[.D69]" office:value-type="float" office:value="0.0442990184356228" calcext:value-type="float">
            <text:p>0.04429901843562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zscore</text:p>
          </table:table-cell>
          <table:table-cell table:formula="of:=[.C76]/SQRT([.C78])" office:value-type="float" office:value="2.77428157632916" calcext:value-type="float">
            <text:p>2.77428157632916</text:p>
          </table:table-cell>
          <table:table-cell table:number-columns-repeated="10"/>
        </table:table-row>
      </table:table>
      <table:table table:name="v_mat_2" table:style-name="ta1">
        <office:forms form:automatic-focus="false" form:apply-design-mode="false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8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Immunityboost_184-244</text:p>
          </table:table-cell>
          <table:table-cell office:value-type="string" calcext:value-type="string">
            <text:p>Immunityboost_245-305</text:p>
          </table:table-cell>
          <table:table-cell office:value-type="string" calcext:value-type="string">
            <text:p>Immunityhybridboost_184-244</text:p>
          </table:table-cell>
          <table:table-cell office:value-type="string" calcext:value-type="string">
            <text:p>Immunityhybridboost_245-30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0.114475993147658" calcext:value-type="float">
            <text:p>0.114475993147658</text:p>
          </table:table-cell>
          <table:table-cell office:value-type="float" office:value="0.0308710910736202" calcext:value-type="float">
            <text:p>0.03087109107362</text:p>
          </table:table-cell>
          <table:table-cell office:value-type="float" office:value="0.0386354055360328" calcext:value-type="float">
            <text:p>0.038635405536033</text:p>
          </table:table-cell>
          <table:table-cell office:value-type="float" office:value="0.0264015991000434" calcext:value-type="float">
            <text:p>0.02640159910004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0.0308710910736202" calcext:value-type="float">
            <text:p>0.03087109107362</text:p>
          </table:table-cell>
          <table:table-cell office:value-type="float" office:value="0.0512556902529995" calcext:value-type="float">
            <text:p>0.051255690253</text:p>
          </table:table-cell>
          <table:table-cell office:value-type="float" office:value="0.0303554474800132" calcext:value-type="float">
            <text:p>0.030355447480013</text:p>
          </table:table-cell>
          <table:table-cell office:value-type="float" office:value="0.0269664054883522" calcext:value-type="float">
            <text:p>0.02696640548835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0.0386354055360328" calcext:value-type="float">
            <text:p>0.038635405536033</text:p>
          </table:table-cell>
          <table:table-cell office:value-type="float" office:value="0.0303554474800132" calcext:value-type="float">
            <text:p>0.030355447480013</text:p>
          </table:table-cell>
          <table:table-cell office:value-type="float" office:value="1.03609562220708" calcext:value-type="float">
            <text:p>1.03609562220708</text:p>
          </table:table-cell>
          <table:table-cell office:value-type="float" office:value="0.0270047266547613" calcext:value-type="float">
            <text:p>0.02700472665476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0.0264015991000434" calcext:value-type="float">
            <text:p>0.026401599100043</text:p>
          </table:table-cell>
          <table:table-cell office:value-type="float" office:value="0.0269664054883522" calcext:value-type="float">
            <text:p>0.026966405488352</text:p>
          </table:table-cell>
          <table:table-cell office:value-type="float" office:value="0.0270047266547613" calcext:value-type="float">
            <text:p>0.027004726654761</text:p>
          </table:table-cell>
          <table:table-cell office:value-type="float" office:value="0.526695591120587" calcext:value-type="float">
            <text:p>0.526695591120587</text:p>
          </table:table-cell>
          <table:table-cell table:number-columns-repeated="15"/>
        </table:table-row>
      </table:table>
      <table:table table:name="v_mat_orig" table:style-name="ta1">
        <table:table-column table:style-name="co6" table:default-cell-style-name="Default"/>
        <table:table-column table:style-name="co7" table:number-columns-repeated="6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8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Immunity_other</text:p>
          </table:table-cell>
          <table:table-cell office:value-type="string" calcext:value-type="string">
            <text:p>Immunityboost_123-183</text:p>
          </table:table-cell>
          <table:table-cell office:value-type="string" calcext:value-type="string">
            <text:p>Immunityboost_184-244</text:p>
          </table:table-cell>
          <table:table-cell office:value-type="string" calcext:value-type="string">
            <text:p>Immunityboost_245-305</text:p>
          </table:table-cell>
          <table:table-cell office:value-type="string" calcext:value-type="string">
            <text:p>Immunityboost_306-366</text:p>
          </table:table-cell>
          <table:table-cell office:value-type="string" calcext:value-type="string">
            <text:p>Immunityboost_367-427</text:p>
          </table:table-cell>
          <table:table-cell office:value-type="string" calcext:value-type="string">
            <text:p>Immunityboost_428-488</text:p>
          </table:table-cell>
          <table:table-cell office:value-type="string" calcext:value-type="string">
            <text:p>Immunityfull_123-183</text:p>
          </table:table-cell>
          <table:table-cell office:value-type="string" calcext:value-type="string">
            <text:p>Immunityfull_184-244</text:p>
          </table:table-cell>
          <table:table-cell office:value-type="string" calcext:value-type="string">
            <text:p>Immunityfull_245-305</text:p>
          </table:table-cell>
          <table:table-cell office:value-type="string" calcext:value-type="string">
            <text:p>Immunityfull_306-366</text:p>
          </table:table-cell>
          <table:table-cell office:value-type="string" calcext:value-type="string">
            <text:p>Immunityfull_367-427</text:p>
          </table:table-cell>
          <table:table-cell office:value-type="string" calcext:value-type="string">
            <text:p>Immunityfull_428-488</text:p>
          </table:table-cell>
          <table:table-cell office:value-type="string" calcext:value-type="string">
            <text:p>Immunityfull_489-549</text:p>
          </table:table-cell>
          <table:table-cell office:value-type="string" calcext:value-type="string">
            <text:p>Immunityhybridboost_001-061</text:p>
          </table:table-cell>
          <table:table-cell office:value-type="string" calcext:value-type="string">
            <text:p>Immunityhybridboost_184-244</text:p>
          </table:table-cell>
          <table:table-cell office:value-type="string" calcext:value-type="string">
            <text:p>Immunityhybridboost_245-305</text:p>
          </table:table-cell>
          <table:table-cell office:value-type="string" calcext:value-type="string">
            <text:p>Immunityhybridfull_367-427</text:p>
          </table:table-cell>
          <table:table-cell office:value-type="string" calcext:value-type="string">
            <text:p>Immunityinf_306-366</text:p>
          </table:table-cell>
          <table:table-cell office:value-type="string" calcext:value-type="string">
            <text:p>Immunitysecboost_001-061</text:p>
          </table:table-cell>
          <table:table-cell office:value-type="string" calcext:value-type="string">
            <text:p>Immunitysecboost_062-122</text:p>
          </table:table-cell>
          <table:table-cell office:value-type="string" calcext:value-type="string">
            <text:p>AgeGr30-34</text:p>
          </table:table-cell>
          <table:table-cell office:value-type="string" calcext:value-type="string">
            <text:p>AgeGr35-39</text:p>
          </table:table-cell>
          <table:table-cell office:value-type="string" calcext:value-type="string">
            <text:p>AgeGr45-49</text:p>
          </table:table-cell>
          <table:table-cell office:value-type="string" calcext:value-type="string">
            <text:p>AgeGr50-54</text:p>
          </table:table-cell>
          <table:table-cell office:value-type="string" calcext:value-type="string">
            <text:p>AgeGr55-59</text:p>
          </table:table-cell>
          <table:table-cell office:value-type="string" calcext:value-type="string">
            <text:p>AgeGr60-64</text:p>
          </table:table-cell>
          <table:table-cell office:value-type="string" calcext:value-type="string">
            <text:p>AgeGr65-69</text:p>
          </table:table-cell>
          <table:table-cell office:value-type="string" calcext:value-type="string">
            <text:p>AgeGr70-74</text:p>
          </table:table-cell>
          <table:table-cell office:value-type="string" calcext:value-type="string">
            <text:p>AgeGr75-79</text:p>
          </table:table-cell>
          <table:table-cell office:value-type="string" calcext:value-type="string">
            <text:p>AgeGr80+</text:p>
          </table:table-cell>
          <table:table-cell office:value-type="string" calcext:value-type="string">
            <text:p>SexM</text:p>
          </table:table-cell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0.226116739346243" calcext:value-type="float">
            <text:p>0.226116739346243</text:p>
          </table:table-cell>
          <table:table-cell office:value-type="float" office:value="0.0222059679135567" calcext:value-type="float">
            <text:p>0.022205967913557</text:p>
          </table:table-cell>
          <table:table-cell office:value-type="float" office:value="0.0209548634788938" calcext:value-type="float">
            <text:p>0.020954863478894</text:p>
          </table:table-cell>
          <table:table-cell office:value-type="float" office:value="0.0222332496993861" calcext:value-type="float">
            <text:p>0.022233249699386</text:p>
          </table:table-cell>
          <table:table-cell office:value-type="float" office:value="0.0253234539154072" calcext:value-type="float">
            <text:p>0.025323453915407</text:p>
          </table:table-cell>
          <table:table-cell office:value-type="float" office:value="0.0302678631976078" calcext:value-type="float">
            <text:p>0.030267863197608</text:p>
          </table:table-cell>
          <table:table-cell office:value-type="float" office:value="0.0329768469667855" calcext:value-type="float">
            <text:p>0.032976846966786</text:p>
          </table:table-cell>
          <table:table-cell office:value-type="float" office:value="0.0214241293510355" calcext:value-type="float">
            <text:p>0.021424129351036</text:p>
          </table:table-cell>
          <table:table-cell office:value-type="float" office:value="0.0214863332276754" calcext:value-type="float">
            <text:p>0.021486333227675</text:p>
          </table:table-cell>
          <table:table-cell office:value-type="float" office:value="0.023369272999843" calcext:value-type="float">
            <text:p>0.023369272999843</text:p>
          </table:table-cell>
          <table:table-cell office:value-type="float" office:value="0.0252814729951927" calcext:value-type="float">
            <text:p>0.025281472995193</text:p>
          </table:table-cell>
          <table:table-cell office:value-type="float" office:value="0.0232225825091992" calcext:value-type="float">
            <text:p>0.023222582509199</text:p>
          </table:table-cell>
          <table:table-cell office:value-type="float" office:value="0.0240825513683541" calcext:value-type="float">
            <text:p>0.024082551368354</text:p>
          </table:table-cell>
          <table:table-cell office:value-type="float" office:value="0.0264331142939546" calcext:value-type="float">
            <text:p>0.026433114293955</text:p>
          </table:table-cell>
          <table:table-cell office:value-type="float" office:value="0.0258314719093426" calcext:value-type="float">
            <text:p>0.025831471909343</text:p>
          </table:table-cell>
          <table:table-cell office:value-type="float" office:value="0.0217281541549899" calcext:value-type="float">
            <text:p>0.02172815415499</text:p>
          </table:table-cell>
          <table:table-cell office:value-type="float" office:value="0.0238673629094807" calcext:value-type="float">
            <text:p>0.023867362909481</text:p>
          </table:table-cell>
          <table:table-cell office:value-type="float" office:value="0.024634256457986" calcext:value-type="float">
            <text:p>0.024634256457986</text:p>
          </table:table-cell>
          <table:table-cell office:value-type="float" office:value="0.0266788232366305" calcext:value-type="float">
            <text:p>0.026678823236631</text:p>
          </table:table-cell>
          <table:table-cell office:value-type="float" office:value="0.0252885129979143" calcext:value-type="float">
            <text:p>0.025288512997914</text:p>
          </table:table-cell>
          <table:table-cell office:value-type="float" office:value="0.028467282567425" calcext:value-type="float">
            <text:p>0.028467282567425</text:p>
          </table:table-cell>
          <table:table-cell office:value-type="float" office:value="-0.00888511465809887" calcext:value-type="float">
            <text:p>-0.008885114658099</text:p>
          </table:table-cell>
          <table:table-cell office:value-type="float" office:value="-0.00910521493411537" calcext:value-type="float">
            <text:p>-0.009105214934115</text:p>
          </table:table-cell>
          <table:table-cell office:value-type="float" office:value="-0.00789309033402059" calcext:value-type="float">
            <text:p>-0.007893090334021</text:p>
          </table:table-cell>
          <table:table-cell office:value-type="float" office:value="-0.00725282470262944" calcext:value-type="float">
            <text:p>-0.007252824702629</text:p>
          </table:table-cell>
          <table:table-cell office:value-type="float" office:value="-0.0067899510830536" calcext:value-type="float">
            <text:p>-0.006789951083054</text:p>
          </table:table-cell>
          <table:table-cell office:value-type="float" office:value="-0.00536663695614771" calcext:value-type="float">
            <text:p>-0.005366636956148</text:p>
          </table:table-cell>
          <table:table-cell office:value-type="float" office:value="-0.00310784983228227" calcext:value-type="float">
            <text:p>-0.003107849832282</text:p>
          </table:table-cell>
          <table:table-cell office:value-type="float" office:value="-0.00364652138732519" calcext:value-type="float">
            <text:p>-0.003646521387325</text:p>
          </table:table-cell>
          <table:table-cell office:value-type="float" office:value="-0.00443744597333165" calcext:value-type="float">
            <text:p>-0.004437445973332</text:p>
          </table:table-cell>
          <table:table-cell office:value-type="float" office:value="-0.00400779896113566" calcext:value-type="float">
            <text:p>-0.004007798961136</text:p>
          </table:table-cell>
          <table:table-cell office:value-type="float" office:value="0.000825728235138681" calcext:value-type="float">
            <text:p>0.000825728235139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0.0222059679135567" calcext:value-type="float">
            <text:p>0.022205967913557</text:p>
          </table:table-cell>
          <table:table-cell office:value-type="float" office:value="0.537699176211548" calcext:value-type="float">
            <text:p>0.537699176211548</text:p>
          </table:table-cell>
          <table:table-cell office:value-type="float" office:value="0.0396034669544036" calcext:value-type="float">
            <text:p>0.039603466954404</text:p>
          </table:table-cell>
          <table:table-cell office:value-type="float" office:value="0.0290085338260234" calcext:value-type="float">
            <text:p>0.029008533826023</text:p>
          </table:table-cell>
          <table:table-cell office:value-type="float" office:value="0.0210028212897482" calcext:value-type="float">
            <text:p>0.021002821289748</text:p>
          </table:table-cell>
          <table:table-cell office:value-type="float" office:value="0.0171562316343612" calcext:value-type="float">
            <text:p>0.017156231634361</text:p>
          </table:table-cell>
          <table:table-cell office:value-type="float" office:value="0.0163060656658993" calcext:value-type="float">
            <text:p>0.016306065665899</text:p>
          </table:table-cell>
          <table:table-cell office:value-type="float" office:value="0.037218765420919" calcext:value-type="float">
            <text:p>0.037218765420919</text:p>
          </table:table-cell>
          <table:table-cell office:value-type="float" office:value="0.0354574544084383" calcext:value-type="float">
            <text:p>0.035457454408438</text:p>
          </table:table-cell>
          <table:table-cell office:value-type="float" office:value="0.0270933200016026" calcext:value-type="float">
            <text:p>0.027093320001603</text:p>
          </table:table-cell>
          <table:table-cell office:value-type="float" office:value="0.0274928969062088" calcext:value-type="float">
            <text:p>0.027492896906209</text:p>
          </table:table-cell>
          <table:table-cell office:value-type="float" office:value="0.0318975736790143" calcext:value-type="float">
            <text:p>0.031897573679014</text:p>
          </table:table-cell>
          <table:table-cell office:value-type="float" office:value="0.0258593048585548" calcext:value-type="float">
            <text:p>0.025859304858555</text:p>
          </table:table-cell>
          <table:table-cell office:value-type="float" office:value="0.0220050622410802" calcext:value-type="float">
            <text:p>0.02200506224108</text:p>
          </table:table-cell>
          <table:table-cell office:value-type="float" office:value="0.0211286882016886" calcext:value-type="float">
            <text:p>0.021128688201689</text:p>
          </table:table-cell>
          <table:table-cell office:value-type="float" office:value="0.0360236225195599" calcext:value-type="float">
            <text:p>0.03602362251956</text:p>
          </table:table-cell>
          <table:table-cell office:value-type="float" office:value="0.0261212425674069" calcext:value-type="float">
            <text:p>0.026121242567407</text:p>
          </table:table-cell>
          <table:table-cell office:value-type="float" office:value="0.0284473356180269" calcext:value-type="float">
            <text:p>0.028447335618027</text:p>
          </table:table-cell>
          <table:table-cell office:value-type="float" office:value="0.0210946273428515" calcext:value-type="float">
            <text:p>0.021094627342852</text:p>
          </table:table-cell>
          <table:table-cell office:value-type="float" office:value="0.0215846907099533" calcext:value-type="float">
            <text:p>0.021584690709953</text:p>
          </table:table-cell>
          <table:table-cell office:value-type="float" office:value="0.0180037215368165" calcext:value-type="float">
            <text:p>0.018003721536817</text:p>
          </table:table-cell>
          <table:table-cell office:value-type="float" office:value="-0.0285599257972811" calcext:value-type="float">
            <text:p>-0.028559925797281</text:p>
          </table:table-cell>
          <table:table-cell office:value-type="float" office:value="-0.0295805402678357" calcext:value-type="float">
            <text:p>-0.029580540267836</text:p>
          </table:table-cell>
          <table:table-cell office:value-type="float" office:value="-0.0292273976017523" calcext:value-type="float">
            <text:p>-0.029227397601752</text:p>
          </table:table-cell>
          <table:table-cell office:value-type="float" office:value="-0.0272737456639625" calcext:value-type="float">
            <text:p>-0.027273745663963</text:p>
          </table:table-cell>
          <table:table-cell office:value-type="float" office:value="-0.0247319424266554" calcext:value-type="float">
            <text:p>-0.024731942426655</text:p>
          </table:table-cell>
          <table:table-cell office:value-type="float" office:value="-0.0227978290079402" calcext:value-type="float">
            <text:p>-0.02279782900794</text:p>
          </table:table-cell>
          <table:table-cell office:value-type="float" office:value="-0.0217243939696493" calcext:value-type="float">
            <text:p>-0.021724393969649</text:p>
          </table:table-cell>
          <table:table-cell office:value-type="float" office:value="-0.0202076018006106" calcext:value-type="float">
            <text:p>-0.020207601800611</text:p>
          </table:table-cell>
          <table:table-cell office:value-type="float" office:value="-0.0193108310092062" calcext:value-type="float">
            <text:p>-0.019310831009206</text:p>
          </table:table-cell>
          <table:table-cell office:value-type="float" office:value="-0.0149915809073838" calcext:value-type="float">
            <text:p>-0.014991580907384</text:p>
          </table:table-cell>
          <table:table-cell office:value-type="float" office:value="0.000229979233297778" calcext:value-type="float">
            <text:p>0.000229979233298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0.0209548634788938" calcext:value-type="float">
            <text:p>0.020954863478894</text:p>
          </table:table-cell>
          <table:table-cell office:value-type="float" office:value="0.0396034669544036" calcext:value-type="float">
            <text:p>0.039603466954404</text:p>
          </table:table-cell>
          <table:table-cell office:value-type="float" office:value="0.114475993147658" calcext:value-type="float">
            <text:p>0.114475993147658</text:p>
          </table:table-cell>
          <table:table-cell office:value-type="float" office:value="0.0308710910736202" calcext:value-type="float">
            <text:p>0.03087109107362</text:p>
          </table:table-cell>
          <table:table-cell office:value-type="float" office:value="0.0198565374332525" calcext:value-type="float">
            <text:p>0.019856537433253</text:p>
          </table:table-cell>
          <table:table-cell office:value-type="float" office:value="0.0142189518750823" calcext:value-type="float">
            <text:p>0.014218951875082</text:p>
          </table:table-cell>
          <table:table-cell office:value-type="float" office:value="0.0126568572951482" calcext:value-type="float">
            <text:p>0.012656857295148</text:p>
          </table:table-cell>
          <table:table-cell office:value-type="float" office:value="0.0397348076562579" calcext:value-type="float">
            <text:p>0.039734807656258</text:p>
          </table:table-cell>
          <table:table-cell office:value-type="float" office:value="0.0381195073480809" calcext:value-type="float">
            <text:p>0.038119507348081</text:p>
          </table:table-cell>
          <table:table-cell office:value-type="float" office:value="0.0274250255270983" calcext:value-type="float">
            <text:p>0.027425025527098</text:p>
          </table:table-cell>
          <table:table-cell office:value-type="float" office:value="0.0268246847024112" calcext:value-type="float">
            <text:p>0.026824684702411</text:p>
          </table:table-cell>
          <table:table-cell office:value-type="float" office:value="0.0330943636528242" calcext:value-type="float">
            <text:p>0.033094363652824</text:p>
          </table:table-cell>
          <table:table-cell office:value-type="float" office:value="0.0257435550716073" calcext:value-type="float">
            <text:p>0.025743555071607</text:p>
          </table:table-cell>
          <table:table-cell office:value-type="float" office:value="0.0207595144717012" calcext:value-type="float">
            <text:p>0.020759514471701</text:p>
          </table:table-cell>
          <table:table-cell office:value-type="float" office:value="0.0200551846462421" calcext:value-type="float">
            <text:p>0.020055184646242</text:p>
          </table:table-cell>
          <table:table-cell office:value-type="float" office:value="0.0386354055360328" calcext:value-type="float">
            <text:p>0.038635405536033</text:p>
          </table:table-cell>
          <table:table-cell office:value-type="float" office:value="0.0264015991000434" calcext:value-type="float">
            <text:p>0.026401599100043</text:p>
          </table:table-cell>
          <table:table-cell office:value-type="float" office:value="0.0281304204567559" calcext:value-type="float">
            <text:p>0.028130420456756</text:p>
          </table:table-cell>
          <table:table-cell office:value-type="float" office:value="0.0185865508024401" calcext:value-type="float">
            <text:p>0.01858655080244</text:p>
          </table:table-cell>
          <table:table-cell office:value-type="float" office:value="0.0208946883930155" calcext:value-type="float">
            <text:p>0.020894688393016</text:p>
          </table:table-cell>
          <table:table-cell office:value-type="float" office:value="0.0155644958899921" calcext:value-type="float">
            <text:p>0.015564495889992</text:p>
          </table:table-cell>
          <table:table-cell office:value-type="float" office:value="-0.0200059268108493" calcext:value-type="float">
            <text:p>-0.020005926810849</text:p>
          </table:table-cell>
          <table:table-cell office:value-type="float" office:value="-0.0215222629681287" calcext:value-type="float">
            <text:p>-0.021522262968129</text:p>
          </table:table-cell>
          <table:table-cell office:value-type="float" office:value="-0.023861816753033" calcext:value-type="float">
            <text:p>-0.023861816753033</text:p>
          </table:table-cell>
          <table:table-cell office:value-type="float" office:value="-0.0237572309725784" calcext:value-type="float">
            <text:p>-0.023757230972578</text:p>
          </table:table-cell>
          <table:table-cell office:value-type="float" office:value="-0.0233881998592094" calcext:value-type="float">
            <text:p>-0.023388199859209</text:p>
          </table:table-cell>
          <table:table-cell office:value-type="float" office:value="-0.0224792462455269" calcext:value-type="float">
            <text:p>-0.022479246245527</text:p>
          </table:table-cell>
          <table:table-cell office:value-type="float" office:value="-0.0228585125237835" calcext:value-type="float">
            <text:p>-0.022858512523784</text:p>
          </table:table-cell>
          <table:table-cell office:value-type="float" office:value="-0.0211575367185731" calcext:value-type="float">
            <text:p>-0.021157536718573</text:p>
          </table:table-cell>
          <table:table-cell office:value-type="float" office:value="-0.0196328356690914" calcext:value-type="float">
            <text:p>-0.019632835669091</text:p>
          </table:table-cell>
          <table:table-cell office:value-type="float" office:value="-0.0150338364231226" calcext:value-type="float">
            <text:p>-0.015033836423123</text:p>
          </table:table-cell>
          <table:table-cell office:value-type="float" office:value="-0.0000206106264685656" calcext:value-type="float">
            <text:p>-2.06106264685656E-05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0.0222332496993861" calcext:value-type="float">
            <text:p>0.022233249699386</text:p>
          </table:table-cell>
          <table:table-cell office:value-type="float" office:value="0.0290085338260234" calcext:value-type="float">
            <text:p>0.029008533826023</text:p>
          </table:table-cell>
          <table:table-cell office:value-type="float" office:value="0.0308710910736202" calcext:value-type="float">
            <text:p>0.03087109107362</text:p>
          </table:table-cell>
          <table:table-cell office:value-type="float" office:value="0.0512556902529995" calcext:value-type="float">
            <text:p>0.051255690253</text:p>
          </table:table-cell>
          <table:table-cell office:value-type="float" office:value="0.0236199800008099" calcext:value-type="float">
            <text:p>0.02361998000081</text:p>
          </table:table-cell>
          <table:table-cell office:value-type="float" office:value="0.0163742054655412" calcext:value-type="float">
            <text:p>0.016374205465541</text:p>
          </table:table-cell>
          <table:table-cell office:value-type="float" office:value="0.0149137841166963" calcext:value-type="float">
            <text:p>0.014913784116696</text:p>
          </table:table-cell>
          <table:table-cell office:value-type="float" office:value="0.0284513461273892" calcext:value-type="float">
            <text:p>0.028451346127389</text:p>
          </table:table-cell>
          <table:table-cell office:value-type="float" office:value="0.0297017003822415" calcext:value-type="float">
            <text:p>0.029701700382242</text:p>
          </table:table-cell>
          <table:table-cell office:value-type="float" office:value="0.0278576843506323" calcext:value-type="float">
            <text:p>0.027857684350632</text:p>
          </table:table-cell>
          <table:table-cell office:value-type="float" office:value="0.0244012349587866" calcext:value-type="float">
            <text:p>0.024401234958787</text:p>
          </table:table-cell>
          <table:table-cell office:value-type="float" office:value="0.0283964279923686" calcext:value-type="float">
            <text:p>0.028396427992369</text:p>
          </table:table-cell>
          <table:table-cell office:value-type="float" office:value="0.026716901410194" calcext:value-type="float">
            <text:p>0.026716901410194</text:p>
          </table:table-cell>
          <table:table-cell office:value-type="float" office:value="0.0223993780148096" calcext:value-type="float">
            <text:p>0.02239937801481</text:p>
          </table:table-cell>
          <table:table-cell office:value-type="float" office:value="0.022859992346492" calcext:value-type="float">
            <text:p>0.022859992346492</text:p>
          </table:table-cell>
          <table:table-cell office:value-type="float" office:value="0.0303554474800132" calcext:value-type="float">
            <text:p>0.030355447480013</text:p>
          </table:table-cell>
          <table:table-cell office:value-type="float" office:value="0.0269664054883522" calcext:value-type="float">
            <text:p>0.026966405488352</text:p>
          </table:table-cell>
          <table:table-cell office:value-type="float" office:value="0.0264987783886716" calcext:value-type="float">
            <text:p>0.026498778388672</text:p>
          </table:table-cell>
          <table:table-cell office:value-type="float" office:value="0.0202989860818996" calcext:value-type="float">
            <text:p>0.0202989860819</text:p>
          </table:table-cell>
          <table:table-cell office:value-type="float" office:value="0.0236375606092584" calcext:value-type="float">
            <text:p>0.023637560609258</text:p>
          </table:table-cell>
          <table:table-cell office:value-type="float" office:value="0.0185399636593607" calcext:value-type="float">
            <text:p>0.018539963659361</text:p>
          </table:table-cell>
          <table:table-cell office:value-type="float" office:value="-0.0155768984156512" calcext:value-type="float">
            <text:p>-0.015576898415651</text:p>
          </table:table-cell>
          <table:table-cell office:value-type="float" office:value="-0.0167422651338944" calcext:value-type="float">
            <text:p>-0.016742265133894</text:p>
          </table:table-cell>
          <table:table-cell office:value-type="float" office:value="-0.0187181071209313" calcext:value-type="float">
            <text:p>-0.018718107120931</text:p>
          </table:table-cell>
          <table:table-cell office:value-type="float" office:value="-0.0188741563594299" calcext:value-type="float">
            <text:p>-0.01887415635943</text:p>
          </table:table-cell>
          <table:table-cell office:value-type="float" office:value="-0.0190928403877694" calcext:value-type="float">
            <text:p>-0.019092840387769</text:p>
          </table:table-cell>
          <table:table-cell office:value-type="float" office:value="-0.0194654445777698" calcext:value-type="float">
            <text:p>-0.01946544457777</text:p>
          </table:table-cell>
          <table:table-cell office:value-type="float" office:value="-0.0203821536362559" calcext:value-type="float">
            <text:p>-0.020382153636256</text:p>
          </table:table-cell>
          <table:table-cell office:value-type="float" office:value="-0.0205506655097462" calcext:value-type="float">
            <text:p>-0.020550665509746</text:p>
          </table:table-cell>
          <table:table-cell office:value-type="float" office:value="-0.020473096108893" calcext:value-type="float">
            <text:p>-0.020473096108893</text:p>
          </table:table-cell>
          <table:table-cell office:value-type="float" office:value="-0.016957173212537" calcext:value-type="float">
            <text:p>-0.016957173212537</text:p>
          </table:table-cell>
          <table:table-cell office:value-type="float" office:value="-0.000314556051074557" calcext:value-type="float">
            <text:p>-0.000314556051075</text:p>
          </table:table-cell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0.0253234539154072" calcext:value-type="float">
            <text:p>0.025323453915407</text:p>
          </table:table-cell>
          <table:table-cell office:value-type="float" office:value="0.0210028212897482" calcext:value-type="float">
            <text:p>0.021002821289748</text:p>
          </table:table-cell>
          <table:table-cell office:value-type="float" office:value="0.0198565374332525" calcext:value-type="float">
            <text:p>0.019856537433253</text:p>
          </table:table-cell>
          <table:table-cell office:value-type="float" office:value="0.0236199800008099" calcext:value-type="float">
            <text:p>0.02361998000081</text:p>
          </table:table-cell>
          <table:table-cell office:value-type="float" office:value="0.0736276978645811" calcext:value-type="float">
            <text:p>0.073627697864581</text:p>
          </table:table-cell>
          <table:table-cell office:value-type="float" office:value="0.0263039993191875" calcext:value-type="float">
            <text:p>0.026303999319188</text:p>
          </table:table-cell>
          <table:table-cell office:value-type="float" office:value="0.0236784096730951" calcext:value-type="float">
            <text:p>0.023678409673095</text:p>
          </table:table-cell>
          <table:table-cell office:value-type="float" office:value="0.0190438412310061" calcext:value-type="float">
            <text:p>0.019043841231006</text:p>
          </table:table-cell>
          <table:table-cell office:value-type="float" office:value="0.0201994440692069" calcext:value-type="float">
            <text:p>0.020199444069207</text:p>
          </table:table-cell>
          <table:table-cell office:value-type="float" office:value="0.0245881211831741" calcext:value-type="float">
            <text:p>0.024588121183174</text:p>
          </table:table-cell>
          <table:table-cell office:value-type="float" office:value="0.0248206638253495" calcext:value-type="float">
            <text:p>0.02482066382535</text:p>
          </table:table-cell>
          <table:table-cell office:value-type="float" office:value="0.0223568872058462" calcext:value-type="float">
            <text:p>0.022356887205846</text:p>
          </table:table-cell>
          <table:table-cell office:value-type="float" office:value="0.0257008317407907" calcext:value-type="float">
            <text:p>0.025700831740791</text:p>
          </table:table-cell>
          <table:table-cell office:value-type="float" office:value="0.0263449893684209" calcext:value-type="float">
            <text:p>0.026344989368421</text:p>
          </table:table-cell>
          <table:table-cell office:value-type="float" office:value="0.027358884644935" calcext:value-type="float">
            <text:p>0.027358884644935</text:p>
          </table:table-cell>
          <table:table-cell office:value-type="float" office:value="0.0210817962697209" calcext:value-type="float">
            <text:p>0.021081796269721</text:p>
          </table:table-cell>
          <table:table-cell office:value-type="float" office:value="0.0253089532035273" calcext:value-type="float">
            <text:p>0.025308953203527</text:p>
          </table:table-cell>
          <table:table-cell office:value-type="float" office:value="0.0240431355500549" calcext:value-type="float">
            <text:p>0.024043135550055</text:p>
          </table:table-cell>
          <table:table-cell office:value-type="float" office:value="0.0246608961894081" calcext:value-type="float">
            <text:p>0.024660896189408</text:p>
          </table:table-cell>
          <table:table-cell office:value-type="float" office:value="0.0271037612154923" calcext:value-type="float">
            <text:p>0.027103761215492</text:p>
          </table:table-cell>
          <table:table-cell office:value-type="float" office:value="0.0276636258867456" calcext:value-type="float">
            <text:p>0.027663625886746</text:p>
          </table:table-cell>
          <table:table-cell office:value-type="float" office:value="-0.0127979854181207" calcext:value-type="float">
            <text:p>-0.012797985418121</text:p>
          </table:table-cell>
          <table:table-cell office:value-type="float" office:value="-0.013820027398295" calcext:value-type="float">
            <text:p>-0.013820027398295</text:p>
          </table:table-cell>
          <table:table-cell office:value-type="float" office:value="-0.0155564494293699" calcext:value-type="float">
            <text:p>-0.01555644942937</text:p>
          </table:table-cell>
          <table:table-cell office:value-type="float" office:value="-0.0157962700440578" calcext:value-type="float">
            <text:p>-0.015796270044058</text:p>
          </table:table-cell>
          <table:table-cell office:value-type="float" office:value="-0.0161868880734487" calcext:value-type="float">
            <text:p>-0.016186888073449</text:p>
          </table:table-cell>
          <table:table-cell office:value-type="float" office:value="-0.0168332853707256" calcext:value-type="float">
            <text:p>-0.016833285370726</text:p>
          </table:table-cell>
          <table:table-cell office:value-type="float" office:value="-0.017522651743133" calcext:value-type="float">
            <text:p>-0.017522651743133</text:p>
          </table:table-cell>
          <table:table-cell office:value-type="float" office:value="-0.0193020773420971" calcext:value-type="float">
            <text:p>-0.019302077342097</text:p>
          </table:table-cell>
          <table:table-cell office:value-type="float" office:value="-0.0209218843473228" calcext:value-type="float">
            <text:p>-0.020921884347323</text:p>
          </table:table-cell>
          <table:table-cell office:value-type="float" office:value="-0.0187032921497278" calcext:value-type="float">
            <text:p>-0.018703292149728</text:p>
          </table:table-cell>
          <table:table-cell office:value-type="float" office:value="-0.000494090363018161" calcext:value-type="float">
            <text:p>-0.000494090363018</text:p>
          </table:table-cell>
        </table:table-row>
        <table:table-row table:style-name="ro1">
          <table:table-cell office:value-type="string" calcext:value-type="string">
            <text:p>Immunityboost_367-427</text:p>
          </table:table-cell>
          <table:table-cell office:value-type="float" office:value="0.0302678631976078" calcext:value-type="float">
            <text:p>0.030267863197608</text:p>
          </table:table-cell>
          <table:table-cell office:value-type="float" office:value="0.0171562316343612" calcext:value-type="float">
            <text:p>0.017156231634361</text:p>
          </table:table-cell>
          <table:table-cell office:value-type="float" office:value="0.0142189518750823" calcext:value-type="float">
            <text:p>0.014218951875082</text:p>
          </table:table-cell>
          <table:table-cell office:value-type="float" office:value="0.0163742054655412" calcext:value-type="float">
            <text:p>0.016374205465541</text:p>
          </table:table-cell>
          <table:table-cell office:value-type="float" office:value="0.0263039993191875" calcext:value-type="float">
            <text:p>0.026303999319188</text:p>
          </table:table-cell>
          <table:table-cell office:value-type="float" office:value="0.112132536759663" calcext:value-type="float">
            <text:p>0.112132536759663</text:p>
          </table:table-cell>
          <table:table-cell office:value-type="float" office:value="0.0615317713992177" calcext:value-type="float">
            <text:p>0.061531771399218</text:p>
          </table:table-cell>
          <table:table-cell office:value-type="float" office:value="0.0141795679229066" calcext:value-type="float">
            <text:p>0.014179567922907</text:p>
          </table:table-cell>
          <table:table-cell office:value-type="float" office:value="0.0140181227285635" calcext:value-type="float">
            <text:p>0.014018122728564</text:p>
          </table:table-cell>
          <table:table-cell office:value-type="float" office:value="0.0171987504755847" calcext:value-type="float">
            <text:p>0.017198750475585</text:p>
          </table:table-cell>
          <table:table-cell office:value-type="float" office:value="0.0261313808638895" calcext:value-type="float">
            <text:p>0.02613138086389</text:p>
          </table:table-cell>
          <table:table-cell office:value-type="float" office:value="0.018907532720041" calcext:value-type="float">
            <text:p>0.018907532720041</text:p>
          </table:table-cell>
          <table:table-cell office:value-type="float" office:value="0.0202742034831994" calcext:value-type="float">
            <text:p>0.020274203483199</text:p>
          </table:table-cell>
          <table:table-cell office:value-type="float" office:value="0.0323789250182703" calcext:value-type="float">
            <text:p>0.03237892501827</text:p>
          </table:table-cell>
          <table:table-cell office:value-type="float" office:value="0.0302822545177487" calcext:value-type="float">
            <text:p>0.030282254517749</text:p>
          </table:table-cell>
          <table:table-cell office:value-type="float" office:value="0.0149365975203127" calcext:value-type="float">
            <text:p>0.014936597520313</text:p>
          </table:table-cell>
          <table:table-cell office:value-type="float" office:value="0.0206762547399507" calcext:value-type="float">
            <text:p>0.020676254739951</text:p>
          </table:table-cell>
          <table:table-cell office:value-type="float" office:value="0.0219271252250583" calcext:value-type="float">
            <text:p>0.021927125225058</text:p>
          </table:table-cell>
          <table:table-cell office:value-type="float" office:value="0.0285965705677978" calcext:value-type="float">
            <text:p>0.028596570567798</text:p>
          </table:table-cell>
          <table:table-cell office:value-type="float" office:value="0.0284011137440401" calcext:value-type="float">
            <text:p>0.02840111374404</text:p>
          </table:table-cell>
          <table:table-cell office:value-type="float" office:value="0.0431360359897477" calcext:value-type="float">
            <text:p>0.043136035989748</text:p>
          </table:table-cell>
          <table:table-cell office:value-type="float" office:value="-0.0100193327103744" calcext:value-type="float">
            <text:p>-0.010019332710374</text:p>
          </table:table-cell>
          <table:table-cell office:value-type="float" office:value="-0.0110197461277594" calcext:value-type="float">
            <text:p>-0.011019746127759</text:p>
          </table:table-cell>
          <table:table-cell office:value-type="float" office:value="-0.0125217969476003" calcext:value-type="float">
            <text:p>-0.0125217969476</text:p>
          </table:table-cell>
          <table:table-cell office:value-type="float" office:value="-0.0128543250679107" calcext:value-type="float">
            <text:p>-0.012854325067911</text:p>
          </table:table-cell>
          <table:table-cell office:value-type="float" office:value="-0.0135281409286986" calcext:value-type="float">
            <text:p>-0.013528140928699</text:p>
          </table:table-cell>
          <table:table-cell office:value-type="float" office:value="-0.0149107282539852" calcext:value-type="float">
            <text:p>-0.014910728253985</text:p>
          </table:table-cell>
          <table:table-cell office:value-type="float" office:value="-0.0157722668076652" calcext:value-type="float">
            <text:p>-0.015772266807665</text:p>
          </table:table-cell>
          <table:table-cell office:value-type="float" office:value="-0.0187064393630076" calcext:value-type="float">
            <text:p>-0.018706439363008</text:p>
          </table:table-cell>
          <table:table-cell office:value-type="float" office:value="-0.0211046027112712" calcext:value-type="float">
            <text:p>-0.021104602711271</text:p>
          </table:table-cell>
          <table:table-cell office:value-type="float" office:value="-0.0193307211918616" calcext:value-type="float">
            <text:p>-0.019330721191862</text:p>
          </table:table-cell>
          <table:table-cell office:value-type="float" office:value="-0.00046134330746612" calcext:value-type="float">
            <text:p>-0.000461343307466</text:p>
          </table:table-cell>
        </table:table-row>
        <table:table-row table:style-name="ro1">
          <table:table-cell office:value-type="string" calcext:value-type="string">
            <text:p>Immunityboost_428-488</text:p>
          </table:table-cell>
          <table:table-cell office:value-type="float" office:value="0.0329768469667855" calcext:value-type="float">
            <text:p>0.032976846966786</text:p>
          </table:table-cell>
          <table:table-cell office:value-type="float" office:value="0.0163060656658993" calcext:value-type="float">
            <text:p>0.016306065665899</text:p>
          </table:table-cell>
          <table:table-cell office:value-type="float" office:value="0.0126568572951482" calcext:value-type="float">
            <text:p>0.012656857295148</text:p>
          </table:table-cell>
          <table:table-cell office:value-type="float" office:value="0.0149137841166963" calcext:value-type="float">
            <text:p>0.014913784116696</text:p>
          </table:table-cell>
          <table:table-cell office:value-type="float" office:value="0.0236784096730951" calcext:value-type="float">
            <text:p>0.023678409673095</text:p>
          </table:table-cell>
          <table:table-cell office:value-type="float" office:value="0.0615317713992177" calcext:value-type="float">
            <text:p>0.061531771399218</text:p>
          </table:table-cell>
          <table:table-cell office:value-type="float" office:value="0.50715584108286" calcext:value-type="float">
            <text:p>0.50715584108286</text:p>
          </table:table-cell>
          <table:table-cell office:value-type="float" office:value="0.0130668522990044" calcext:value-type="float">
            <text:p>0.013066852299004</text:p>
          </table:table-cell>
          <table:table-cell office:value-type="float" office:value="0.01272376585779" calcext:value-type="float">
            <text:p>0.01272376585779</text:p>
          </table:table-cell>
          <table:table-cell office:value-type="float" office:value="0.0153786930882796" calcext:value-type="float">
            <text:p>0.01537869308828</text:p>
          </table:table-cell>
          <table:table-cell office:value-type="float" office:value="0.0235330044455005" calcext:value-type="float">
            <text:p>0.023533004445501</text:p>
          </table:table-cell>
          <table:table-cell office:value-type="float" office:value="0.0189241004715589" calcext:value-type="float">
            <text:p>0.018924100471559</text:p>
          </table:table-cell>
          <table:table-cell office:value-type="float" office:value="0.0181661489397229" calcext:value-type="float">
            <text:p>0.018166148939723</text:p>
          </table:table-cell>
          <table:table-cell office:value-type="float" office:value="0.0313873028634781" calcext:value-type="float">
            <text:p>0.031387302863478</text:p>
          </table:table-cell>
          <table:table-cell office:value-type="float" office:value="0.0276253927580094" calcext:value-type="float">
            <text:p>0.027625392758009</text:p>
          </table:table-cell>
          <table:table-cell office:value-type="float" office:value="0.0132999184795721" calcext:value-type="float">
            <text:p>0.013299918479572</text:p>
          </table:table-cell>
          <table:table-cell office:value-type="float" office:value="0.0188967805625942" calcext:value-type="float">
            <text:p>0.018896780562594</text:p>
          </table:table-cell>
          <table:table-cell office:value-type="float" office:value="0.0219649889176046" calcext:value-type="float">
            <text:p>0.021964988917605</text:p>
          </table:table-cell>
          <table:table-cell office:value-type="float" office:value="0.0291777177973987" calcext:value-type="float">
            <text:p>0.029177717797399</text:p>
          </table:table-cell>
          <table:table-cell office:value-type="float" office:value="0.0259892600985838" calcext:value-type="float">
            <text:p>0.025989260098584</text:p>
          </table:table-cell>
          <table:table-cell office:value-type="float" office:value="0.0486502439188881" calcext:value-type="float">
            <text:p>0.048650243918888</text:p>
          </table:table-cell>
          <table:table-cell office:value-type="float" office:value="-0.00961453353956659" calcext:value-type="float">
            <text:p>-0.009614533539567</text:p>
          </table:table-cell>
          <table:table-cell office:value-type="float" office:value="-0.0109818259966576" calcext:value-type="float">
            <text:p>-0.010981825996658</text:p>
          </table:table-cell>
          <table:table-cell office:value-type="float" office:value="-0.0121955097283144" calcext:value-type="float">
            <text:p>-0.012195509728314</text:p>
          </table:table-cell>
          <table:table-cell office:value-type="float" office:value="-0.0127626025513426" calcext:value-type="float">
            <text:p>-0.012762602551343</text:p>
          </table:table-cell>
          <table:table-cell office:value-type="float" office:value="-0.012959390601375" calcext:value-type="float">
            <text:p>-0.012959390601375</text:p>
          </table:table-cell>
          <table:table-cell office:value-type="float" office:value="-0.0132553813649814" calcext:value-type="float">
            <text:p>-0.013255381364981</text:p>
          </table:table-cell>
          <table:table-cell office:value-type="float" office:value="-0.0128806849584338" calcext:value-type="float">
            <text:p>-0.012880684958434</text:p>
          </table:table-cell>
          <table:table-cell office:value-type="float" office:value="-0.0163802804229581" calcext:value-type="float">
            <text:p>-0.016380280422958</text:p>
          </table:table-cell>
          <table:table-cell office:value-type="float" office:value="-0.0201981356852878" calcext:value-type="float">
            <text:p>-0.020198135685288</text:p>
          </table:table-cell>
          <table:table-cell office:value-type="float" office:value="-0.0210022656025301" calcext:value-type="float">
            <text:p>-0.02100226560253</text:p>
          </table:table-cell>
          <table:table-cell office:value-type="float" office:value="-0.00121843644183101" calcext:value-type="float">
            <text:p>-0.001218436441831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0.0214241293510355" calcext:value-type="float">
            <text:p>0.021424129351036</text:p>
          </table:table-cell>
          <table:table-cell office:value-type="float" office:value="0.037218765420919" calcext:value-type="float">
            <text:p>0.037218765420919</text:p>
          </table:table-cell>
          <table:table-cell office:value-type="float" office:value="0.0397348076562579" calcext:value-type="float">
            <text:p>0.039734807656258</text:p>
          </table:table-cell>
          <table:table-cell office:value-type="float" office:value="0.0284513461273892" calcext:value-type="float">
            <text:p>0.028451346127389</text:p>
          </table:table-cell>
          <table:table-cell office:value-type="float" office:value="0.0190438412310061" calcext:value-type="float">
            <text:p>0.019043841231006</text:p>
          </table:table-cell>
          <table:table-cell office:value-type="float" office:value="0.0141795679229066" calcext:value-type="float">
            <text:p>0.014179567922907</text:p>
          </table:table-cell>
          <table:table-cell office:value-type="float" office:value="0.0130668522990044" calcext:value-type="float">
            <text:p>0.013066852299004</text:p>
          </table:table-cell>
          <table:table-cell office:value-type="float" office:value="0.37287318587055" calcext:value-type="float">
            <text:p>0.37287318587055</text:p>
          </table:table-cell>
          <table:table-cell office:value-type="float" office:value="0.0365882585262538" calcext:value-type="float">
            <text:p>0.036588258526254</text:p>
          </table:table-cell>
          <table:table-cell office:value-type="float" office:value="0.0263646359349979" calcext:value-type="float">
            <text:p>0.026364635934998</text:p>
          </table:table-cell>
          <table:table-cell office:value-type="float" office:value="0.0261513625206629" calcext:value-type="float">
            <text:p>0.026151362520663</text:p>
          </table:table-cell>
          <table:table-cell office:value-type="float" office:value="0.0313183359113604" calcext:value-type="float">
            <text:p>0.03131833591136</text:p>
          </table:table-cell>
          <table:table-cell office:value-type="float" office:value="0.0244548594410635" calcext:value-type="float">
            <text:p>0.024454859441064</text:p>
          </table:table-cell>
          <table:table-cell office:value-type="float" office:value="0.0201185820585692" calcext:value-type="float">
            <text:p>0.020118582058569</text:p>
          </table:table-cell>
          <table:table-cell office:value-type="float" office:value="0.0191138740293518" calcext:value-type="float">
            <text:p>0.019113874029352</text:p>
          </table:table-cell>
          <table:table-cell office:value-type="float" office:value="0.0358070958096353" calcext:value-type="float">
            <text:p>0.035807095809635</text:p>
          </table:table-cell>
          <table:table-cell office:value-type="float" office:value="0.0247902376422715" calcext:value-type="float">
            <text:p>0.024790237642272</text:p>
          </table:table-cell>
          <table:table-cell office:value-type="float" office:value="0.0271708067910122" calcext:value-type="float">
            <text:p>0.027170806791012</text:p>
          </table:table-cell>
          <table:table-cell office:value-type="float" office:value="0.0222080798358558" calcext:value-type="float">
            <text:p>0.022208079835856</text:p>
          </table:table-cell>
          <table:table-cell office:value-type="float" office:value="0.0197946267436354" calcext:value-type="float">
            <text:p>0.019794626743635</text:p>
          </table:table-cell>
          <table:table-cell office:value-type="float" office:value="0.0153390676495756" calcext:value-type="float">
            <text:p>0.015339067649576</text:p>
          </table:table-cell>
          <table:table-cell office:value-type="float" office:value="-0.00257420148936804" calcext:value-type="float">
            <text:p>-0.002574201489368</text:p>
          </table:table-cell>
          <table:table-cell office:value-type="float" office:value="-0.0000744646017728064" calcext:value-type="float">
            <text:p>-7.44646017728064E-05</text:p>
          </table:table-cell>
          <table:table-cell office:value-type="float" office:value="0.00595959984958669" calcext:value-type="float">
            <text:p>0.005959599849587</text:p>
          </table:table-cell>
          <table:table-cell office:value-type="float" office:value="0.00663455992610025" calcext:value-type="float">
            <text:p>0.0066345599261</text:p>
          </table:table-cell>
          <table:table-cell office:value-type="float" office:value="0.00952955455108639" calcext:value-type="float">
            <text:p>0.009529554551086</text:p>
          </table:table-cell>
          <table:table-cell office:value-type="float" office:value="0.0108103204046744" calcext:value-type="float">
            <text:p>0.010810320404674</text:p>
          </table:table-cell>
          <table:table-cell office:value-type="float" office:value="0.0117391291736695" calcext:value-type="float">
            <text:p>0.01173912917367</text:p>
          </table:table-cell>
          <table:table-cell office:value-type="float" office:value="0.0137061868604217" calcext:value-type="float">
            <text:p>0.013706186860422</text:p>
          </table:table-cell>
          <table:table-cell office:value-type="float" office:value="0.0142783599114554" calcext:value-type="float">
            <text:p>0.014278359911455</text:p>
          </table:table-cell>
          <table:table-cell office:value-type="float" office:value="0.0171976370705745" calcext:value-type="float">
            <text:p>0.017197637070575</text:p>
          </table:table-cell>
          <table:table-cell office:value-type="float" office:value="0.00112868916750524" calcext:value-type="float">
            <text:p>0.001128689167505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0.0214863332276754" calcext:value-type="float">
            <text:p>0.021486333227675</text:p>
          </table:table-cell>
          <table:table-cell office:value-type="float" office:value="0.0354574544084383" calcext:value-type="float">
            <text:p>0.035457454408438</text:p>
          </table:table-cell>
          <table:table-cell office:value-type="float" office:value="0.0381195073480809" calcext:value-type="float">
            <text:p>0.038119507348081</text:p>
          </table:table-cell>
          <table:table-cell office:value-type="float" office:value="0.0297017003822415" calcext:value-type="float">
            <text:p>0.029701700382242</text:p>
          </table:table-cell>
          <table:table-cell office:value-type="float" office:value="0.0201994440692069" calcext:value-type="float">
            <text:p>0.020199444069207</text:p>
          </table:table-cell>
          <table:table-cell office:value-type="float" office:value="0.0140181227285635" calcext:value-type="float">
            <text:p>0.014018122728564</text:p>
          </table:table-cell>
          <table:table-cell office:value-type="float" office:value="0.01272376585779" calcext:value-type="float">
            <text:p>0.01272376585779</text:p>
          </table:table-cell>
          <table:table-cell office:value-type="float" office:value="0.0365882585262538" calcext:value-type="float">
            <text:p>0.036588258526254</text:p>
          </table:table-cell>
          <table:table-cell office:value-type="float" office:value="0.368829563075674" calcext:value-type="float">
            <text:p>0.368829563075674</text:p>
          </table:table-cell>
          <table:table-cell office:value-type="float" office:value="0.027531414922911" calcext:value-type="float">
            <text:p>0.027531414922911</text:p>
          </table:table-cell>
          <table:table-cell office:value-type="float" office:value="0.0259174388351652" calcext:value-type="float">
            <text:p>0.025917438835165</text:p>
          </table:table-cell>
          <table:table-cell office:value-type="float" office:value="0.0314555635898043" calcext:value-type="float">
            <text:p>0.031455563589804</text:p>
          </table:table-cell>
          <table:table-cell office:value-type="float" office:value="0.0255982474827106" calcext:value-type="float">
            <text:p>0.025598247482711</text:p>
          </table:table-cell>
          <table:table-cell office:value-type="float" office:value="0.0207555049955825" calcext:value-type="float">
            <text:p>0.020755504995583</text:p>
          </table:table-cell>
          <table:table-cell office:value-type="float" office:value="0.0200561432874498" calcext:value-type="float">
            <text:p>0.02005614328745</text:p>
          </table:table-cell>
          <table:table-cell office:value-type="float" office:value="0.0353284769328629" calcext:value-type="float">
            <text:p>0.035328476932863</text:p>
          </table:table-cell>
          <table:table-cell office:value-type="float" office:value="0.0259934260412384" calcext:value-type="float">
            <text:p>0.025993426041238</text:p>
          </table:table-cell>
          <table:table-cell office:value-type="float" office:value="0.0277333352036131" calcext:value-type="float">
            <text:p>0.027733335203613</text:p>
          </table:table-cell>
          <table:table-cell office:value-type="float" office:value="0.020824755124023" calcext:value-type="float">
            <text:p>0.020824755124023</text:p>
          </table:table-cell>
          <table:table-cell office:value-type="float" office:value="0.0208676903116369" calcext:value-type="float">
            <text:p>0.020867690311637</text:p>
          </table:table-cell>
          <table:table-cell office:value-type="float" office:value="0.0155634584447889" calcext:value-type="float">
            <text:p>0.015563458444789</text:p>
          </table:table-cell>
          <table:table-cell office:value-type="float" office:value="-0.017396777810724" calcext:value-type="float">
            <text:p>-0.017396777810724</text:p>
          </table:table-cell>
          <table:table-cell office:value-type="float" office:value="-0.0159371797977035" calcext:value-type="float">
            <text:p>-0.015937179797704</text:p>
          </table:table-cell>
          <table:table-cell office:value-type="float" office:value="-0.0115856520263674" calcext:value-type="float">
            <text:p>-0.011585652026367</text:p>
          </table:table-cell>
          <table:table-cell office:value-type="float" office:value="-0.0106691681681464" calcext:value-type="float">
            <text:p>-0.010669168168146</text:p>
          </table:table-cell>
          <table:table-cell office:value-type="float" office:value="-0.00909532667746594" calcext:value-type="float">
            <text:p>-0.009095326677466</text:p>
          </table:table-cell>
          <table:table-cell office:value-type="float" office:value="-0.00837182631384605" calcext:value-type="float">
            <text:p>-0.008371826313846</text:p>
          </table:table-cell>
          <table:table-cell office:value-type="float" office:value="-0.00674735548075853" calcext:value-type="float">
            <text:p>-0.006747355480759</text:p>
          </table:table-cell>
          <table:table-cell office:value-type="float" office:value="-0.0051347081917804" calcext:value-type="float">
            <text:p>-0.00513470819178</text:p>
          </table:table-cell>
          <table:table-cell office:value-type="float" office:value="-0.00444386518989208" calcext:value-type="float">
            <text:p>-0.004443865189892</text:p>
          </table:table-cell>
          <table:table-cell office:value-type="float" office:value="-0.00160246704087195" calcext:value-type="float">
            <text:p>-0.001602467040872</text:p>
          </table:table-cell>
          <table:table-cell office:value-type="float" office:value="0.000669615070181272" calcext:value-type="float">
            <text:p>0.000669615070181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0.023369272999843" calcext:value-type="float">
            <text:p>0.023369272999843</text:p>
          </table:table-cell>
          <table:table-cell office:value-type="float" office:value="0.0270933200016026" calcext:value-type="float">
            <text:p>0.027093320001603</text:p>
          </table:table-cell>
          <table:table-cell office:value-type="float" office:value="0.0274250255270983" calcext:value-type="float">
            <text:p>0.027425025527098</text:p>
          </table:table-cell>
          <table:table-cell office:value-type="float" office:value="0.0278576843506323" calcext:value-type="float">
            <text:p>0.027857684350632</text:p>
          </table:table-cell>
          <table:table-cell office:value-type="float" office:value="0.0245881211831741" calcext:value-type="float">
            <text:p>0.024588121183174</text:p>
          </table:table-cell>
          <table:table-cell office:value-type="float" office:value="0.0171987504755847" calcext:value-type="float">
            <text:p>0.017198750475585</text:p>
          </table:table-cell>
          <table:table-cell office:value-type="float" office:value="0.0153786930882796" calcext:value-type="float">
            <text:p>0.01537869308828</text:p>
          </table:table-cell>
          <table:table-cell office:value-type="float" office:value="0.0263646359349979" calcext:value-type="float">
            <text:p>0.026364635934998</text:p>
          </table:table-cell>
          <table:table-cell office:value-type="float" office:value="0.027531414922911" calcext:value-type="float">
            <text:p>0.027531414922911</text:p>
          </table:table-cell>
          <table:table-cell office:value-type="float" office:value="0.528405507561118" calcext:value-type="float">
            <text:p>0.528405507561118</text:p>
          </table:table-cell>
          <table:table-cell office:value-type="float" office:value="0.0253998608906295" calcext:value-type="float">
            <text:p>0.02539986089063</text:p>
          </table:table-cell>
          <table:table-cell office:value-type="float" office:value="0.0278108050011465" calcext:value-type="float">
            <text:p>0.027810805001147</text:p>
          </table:table-cell>
          <table:table-cell office:value-type="float" office:value="0.0274034771466982" calcext:value-type="float">
            <text:p>0.027403477146698</text:p>
          </table:table-cell>
          <table:table-cell office:value-type="float" office:value="0.0232187199286821" calcext:value-type="float">
            <text:p>0.023218719928682</text:p>
          </table:table-cell>
          <table:table-cell office:value-type="float" office:value="0.023455072125781" calcext:value-type="float">
            <text:p>0.023455072125781</text:p>
          </table:table-cell>
          <table:table-cell office:value-type="float" office:value="0.0281683410089031" calcext:value-type="float">
            <text:p>0.028168341008903</text:p>
          </table:table-cell>
          <table:table-cell office:value-type="float" office:value="0.0270604315496048" calcext:value-type="float">
            <text:p>0.027060431549605</text:p>
          </table:table-cell>
          <table:table-cell office:value-type="float" office:value="0.0277263753558019" calcext:value-type="float">
            <text:p>0.027726375355802</text:p>
          </table:table-cell>
          <table:table-cell office:value-type="float" office:value="0.0238572460780315" calcext:value-type="float">
            <text:p>0.023857246078032</text:p>
          </table:table-cell>
          <table:table-cell office:value-type="float" office:value="0.0238311674872494" calcext:value-type="float">
            <text:p>0.023831167487249</text:p>
          </table:table-cell>
          <table:table-cell office:value-type="float" office:value="0.0195352053016069" calcext:value-type="float">
            <text:p>0.019535205301607</text:p>
          </table:table-cell>
          <table:table-cell office:value-type="float" office:value="-0.0289225537737944" calcext:value-type="float">
            <text:p>-0.028922553773794</text:p>
          </table:table-cell>
          <table:table-cell office:value-type="float" office:value="-0.0272378703692745" calcext:value-type="float">
            <text:p>-0.027237870369275</text:p>
          </table:table-cell>
          <table:table-cell office:value-type="float" office:value="-0.0229793800870617" calcext:value-type="float">
            <text:p>-0.022979380087062</text:p>
          </table:table-cell>
          <table:table-cell office:value-type="float" office:value="-0.0216028516122755" calcext:value-type="float">
            <text:p>-0.021602851612276</text:p>
          </table:table-cell>
          <table:table-cell office:value-type="float" office:value="-0.019902677200359" calcext:value-type="float">
            <text:p>-0.019902677200359</text:p>
          </table:table-cell>
          <table:table-cell office:value-type="float" office:value="-0.0180760893608926" calcext:value-type="float">
            <text:p>-0.018076089360893</text:p>
          </table:table-cell>
          <table:table-cell office:value-type="float" office:value="-0.0163845393461258" calcext:value-type="float">
            <text:p>-0.016384539346126</text:p>
          </table:table-cell>
          <table:table-cell office:value-type="float" office:value="-0.0150451997512802" calcext:value-type="float">
            <text:p>-0.01504519975128</text:p>
          </table:table-cell>
          <table:table-cell office:value-type="float" office:value="-0.0149917711717328" calcext:value-type="float">
            <text:p>-0.014991771171733</text:p>
          </table:table-cell>
          <table:table-cell office:value-type="float" office:value="-0.0120411482633153" calcext:value-type="float">
            <text:p>-0.012041148263315</text:p>
          </table:table-cell>
          <table:table-cell office:value-type="float" office:value="0.000213760397531599" calcext:value-type="float">
            <text:p>0.000213760397532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0.0252814729951927" calcext:value-type="float">
            <text:p>0.025281472995193</text:p>
          </table:table-cell>
          <table:table-cell office:value-type="float" office:value="0.0274928969062088" calcext:value-type="float">
            <text:p>0.027492896906209</text:p>
          </table:table-cell>
          <table:table-cell office:value-type="float" office:value="0.0268246847024112" calcext:value-type="float">
            <text:p>0.026824684702411</text:p>
          </table:table-cell>
          <table:table-cell office:value-type="float" office:value="0.0244012349587866" calcext:value-type="float">
            <text:p>0.024401234958787</text:p>
          </table:table-cell>
          <table:table-cell office:value-type="float" office:value="0.0248206638253495" calcext:value-type="float">
            <text:p>0.02482066382535</text:p>
          </table:table-cell>
          <table:table-cell office:value-type="float" office:value="0.0261313808638895" calcext:value-type="float">
            <text:p>0.02613138086389</text:p>
          </table:table-cell>
          <table:table-cell office:value-type="float" office:value="0.0235330044455005" calcext:value-type="float">
            <text:p>0.023533004445501</text:p>
          </table:table-cell>
          <table:table-cell office:value-type="float" office:value="0.0261513625206629" calcext:value-type="float">
            <text:p>0.026151362520663</text:p>
          </table:table-cell>
          <table:table-cell office:value-type="float" office:value="0.0259174388351652" calcext:value-type="float">
            <text:p>0.025917438835165</text:p>
          </table:table-cell>
          <table:table-cell office:value-type="float" office:value="0.0253998608906295" calcext:value-type="float">
            <text:p>0.02539986089063</text:p>
          </table:table-cell>
          <table:table-cell office:value-type="float" office:value="0.527655695183161" calcext:value-type="float">
            <text:p>0.527655695183161</text:p>
          </table:table-cell>
          <table:table-cell office:value-type="float" office:value="0.0268166124148027" calcext:value-type="float">
            <text:p>0.026816612414803</text:p>
          </table:table-cell>
          <table:table-cell office:value-type="float" office:value="0.0256343447807746" calcext:value-type="float">
            <text:p>0.025634344780775</text:p>
          </table:table-cell>
          <table:table-cell office:value-type="float" office:value="0.0258711413243108" calcext:value-type="float">
            <text:p>0.025871141324311</text:p>
          </table:table-cell>
          <table:table-cell office:value-type="float" office:value="0.0251795506263364" calcext:value-type="float">
            <text:p>0.025179550626336</text:p>
          </table:table-cell>
          <table:table-cell office:value-type="float" office:value="0.0266844576830147" calcext:value-type="float">
            <text:p>0.026684457683015</text:p>
          </table:table-cell>
          <table:table-cell office:value-type="float" office:value="0.0253866035361351" calcext:value-type="float">
            <text:p>0.025386603536135</text:p>
          </table:table-cell>
          <table:table-cell office:value-type="float" office:value="0.0273369531282409" calcext:value-type="float">
            <text:p>0.027336953128241</text:p>
          </table:table-cell>
          <table:table-cell office:value-type="float" office:value="0.0261454802745673" calcext:value-type="float">
            <text:p>0.026145480274567</text:p>
          </table:table-cell>
          <table:table-cell office:value-type="float" office:value="0.0246927468837375" calcext:value-type="float">
            <text:p>0.024692746883738</text:p>
          </table:table-cell>
          <table:table-cell office:value-type="float" office:value="0.0256654130729217" calcext:value-type="float">
            <text:p>0.025665413072922</text:p>
          </table:table-cell>
          <table:table-cell office:value-type="float" office:value="-0.0356004359607814" calcext:value-type="float">
            <text:p>-0.035600435960781</text:p>
          </table:table-cell>
          <table:table-cell office:value-type="float" office:value="-0.0331643283914125" calcext:value-type="float">
            <text:p>-0.033164328391413</text:p>
          </table:table-cell>
          <table:table-cell office:value-type="float" office:value="-0.0271159502203974" calcext:value-type="float">
            <text:p>-0.027115950220397</text:p>
          </table:table-cell>
          <table:table-cell office:value-type="float" office:value="-0.025664081004034" calcext:value-type="float">
            <text:p>-0.025664081004034</text:p>
          </table:table-cell>
          <table:table-cell office:value-type="float" office:value="-0.0236784936014095" calcext:value-type="float">
            <text:p>-0.02367849360141</text:p>
          </table:table-cell>
          <table:table-cell office:value-type="float" office:value="-0.0213857530303529" calcext:value-type="float">
            <text:p>-0.021385753030353</text:p>
          </table:table-cell>
          <table:table-cell office:value-type="float" office:value="-0.019245096088636" calcext:value-type="float">
            <text:p>-0.019245096088636</text:p>
          </table:table-cell>
          <table:table-cell office:value-type="float" office:value="-0.0175281351124129" calcext:value-type="float">
            <text:p>-0.017528135112413</text:p>
          </table:table-cell>
          <table:table-cell office:value-type="float" office:value="-0.0177844574867019" calcext:value-type="float">
            <text:p>-0.017784457486702</text:p>
          </table:table-cell>
          <table:table-cell office:value-type="float" office:value="-0.0142855968625957" calcext:value-type="float">
            <text:p>-0.014285596862596</text:p>
          </table:table-cell>
          <table:table-cell office:value-type="float" office:value="0.00016191629462997" calcext:value-type="float">
            <text:p>0.00016191629463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0232225825091992" calcext:value-type="float">
            <text:p>0.023222582509199</text:p>
          </table:table-cell>
          <table:table-cell office:value-type="float" office:value="0.0318975736790143" calcext:value-type="float">
            <text:p>0.031897573679014</text:p>
          </table:table-cell>
          <table:table-cell office:value-type="float" office:value="0.0330943636528242" calcext:value-type="float">
            <text:p>0.033094363652824</text:p>
          </table:table-cell>
          <table:table-cell office:value-type="float" office:value="0.0283964279923686" calcext:value-type="float">
            <text:p>0.028396427992369</text:p>
          </table:table-cell>
          <table:table-cell office:value-type="float" office:value="0.0223568872058462" calcext:value-type="float">
            <text:p>0.022356887205846</text:p>
          </table:table-cell>
          <table:table-cell office:value-type="float" office:value="0.018907532720041" calcext:value-type="float">
            <text:p>0.018907532720041</text:p>
          </table:table-cell>
          <table:table-cell office:value-type="float" office:value="0.0189241004715589" calcext:value-type="float">
            <text:p>0.018924100471559</text:p>
          </table:table-cell>
          <table:table-cell office:value-type="float" office:value="0.0313183359113604" calcext:value-type="float">
            <text:p>0.03131833591136</text:p>
          </table:table-cell>
          <table:table-cell office:value-type="float" office:value="0.0314555635898043" calcext:value-type="float">
            <text:p>0.031455563589804</text:p>
          </table:table-cell>
          <table:table-cell office:value-type="float" office:value="0.0278108050011465" calcext:value-type="float">
            <text:p>0.027810805001147</text:p>
          </table:table-cell>
          <table:table-cell office:value-type="float" office:value="0.0268166124148027" calcext:value-type="float">
            <text:p>0.026816612414803</text:p>
          </table:table-cell>
          <table:table-cell office:value-type="float" office:value="0.23033817486951" calcext:value-type="float">
            <text:p>0.23033817486951</text:p>
          </table:table-cell>
          <table:table-cell office:value-type="float" office:value="0.0265935079377907" calcext:value-type="float">
            <text:p>0.026593507937791</text:p>
          </table:table-cell>
          <table:table-cell office:value-type="float" office:value="0.0231273993794637" calcext:value-type="float">
            <text:p>0.023127399379464</text:p>
          </table:table-cell>
          <table:table-cell office:value-type="float" office:value="0.0223101945288987" calcext:value-type="float">
            <text:p>0.022310194528899</text:p>
          </table:table-cell>
          <table:table-cell office:value-type="float" office:value="0.0321167697183319" calcext:value-type="float">
            <text:p>0.032116769718332</text:p>
          </table:table-cell>
          <table:table-cell office:value-type="float" office:value="0.0266474281075025" calcext:value-type="float">
            <text:p>0.026647428107503</text:p>
          </table:table-cell>
          <table:table-cell office:value-type="float" office:value="0.0287406838422622" calcext:value-type="float">
            <text:p>0.028740683842262</text:p>
          </table:table-cell>
          <table:table-cell office:value-type="float" office:value="0.023023026867632" calcext:value-type="float">
            <text:p>0.023023026867632</text:p>
          </table:table-cell>
          <table:table-cell office:value-type="float" office:value="0.0226047351264914" calcext:value-type="float">
            <text:p>0.022604735126491</text:p>
          </table:table-cell>
          <table:table-cell office:value-type="float" office:value="0.0194575786893606" calcext:value-type="float">
            <text:p>0.019457578689361</text:p>
          </table:table-cell>
          <table:table-cell office:value-type="float" office:value="-0.0350816519658014" calcext:value-type="float">
            <text:p>-0.035081651965801</text:p>
          </table:table-cell>
          <table:table-cell office:value-type="float" office:value="-0.0349858101334179" calcext:value-type="float">
            <text:p>-0.034985810133418</text:p>
          </table:table-cell>
          <table:table-cell office:value-type="float" office:value="-0.0301841599767788" calcext:value-type="float">
            <text:p>-0.030184159976779</text:p>
          </table:table-cell>
          <table:table-cell office:value-type="float" office:value="-0.0286664800687202" calcext:value-type="float">
            <text:p>-0.02866648006872</text:p>
          </table:table-cell>
          <table:table-cell office:value-type="float" office:value="-0.0266166592369319" calcext:value-type="float">
            <text:p>-0.026616659236932</text:p>
          </table:table-cell>
          <table:table-cell office:value-type="float" office:value="-0.023845842495074" calcext:value-type="float">
            <text:p>-0.023845842495074</text:p>
          </table:table-cell>
          <table:table-cell office:value-type="float" office:value="-0.0216374136556525" calcext:value-type="float">
            <text:p>-0.021637413655653</text:p>
          </table:table-cell>
          <table:table-cell office:value-type="float" office:value="-0.0197076349473692" calcext:value-type="float">
            <text:p>-0.019707634947369</text:p>
          </table:table-cell>
          <table:table-cell office:value-type="float" office:value="-0.0190385029668979" calcext:value-type="float">
            <text:p>-0.019038502966898</text:p>
          </table:table-cell>
          <table:table-cell office:value-type="float" office:value="-0.0151231626416507" calcext:value-type="float">
            <text:p>-0.015123162641651</text:p>
          </table:table-cell>
          <table:table-cell office:value-type="float" office:value="0.000500292745666344" calcext:value-type="float">
            <text:p>0.000500292745666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0240825513683541" calcext:value-type="float">
            <text:p>0.024082551368354</text:p>
          </table:table-cell>
          <table:table-cell office:value-type="float" office:value="0.0258593048585548" calcext:value-type="float">
            <text:p>0.025859304858555</text:p>
          </table:table-cell>
          <table:table-cell office:value-type="float" office:value="0.0257435550716073" calcext:value-type="float">
            <text:p>0.025743555071607</text:p>
          </table:table-cell>
          <table:table-cell office:value-type="float" office:value="0.026716901410194" calcext:value-type="float">
            <text:p>0.026716901410194</text:p>
          </table:table-cell>
          <table:table-cell office:value-type="float" office:value="0.0257008317407907" calcext:value-type="float">
            <text:p>0.025700831740791</text:p>
          </table:table-cell>
          <table:table-cell office:value-type="float" office:value="0.0202742034831994" calcext:value-type="float">
            <text:p>0.020274203483199</text:p>
          </table:table-cell>
          <table:table-cell office:value-type="float" office:value="0.0181661489397229" calcext:value-type="float">
            <text:p>0.018166148939723</text:p>
          </table:table-cell>
          <table:table-cell office:value-type="float" office:value="0.0244548594410635" calcext:value-type="float">
            <text:p>0.024454859441064</text:p>
          </table:table-cell>
          <table:table-cell office:value-type="float" office:value="0.0255982474827106" calcext:value-type="float">
            <text:p>0.025598247482711</text:p>
          </table:table-cell>
          <table:table-cell office:value-type="float" office:value="0.0274034771466982" calcext:value-type="float">
            <text:p>0.027403477146698</text:p>
          </table:table-cell>
          <table:table-cell office:value-type="float" office:value="0.0256343447807746" calcext:value-type="float">
            <text:p>0.025634344780775</text:p>
          </table:table-cell>
          <table:table-cell office:value-type="float" office:value="0.0265935079377907" calcext:value-type="float">
            <text:p>0.026593507937791</text:p>
          </table:table-cell>
          <table:table-cell office:value-type="float" office:value="0.118137794507558" calcext:value-type="float">
            <text:p>0.118137794507558</text:p>
          </table:table-cell>
          <table:table-cell office:value-type="float" office:value="0.0244595827792469" calcext:value-type="float">
            <text:p>0.024459582779247</text:p>
          </table:table-cell>
          <table:table-cell office:value-type="float" office:value="0.0247172828354336" calcext:value-type="float">
            <text:p>0.024717282835434</text:p>
          </table:table-cell>
          <table:table-cell office:value-type="float" office:value="0.0265736771743432" calcext:value-type="float">
            <text:p>0.026573677174343</text:p>
          </table:table-cell>
          <table:table-cell office:value-type="float" office:value="0.0268112604974885" calcext:value-type="float">
            <text:p>0.026811260497489</text:p>
          </table:table-cell>
          <table:table-cell office:value-type="float" office:value="0.0270781350073733" calcext:value-type="float">
            <text:p>0.027078135007373</text:p>
          </table:table-cell>
          <table:table-cell office:value-type="float" office:value="0.0242321233306793" calcext:value-type="float">
            <text:p>0.024232123330679</text:p>
          </table:table-cell>
          <table:table-cell office:value-type="float" office:value="0.0247691234944082" calcext:value-type="float">
            <text:p>0.024769123494408</text:p>
          </table:table-cell>
          <table:table-cell office:value-type="float" office:value="0.0220935928550346" calcext:value-type="float">
            <text:p>0.022093592855035</text:p>
          </table:table-cell>
          <table:table-cell office:value-type="float" office:value="-0.0228472217466858" calcext:value-type="float">
            <text:p>-0.022847221746686</text:p>
          </table:table-cell>
          <table:table-cell office:value-type="float" office:value="-0.0242503105214428" calcext:value-type="float">
            <text:p>-0.024250310521443</text:p>
          </table:table-cell>
          <table:table-cell office:value-type="float" office:value="-0.0252515802418209" calcext:value-type="float">
            <text:p>-0.025251580241821</text:p>
          </table:table-cell>
          <table:table-cell office:value-type="float" office:value="-0.0248753910589005" calcext:value-type="float">
            <text:p>-0.024875391058901</text:p>
          </table:table-cell>
          <table:table-cell office:value-type="float" office:value="-0.0240417431810977" calcext:value-type="float">
            <text:p>-0.024041743181098</text:p>
          </table:table-cell>
          <table:table-cell office:value-type="float" office:value="-0.0221211799032531" calcext:value-type="float">
            <text:p>-0.022121179903253</text:p>
          </table:table-cell>
          <table:table-cell office:value-type="float" office:value="-0.0206037218228401" calcext:value-type="float">
            <text:p>-0.02060372182284</text:p>
          </table:table-cell>
          <table:table-cell office:value-type="float" office:value="-0.0202109656385267" calcext:value-type="float">
            <text:p>-0.020210965638527</text:p>
          </table:table-cell>
          <table:table-cell office:value-type="float" office:value="-0.0195497863733589" calcext:value-type="float">
            <text:p>-0.019549786373359</text:p>
          </table:table-cell>
          <table:table-cell office:value-type="float" office:value="-0.0161707735141015" calcext:value-type="float">
            <text:p>-0.016170773514102</text:p>
          </table:table-cell>
          <table:table-cell office:value-type="float" office:value="0.000937753227190081" calcext:value-type="float">
            <text:p>0.00093775322719</text:p>
          </table:table-cell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0.0264331142939546" calcext:value-type="float">
            <text:p>0.026433114293955</text:p>
          </table:table-cell>
          <table:table-cell office:value-type="float" office:value="0.0220050622410802" calcext:value-type="float">
            <text:p>0.02200506224108</text:p>
          </table:table-cell>
          <table:table-cell office:value-type="float" office:value="0.0207595144717012" calcext:value-type="float">
            <text:p>0.020759514471701</text:p>
          </table:table-cell>
          <table:table-cell office:value-type="float" office:value="0.0223993780148096" calcext:value-type="float">
            <text:p>0.02239937801481</text:p>
          </table:table-cell>
          <table:table-cell office:value-type="float" office:value="0.0263449893684209" calcext:value-type="float">
            <text:p>0.026344989368421</text:p>
          </table:table-cell>
          <table:table-cell office:value-type="float" office:value="0.0323789250182703" calcext:value-type="float">
            <text:p>0.03237892501827</text:p>
          </table:table-cell>
          <table:table-cell office:value-type="float" office:value="0.0313873028634781" calcext:value-type="float">
            <text:p>0.031387302863478</text:p>
          </table:table-cell>
          <table:table-cell office:value-type="float" office:value="0.0201185820585692" calcext:value-type="float">
            <text:p>0.020118582058569</text:p>
          </table:table-cell>
          <table:table-cell office:value-type="float" office:value="0.0207555049955825" calcext:value-type="float">
            <text:p>0.020755504995583</text:p>
          </table:table-cell>
          <table:table-cell office:value-type="float" office:value="0.0232187199286821" calcext:value-type="float">
            <text:p>0.023218719928682</text:p>
          </table:table-cell>
          <table:table-cell office:value-type="float" office:value="0.0258711413243108" calcext:value-type="float">
            <text:p>0.025871141324311</text:p>
          </table:table-cell>
          <table:table-cell office:value-type="float" office:value="0.0231273993794637" calcext:value-type="float">
            <text:p>0.023127399379464</text:p>
          </table:table-cell>
          <table:table-cell office:value-type="float" office:value="0.0244595827792469" calcext:value-type="float">
            <text:p>0.024459582779247</text:p>
          </table:table-cell>
          <table:table-cell office:value-type="float" office:value="0.170568415992498" calcext:value-type="float">
            <text:p>0.170568415992498</text:p>
          </table:table-cell>
          <table:table-cell office:value-type="float" office:value="0.027116027874616" calcext:value-type="float">
            <text:p>0.027116027874616</text:p>
          </table:table-cell>
          <table:table-cell office:value-type="float" office:value="0.0215648393020633" calcext:value-type="float">
            <text:p>0.021564839302063</text:p>
          </table:table-cell>
          <table:table-cell office:value-type="float" office:value="0.0242811620865382" calcext:value-type="float">
            <text:p>0.024281162086538</text:p>
          </table:table-cell>
          <table:table-cell office:value-type="float" office:value="0.0246460995834261" calcext:value-type="float">
            <text:p>0.024646099583426</text:p>
          </table:table-cell>
          <table:table-cell office:value-type="float" office:value="0.025767682101506" calcext:value-type="float">
            <text:p>0.025767682101506</text:p>
          </table:table-cell>
          <table:table-cell office:value-type="float" office:value="0.0264110584147659" calcext:value-type="float">
            <text:p>0.026411058414766</text:p>
          </table:table-cell>
          <table:table-cell office:value-type="float" office:value="0.0301319948363475" calcext:value-type="float">
            <text:p>0.030131994836348</text:p>
          </table:table-cell>
          <table:table-cell office:value-type="float" office:value="-0.0170199158353243" calcext:value-type="float">
            <text:p>-0.017019915835324</text:p>
          </table:table-cell>
          <table:table-cell office:value-type="float" office:value="-0.0183966350846148" calcext:value-type="float">
            <text:p>-0.018396635084615</text:p>
          </table:table-cell>
          <table:table-cell office:value-type="float" office:value="-0.0198371595425057" calcext:value-type="float">
            <text:p>-0.019837159542506</text:p>
          </table:table-cell>
          <table:table-cell office:value-type="float" office:value="-0.019821415224691" calcext:value-type="float">
            <text:p>-0.019821415224691</text:p>
          </table:table-cell>
          <table:table-cell office:value-type="float" office:value="-0.0196745302491041" calcext:value-type="float">
            <text:p>-0.019674530249104</text:p>
          </table:table-cell>
          <table:table-cell office:value-type="float" office:value="-0.0185859304175771" calcext:value-type="float">
            <text:p>-0.018585930417577</text:p>
          </table:table-cell>
          <table:table-cell office:value-type="float" office:value="-0.0178387750170132" calcext:value-type="float">
            <text:p>-0.017838775017013</text:p>
          </table:table-cell>
          <table:table-cell office:value-type="float" office:value="-0.01909732205637" calcext:value-type="float">
            <text:p>-0.01909732205637</text:p>
          </table:table-cell>
          <table:table-cell office:value-type="float" office:value="-0.019703963597061" calcext:value-type="float">
            <text:p>-0.019703963597061</text:p>
          </table:table-cell>
          <table:table-cell office:value-type="float" office:value="-0.0177617291961207" calcext:value-type="float">
            <text:p>-0.017761729196121</text:p>
          </table:table-cell>
          <table:table-cell office:value-type="float" office:value="0.00146721364683975" calcext:value-type="float">
            <text:p>0.00146721364684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0.0258314719093426" calcext:value-type="float">
            <text:p>0.025831471909343</text:p>
          </table:table-cell>
          <table:table-cell office:value-type="float" office:value="0.0211286882016886" calcext:value-type="float">
            <text:p>0.021128688201689</text:p>
          </table:table-cell>
          <table:table-cell office:value-type="float" office:value="0.0200551846462421" calcext:value-type="float">
            <text:p>0.020055184646242</text:p>
          </table:table-cell>
          <table:table-cell office:value-type="float" office:value="0.022859992346492" calcext:value-type="float">
            <text:p>0.022859992346492</text:p>
          </table:table-cell>
          <table:table-cell office:value-type="float" office:value="0.027358884644935" calcext:value-type="float">
            <text:p>0.027358884644935</text:p>
          </table:table-cell>
          <table:table-cell office:value-type="float" office:value="0.0302822545177487" calcext:value-type="float">
            <text:p>0.030282254517749</text:p>
          </table:table-cell>
          <table:table-cell office:value-type="float" office:value="0.0276253927580094" calcext:value-type="float">
            <text:p>0.027625392758009</text:p>
          </table:table-cell>
          <table:table-cell office:value-type="float" office:value="0.0191138740293518" calcext:value-type="float">
            <text:p>0.019113874029352</text:p>
          </table:table-cell>
          <table:table-cell office:value-type="float" office:value="0.0200561432874498" calcext:value-type="float">
            <text:p>0.02005614328745</text:p>
          </table:table-cell>
          <table:table-cell office:value-type="float" office:value="0.023455072125781" calcext:value-type="float">
            <text:p>0.023455072125781</text:p>
          </table:table-cell>
          <table:table-cell office:value-type="float" office:value="0.0251795506263364" calcext:value-type="float">
            <text:p>0.025179550626336</text:p>
          </table:table-cell>
          <table:table-cell office:value-type="float" office:value="0.0223101945288987" calcext:value-type="float">
            <text:p>0.022310194528899</text:p>
          </table:table-cell>
          <table:table-cell office:value-type="float" office:value="0.0247172828354336" calcext:value-type="float">
            <text:p>0.024717282835434</text:p>
          </table:table-cell>
          <table:table-cell office:value-type="float" office:value="0.027116027874616" calcext:value-type="float">
            <text:p>0.027116027874616</text:p>
          </table:table-cell>
          <table:table-cell office:value-type="float" office:value="1.02761508365192" calcext:value-type="float">
            <text:p>1.02761508365192</text:p>
          </table:table-cell>
          <table:table-cell office:value-type="float" office:value="0.0209766263939554" calcext:value-type="float">
            <text:p>0.020976626393955</text:p>
          </table:table-cell>
          <table:table-cell office:value-type="float" office:value="0.0246350352366757" calcext:value-type="float">
            <text:p>0.024635035236676</text:p>
          </table:table-cell>
          <table:table-cell office:value-type="float" office:value="0.0238323284211712" calcext:value-type="float">
            <text:p>0.023832328421171</text:p>
          </table:table-cell>
          <table:table-cell office:value-type="float" office:value="0.0248796295856218" calcext:value-type="float">
            <text:p>0.024879629585622</text:p>
          </table:table-cell>
          <table:table-cell office:value-type="float" office:value="0.0271266134224475" calcext:value-type="float">
            <text:p>0.027126613422448</text:p>
          </table:table-cell>
          <table:table-cell office:value-type="float" office:value="0.0296663606984089" calcext:value-type="float">
            <text:p>0.029666360698409</text:p>
          </table:table-cell>
          <table:table-cell office:value-type="float" office:value="-0.0121238100092651" calcext:value-type="float">
            <text:p>-0.012123810009265</text:p>
          </table:table-cell>
          <table:table-cell office:value-type="float" office:value="-0.0131081406063756" calcext:value-type="float">
            <text:p>-0.013108140606376</text:p>
          </table:table-cell>
          <table:table-cell office:value-type="float" office:value="-0.0145471485396123" calcext:value-type="float">
            <text:p>-0.014547148539612</text:p>
          </table:table-cell>
          <table:table-cell office:value-type="float" office:value="-0.0149311973815729" calcext:value-type="float">
            <text:p>-0.014931197381573</text:p>
          </table:table-cell>
          <table:table-cell office:value-type="float" office:value="-0.0157100352572131" calcext:value-type="float">
            <text:p>-0.015710035257213</text:p>
          </table:table-cell>
          <table:table-cell office:value-type="float" office:value="-0.0179574743860395" calcext:value-type="float">
            <text:p>-0.01795747438604</text:p>
          </table:table-cell>
          <table:table-cell office:value-type="float" office:value="-0.0184515370023379" calcext:value-type="float">
            <text:p>-0.018451537002338</text:p>
          </table:table-cell>
          <table:table-cell office:value-type="float" office:value="-0.01950370168701" calcext:value-type="float">
            <text:p>-0.01950370168701</text:p>
          </table:table-cell>
          <table:table-cell office:value-type="float" office:value="-0.0207396697024079" calcext:value-type="float">
            <text:p>-0.020739669702408</text:p>
          </table:table-cell>
          <table:table-cell office:value-type="float" office:value="-0.0187208446768115" calcext:value-type="float">
            <text:p>-0.018720844676812</text:p>
          </table:table-cell>
          <table:table-cell office:value-type="float" office:value="-0.00124012889975297" calcext:value-type="float">
            <text:p>-0.001240128899753</text:p>
          </table:table-cell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0.0217281541549899" calcext:value-type="float">
            <text:p>0.02172815415499</text:p>
          </table:table-cell>
          <table:table-cell office:value-type="float" office:value="0.0360236225195599" calcext:value-type="float">
            <text:p>0.03602362251956</text:p>
          </table:table-cell>
          <table:table-cell office:value-type="float" office:value="0.0386354055360328" calcext:value-type="float">
            <text:p>0.038635405536033</text:p>
          </table:table-cell>
          <table:table-cell office:value-type="float" office:value="0.0303554474800132" calcext:value-type="float">
            <text:p>0.030355447480013</text:p>
          </table:table-cell>
          <table:table-cell office:value-type="float" office:value="0.0210817962697209" calcext:value-type="float">
            <text:p>0.021081796269721</text:p>
          </table:table-cell>
          <table:table-cell office:value-type="float" office:value="0.0149365975203127" calcext:value-type="float">
            <text:p>0.014936597520313</text:p>
          </table:table-cell>
          <table:table-cell office:value-type="float" office:value="0.0132999184795721" calcext:value-type="float">
            <text:p>0.013299918479572</text:p>
          </table:table-cell>
          <table:table-cell office:value-type="float" office:value="0.0358070958096353" calcext:value-type="float">
            <text:p>0.035807095809635</text:p>
          </table:table-cell>
          <table:table-cell office:value-type="float" office:value="0.0353284769328629" calcext:value-type="float">
            <text:p>0.035328476932863</text:p>
          </table:table-cell>
          <table:table-cell office:value-type="float" office:value="0.0281683410089031" calcext:value-type="float">
            <text:p>0.028168341008903</text:p>
          </table:table-cell>
          <table:table-cell office:value-type="float" office:value="0.0266844576830147" calcext:value-type="float">
            <text:p>0.026684457683015</text:p>
          </table:table-cell>
          <table:table-cell office:value-type="float" office:value="0.0321167697183319" calcext:value-type="float">
            <text:p>0.032116769718332</text:p>
          </table:table-cell>
          <table:table-cell office:value-type="float" office:value="0.0265736771743432" calcext:value-type="float">
            <text:p>0.026573677174343</text:p>
          </table:table-cell>
          <table:table-cell office:value-type="float" office:value="0.0215648393020633" calcext:value-type="float">
            <text:p>0.021564839302063</text:p>
          </table:table-cell>
          <table:table-cell office:value-type="float" office:value="0.0209766263939554" calcext:value-type="float">
            <text:p>0.020976626393955</text:p>
          </table:table-cell>
          <table:table-cell office:value-type="float" office:value="1.03609562220708" calcext:value-type="float">
            <text:p>1.03609562220708</text:p>
          </table:table-cell>
          <table:table-cell office:value-type="float" office:value="0.0270047266547613" calcext:value-type="float">
            <text:p>0.027004726654761</text:p>
          </table:table-cell>
          <table:table-cell office:value-type="float" office:value="0.0287135809335771" calcext:value-type="float">
            <text:p>0.028713580933577</text:p>
          </table:table-cell>
          <table:table-cell office:value-type="float" office:value="0.0204530355665581" calcext:value-type="float">
            <text:p>0.020453035566558</text:p>
          </table:table-cell>
          <table:table-cell office:value-type="float" office:value="0.0216472193434259" calcext:value-type="float">
            <text:p>0.021647219343426</text:p>
          </table:table-cell>
          <table:table-cell office:value-type="float" office:value="0.016439723296798" calcext:value-type="float">
            <text:p>0.016439723296798</text:p>
          </table:table-cell>
          <table:table-cell office:value-type="float" office:value="-0.022307206014593" calcext:value-type="float">
            <text:p>-0.022307206014593</text:p>
          </table:table-cell>
          <table:table-cell office:value-type="float" office:value="-0.024248829680317" calcext:value-type="float">
            <text:p>-0.024248829680317</text:p>
          </table:table-cell>
          <table:table-cell office:value-type="float" office:value="-0.0282585345691711" calcext:value-type="float">
            <text:p>-0.028258534569171</text:p>
          </table:table-cell>
          <table:table-cell office:value-type="float" office:value="-0.0278166159301478" calcext:value-type="float">
            <text:p>-0.027816615930148</text:p>
          </table:table-cell>
          <table:table-cell office:value-type="float" office:value="-0.0271841569490151" calcext:value-type="float">
            <text:p>-0.027184156949015</text:p>
          </table:table-cell>
          <table:table-cell office:value-type="float" office:value="-0.025134982660487" calcext:value-type="float">
            <text:p>-0.025134982660487</text:p>
          </table:table-cell>
          <table:table-cell office:value-type="float" office:value="-0.0222950010164849" calcext:value-type="float">
            <text:p>-0.022295001016485</text:p>
          </table:table-cell>
          <table:table-cell office:value-type="float" office:value="-0.0205463335510217" calcext:value-type="float">
            <text:p>-0.020546333551022</text:p>
          </table:table-cell>
          <table:table-cell office:value-type="float" office:value="-0.0196663100800231" calcext:value-type="float">
            <text:p>-0.019666310080023</text:p>
          </table:table-cell>
          <table:table-cell office:value-type="float" office:value="-0.0148542816636021" calcext:value-type="float">
            <text:p>-0.014854281663602</text:p>
          </table:table-cell>
          <table:table-cell office:value-type="float" office:value="-0.000187023748494258" calcext:value-type="float">
            <text:p>-0.000187023748494</text:p>
          </table:table-cell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0.0238673629094807" calcext:value-type="float">
            <text:p>0.023867362909481</text:p>
          </table:table-cell>
          <table:table-cell office:value-type="float" office:value="0.0261212425674069" calcext:value-type="float">
            <text:p>0.026121242567407</text:p>
          </table:table-cell>
          <table:table-cell office:value-type="float" office:value="0.0264015991000434" calcext:value-type="float">
            <text:p>0.026401599100043</text:p>
          </table:table-cell>
          <table:table-cell office:value-type="float" office:value="0.0269664054883522" calcext:value-type="float">
            <text:p>0.026966405488352</text:p>
          </table:table-cell>
          <table:table-cell office:value-type="float" office:value="0.0253089532035273" calcext:value-type="float">
            <text:p>0.025308953203527</text:p>
          </table:table-cell>
          <table:table-cell office:value-type="float" office:value="0.0206762547399507" calcext:value-type="float">
            <text:p>0.020676254739951</text:p>
          </table:table-cell>
          <table:table-cell office:value-type="float" office:value="0.0188967805625942" calcext:value-type="float">
            <text:p>0.018896780562594</text:p>
          </table:table-cell>
          <table:table-cell office:value-type="float" office:value="0.0247902376422715" calcext:value-type="float">
            <text:p>0.024790237642272</text:p>
          </table:table-cell>
          <table:table-cell office:value-type="float" office:value="0.0259934260412384" calcext:value-type="float">
            <text:p>0.025993426041238</text:p>
          </table:table-cell>
          <table:table-cell office:value-type="float" office:value="0.0270604315496048" calcext:value-type="float">
            <text:p>0.027060431549605</text:p>
          </table:table-cell>
          <table:table-cell office:value-type="float" office:value="0.0253866035361351" calcext:value-type="float">
            <text:p>0.025386603536135</text:p>
          </table:table-cell>
          <table:table-cell office:value-type="float" office:value="0.0266474281075025" calcext:value-type="float">
            <text:p>0.026647428107503</text:p>
          </table:table-cell>
          <table:table-cell office:value-type="float" office:value="0.0268112604974885" calcext:value-type="float">
            <text:p>0.026811260497489</text:p>
          </table:table-cell>
          <table:table-cell office:value-type="float" office:value="0.0242811620865382" calcext:value-type="float">
            <text:p>0.024281162086538</text:p>
          </table:table-cell>
          <table:table-cell office:value-type="float" office:value="0.0246350352366757" calcext:value-type="float">
            <text:p>0.024635035236676</text:p>
          </table:table-cell>
          <table:table-cell office:value-type="float" office:value="0.0270047266547613" calcext:value-type="float">
            <text:p>0.027004726654761</text:p>
          </table:table-cell>
          <table:table-cell office:value-type="float" office:value="0.526695591120587" calcext:value-type="float">
            <text:p>0.526695591120587</text:p>
          </table:table-cell>
          <table:table-cell office:value-type="float" office:value="0.026727819332621" calcext:value-type="float">
            <text:p>0.026727819332621</text:p>
          </table:table-cell>
          <table:table-cell office:value-type="float" office:value="0.0234961491488739" calcext:value-type="float">
            <text:p>0.023496149148874</text:p>
          </table:table-cell>
          <table:table-cell office:value-type="float" office:value="0.024766235720394" calcext:value-type="float">
            <text:p>0.024766235720394</text:p>
          </table:table-cell>
          <table:table-cell office:value-type="float" office:value="0.0222365405516237" calcext:value-type="float">
            <text:p>0.022236540551624</text:p>
          </table:table-cell>
          <table:table-cell office:value-type="float" office:value="-0.0175622130564728" calcext:value-type="float">
            <text:p>-0.017562213056473</text:p>
          </table:table-cell>
          <table:table-cell office:value-type="float" office:value="-0.0195276385047435" calcext:value-type="float">
            <text:p>-0.019527638504744</text:p>
          </table:table-cell>
          <table:table-cell office:value-type="float" office:value="-0.0234836917412756" calcext:value-type="float">
            <text:p>-0.023483691741276</text:p>
          </table:table-cell>
          <table:table-cell office:value-type="float" office:value="-0.0235470168387548" calcext:value-type="float">
            <text:p>-0.023547016838755</text:p>
          </table:table-cell>
          <table:table-cell office:value-type="float" office:value="-0.0235948791169878" calcext:value-type="float">
            <text:p>-0.023594879116988</text:p>
          </table:table-cell>
          <table:table-cell office:value-type="float" office:value="-0.0228840051257696" calcext:value-type="float">
            <text:p>-0.02288400512577</text:p>
          </table:table-cell>
          <table:table-cell office:value-type="float" office:value="-0.0205441045181796" calcext:value-type="float">
            <text:p>-0.02054410451818</text:p>
          </table:table-cell>
          <table:table-cell office:value-type="float" office:value="-0.0201711075625332" calcext:value-type="float">
            <text:p>-0.020171107562533</text:p>
          </table:table-cell>
          <table:table-cell office:value-type="float" office:value="-0.0199385145743142" calcext:value-type="float">
            <text:p>-0.019938514574314</text:p>
          </table:table-cell>
          <table:table-cell office:value-type="float" office:value="-0.0166557886584206" calcext:value-type="float">
            <text:p>-0.016655788658421</text:p>
          </table:table-cell>
          <table:table-cell office:value-type="float" office:value="-0.000439210996134433" calcext:value-type="float">
            <text:p>-0.000439210996134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0.024634256457986" calcext:value-type="float">
            <text:p>0.024634256457986</text:p>
          </table:table-cell>
          <table:table-cell office:value-type="float" office:value="0.0284473356180269" calcext:value-type="float">
            <text:p>0.028447335618027</text:p>
          </table:table-cell>
          <table:table-cell office:value-type="float" office:value="0.0281304204567559" calcext:value-type="float">
            <text:p>0.028130420456756</text:p>
          </table:table-cell>
          <table:table-cell office:value-type="float" office:value="0.0264987783886716" calcext:value-type="float">
            <text:p>0.026498778388672</text:p>
          </table:table-cell>
          <table:table-cell office:value-type="float" office:value="0.0240431355500549" calcext:value-type="float">
            <text:p>0.024043135550055</text:p>
          </table:table-cell>
          <table:table-cell office:value-type="float" office:value="0.0219271252250583" calcext:value-type="float">
            <text:p>0.021927125225058</text:p>
          </table:table-cell>
          <table:table-cell office:value-type="float" office:value="0.0219649889176046" calcext:value-type="float">
            <text:p>0.021964988917605</text:p>
          </table:table-cell>
          <table:table-cell office:value-type="float" office:value="0.0271708067910122" calcext:value-type="float">
            <text:p>0.027170806791012</text:p>
          </table:table-cell>
          <table:table-cell office:value-type="float" office:value="0.0277333352036131" calcext:value-type="float">
            <text:p>0.027733335203613</text:p>
          </table:table-cell>
          <table:table-cell office:value-type="float" office:value="0.0277263753558019" calcext:value-type="float">
            <text:p>0.027726375355802</text:p>
          </table:table-cell>
          <table:table-cell office:value-type="float" office:value="0.0273369531282409" calcext:value-type="float">
            <text:p>0.027336953128241</text:p>
          </table:table-cell>
          <table:table-cell office:value-type="float" office:value="0.0287406838422622" calcext:value-type="float">
            <text:p>0.028740683842262</text:p>
          </table:table-cell>
          <table:table-cell office:value-type="float" office:value="0.0270781350073733" calcext:value-type="float">
            <text:p>0.027078135007373</text:p>
          </table:table-cell>
          <table:table-cell office:value-type="float" office:value="0.0246460995834261" calcext:value-type="float">
            <text:p>0.024646099583426</text:p>
          </table:table-cell>
          <table:table-cell office:value-type="float" office:value="0.0238323284211712" calcext:value-type="float">
            <text:p>0.023832328421171</text:p>
          </table:table-cell>
          <table:table-cell office:value-type="float" office:value="0.0287135809335771" calcext:value-type="float">
            <text:p>0.028713580933577</text:p>
          </table:table-cell>
          <table:table-cell office:value-type="float" office:value="0.026727819332621" calcext:value-type="float">
            <text:p>0.026727819332621</text:p>
          </table:table-cell>
          <table:table-cell office:value-type="float" office:value="1.02919328613828" calcext:value-type="float">
            <text:p>1.02919328613828</text:p>
          </table:table-cell>
          <table:table-cell office:value-type="float" office:value="0.0260323674190848" calcext:value-type="float">
            <text:p>0.026032367419085</text:p>
          </table:table-cell>
          <table:table-cell office:value-type="float" office:value="0.0236671675736495" calcext:value-type="float">
            <text:p>0.02366716757365</text:p>
          </table:table-cell>
          <table:table-cell office:value-type="float" office:value="0.0221770234895954" calcext:value-type="float">
            <text:p>0.022177023489595</text:p>
          </table:table-cell>
          <table:table-cell office:value-type="float" office:value="-0.0390963093965364" calcext:value-type="float">
            <text:p>-0.039096309396536</text:p>
          </table:table-cell>
          <table:table-cell office:value-type="float" office:value="-0.0389830937912284" calcext:value-type="float">
            <text:p>-0.038983093791228</text:p>
          </table:table-cell>
          <table:table-cell office:value-type="float" office:value="-0.0353937449710925" calcext:value-type="float">
            <text:p>-0.035393744971093</text:p>
          </table:table-cell>
          <table:table-cell office:value-type="float" office:value="-0.0331424132461908" calcext:value-type="float">
            <text:p>-0.033142413246191</text:p>
          </table:table-cell>
          <table:table-cell office:value-type="float" office:value="-0.0310461415433827" calcext:value-type="float">
            <text:p>-0.031046141543383</text:p>
          </table:table-cell>
          <table:table-cell office:value-type="float" office:value="-0.0250386218955109" calcext:value-type="float">
            <text:p>-0.025038621895511</text:p>
          </table:table-cell>
          <table:table-cell office:value-type="float" office:value="-0.0209878548717981" calcext:value-type="float">
            <text:p>-0.020987854871798</text:p>
          </table:table-cell>
          <table:table-cell office:value-type="float" office:value="-0.0188113056214715" calcext:value-type="float">
            <text:p>-0.018811305621472</text:p>
          </table:table-cell>
          <table:table-cell office:value-type="float" office:value="-0.0184634284755794" calcext:value-type="float">
            <text:p>-0.018463428475579</text:p>
          </table:table-cell>
          <table:table-cell office:value-type="float" office:value="-0.0145345011756537" calcext:value-type="float">
            <text:p>-0.014534501175654</text:p>
          </table:table-cell>
          <table:table-cell office:value-type="float" office:value="0.000276373625208688" calcext:value-type="float">
            <text:p>0.000276373625209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0.0266788232366305" calcext:value-type="float">
            <text:p>0.026678823236631</text:p>
          </table:table-cell>
          <table:table-cell office:value-type="float" office:value="0.0210946273428515" calcext:value-type="float">
            <text:p>0.021094627342852</text:p>
          </table:table-cell>
          <table:table-cell office:value-type="float" office:value="0.0185865508024401" calcext:value-type="float">
            <text:p>0.01858655080244</text:p>
          </table:table-cell>
          <table:table-cell office:value-type="float" office:value="0.0202989860818996" calcext:value-type="float">
            <text:p>0.0202989860819</text:p>
          </table:table-cell>
          <table:table-cell office:value-type="float" office:value="0.0246608961894081" calcext:value-type="float">
            <text:p>0.024660896189408</text:p>
          </table:table-cell>
          <table:table-cell office:value-type="float" office:value="0.0285965705677978" calcext:value-type="float">
            <text:p>0.028596570567798</text:p>
          </table:table-cell>
          <table:table-cell office:value-type="float" office:value="0.0291777177973987" calcext:value-type="float">
            <text:p>0.029177717797399</text:p>
          </table:table-cell>
          <table:table-cell office:value-type="float" office:value="0.0222080798358558" calcext:value-type="float">
            <text:p>0.022208079835856</text:p>
          </table:table-cell>
          <table:table-cell office:value-type="float" office:value="0.020824755124023" calcext:value-type="float">
            <text:p>0.020824755124023</text:p>
          </table:table-cell>
          <table:table-cell office:value-type="float" office:value="0.0238572460780315" calcext:value-type="float">
            <text:p>0.023857246078032</text:p>
          </table:table-cell>
          <table:table-cell office:value-type="float" office:value="0.0261454802745673" calcext:value-type="float">
            <text:p>0.026145480274567</text:p>
          </table:table-cell>
          <table:table-cell office:value-type="float" office:value="0.023023026867632" calcext:value-type="float">
            <text:p>0.023023026867632</text:p>
          </table:table-cell>
          <table:table-cell office:value-type="float" office:value="0.0242321233306793" calcext:value-type="float">
            <text:p>0.024232123330679</text:p>
          </table:table-cell>
          <table:table-cell office:value-type="float" office:value="0.025767682101506" calcext:value-type="float">
            <text:p>0.025767682101506</text:p>
          </table:table-cell>
          <table:table-cell office:value-type="float" office:value="0.0248796295856218" calcext:value-type="float">
            <text:p>0.024879629585622</text:p>
          </table:table-cell>
          <table:table-cell office:value-type="float" office:value="0.0204530355665581" calcext:value-type="float">
            <text:p>0.020453035566558</text:p>
          </table:table-cell>
          <table:table-cell office:value-type="float" office:value="0.0234961491488739" calcext:value-type="float">
            <text:p>0.023496149148874</text:p>
          </table:table-cell>
          <table:table-cell office:value-type="float" office:value="0.0260323674190848" calcext:value-type="float">
            <text:p>0.026032367419085</text:p>
          </table:table-cell>
          <table:table-cell office:value-type="float" office:value="1.03304478764882" calcext:value-type="float">
            <text:p>1.03304478764882</text:p>
          </table:table-cell>
          <table:table-cell office:value-type="float" office:value="0.023900313836396" calcext:value-type="float">
            <text:p>0.023900313836396</text:p>
          </table:table-cell>
          <table:table-cell office:value-type="float" office:value="0.0272153775936924" calcext:value-type="float">
            <text:p>0.027215377593692</text:p>
          </table:table-cell>
          <table:table-cell office:value-type="float" office:value="0.012222233404051" calcext:value-type="float">
            <text:p>0.012222233404051</text:p>
          </table:table-cell>
          <table:table-cell office:value-type="float" office:value="0.00962013702424467" calcext:value-type="float">
            <text:p>0.009620137024245</text:p>
          </table:table-cell>
          <table:table-cell office:value-type="float" office:value="0.0153715898643474" calcext:value-type="float">
            <text:p>0.015371589864347</text:p>
          </table:table-cell>
          <table:table-cell office:value-type="float" office:value="0.0204718535619931" calcext:value-type="float">
            <text:p>0.020471853561993</text:p>
          </table:table-cell>
          <table:table-cell office:value-type="float" office:value="0.0246412255481481" calcext:value-type="float">
            <text:p>0.024641225548148</text:p>
          </table:table-cell>
          <table:table-cell office:value-type="float" office:value="0.0289531377862202" calcext:value-type="float">
            <text:p>0.02895313778622</text:p>
          </table:table-cell>
          <table:table-cell office:value-type="float" office:value="0.0331494054382706" calcext:value-type="float">
            <text:p>0.033149405438271</text:p>
          </table:table-cell>
          <table:table-cell office:value-type="float" office:value="0.0343465253484026" calcext:value-type="float">
            <text:p>0.034346525348403</text:p>
          </table:table-cell>
          <table:table-cell office:value-type="float" office:value="0.0344163180023151" calcext:value-type="float">
            <text:p>0.034416318002315</text:p>
          </table:table-cell>
          <table:table-cell office:value-type="float" office:value="0.0368842275257653" calcext:value-type="float">
            <text:p>0.036884227525765</text:p>
          </table:table-cell>
          <table:table-cell office:value-type="float" office:value="0.000229614712657461" calcext:value-type="float">
            <text:p>0.000229614712657</text:p>
          </table:table-cell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0.0252885129979143" calcext:value-type="float">
            <text:p>0.025288512997914</text:p>
          </table:table-cell>
          <table:table-cell office:value-type="float" office:value="0.0215846907099533" calcext:value-type="float">
            <text:p>0.021584690709953</text:p>
          </table:table-cell>
          <table:table-cell office:value-type="float" office:value="0.0208946883930155" calcext:value-type="float">
            <text:p>0.020894688393016</text:p>
          </table:table-cell>
          <table:table-cell office:value-type="float" office:value="0.0236375606092584" calcext:value-type="float">
            <text:p>0.023637560609258</text:p>
          </table:table-cell>
          <table:table-cell office:value-type="float" office:value="0.0271037612154923" calcext:value-type="float">
            <text:p>0.027103761215492</text:p>
          </table:table-cell>
          <table:table-cell office:value-type="float" office:value="0.0284011137440401" calcext:value-type="float">
            <text:p>0.02840111374404</text:p>
          </table:table-cell>
          <table:table-cell office:value-type="float" office:value="0.0259892600985838" calcext:value-type="float">
            <text:p>0.025989260098584</text:p>
          </table:table-cell>
          <table:table-cell office:value-type="float" office:value="0.0197946267436354" calcext:value-type="float">
            <text:p>0.019794626743635</text:p>
          </table:table-cell>
          <table:table-cell office:value-type="float" office:value="0.0208676903116369" calcext:value-type="float">
            <text:p>0.020867690311637</text:p>
          </table:table-cell>
          <table:table-cell office:value-type="float" office:value="0.0238311674872494" calcext:value-type="float">
            <text:p>0.023831167487249</text:p>
          </table:table-cell>
          <table:table-cell office:value-type="float" office:value="0.0246927468837375" calcext:value-type="float">
            <text:p>0.024692746883738</text:p>
          </table:table-cell>
          <table:table-cell office:value-type="float" office:value="0.0226047351264914" calcext:value-type="float">
            <text:p>0.022604735126491</text:p>
          </table:table-cell>
          <table:table-cell office:value-type="float" office:value="0.0247691234944082" calcext:value-type="float">
            <text:p>0.024769123494408</text:p>
          </table:table-cell>
          <table:table-cell office:value-type="float" office:value="0.0264110584147659" calcext:value-type="float">
            <text:p>0.026411058414766</text:p>
          </table:table-cell>
          <table:table-cell office:value-type="float" office:value="0.0271266134224475" calcext:value-type="float">
            <text:p>0.027126613422448</text:p>
          </table:table-cell>
          <table:table-cell office:value-type="float" office:value="0.0216472193434259" calcext:value-type="float">
            <text:p>0.021647219343426</text:p>
          </table:table-cell>
          <table:table-cell office:value-type="float" office:value="0.024766235720394" calcext:value-type="float">
            <text:p>0.024766235720394</text:p>
          </table:table-cell>
          <table:table-cell office:value-type="float" office:value="0.0236671675736495" calcext:value-type="float">
            <text:p>0.02366716757365</text:p>
          </table:table-cell>
          <table:table-cell office:value-type="float" office:value="0.023900313836396" calcext:value-type="float">
            <text:p>0.023900313836396</text:p>
          </table:table-cell>
          <table:table-cell office:value-type="float" office:value="0.276921984611473" calcext:value-type="float">
            <text:p>0.276921984611473</text:p>
          </table:table-cell>
          <table:table-cell office:value-type="float" office:value="0.0283870910619866" calcext:value-type="float">
            <text:p>0.028387091061987</text:p>
          </table:table-cell>
          <table:table-cell office:value-type="float" office:value="-0.0119434727300336" calcext:value-type="float">
            <text:p>-0.011943472730034</text:p>
          </table:table-cell>
          <table:table-cell office:value-type="float" office:value="-0.0127649886089168" calcext:value-type="float">
            <text:p>-0.012764988608917</text:p>
          </table:table-cell>
          <table:table-cell office:value-type="float" office:value="-0.0138508569439285" calcext:value-type="float">
            <text:p>-0.013850856943929</text:p>
          </table:table-cell>
          <table:table-cell office:value-type="float" office:value="-0.0140282943591852" calcext:value-type="float">
            <text:p>-0.014028294359185</text:p>
          </table:table-cell>
          <table:table-cell office:value-type="float" office:value="-0.014407028652734" calcext:value-type="float">
            <text:p>-0.014407028652734</text:p>
          </table:table-cell>
          <table:table-cell office:value-type="float" office:value="-0.0155461880534801" calcext:value-type="float">
            <text:p>-0.01554618805348</text:p>
          </table:table-cell>
          <table:table-cell office:value-type="float" office:value="-0.0174638184307791" calcext:value-type="float">
            <text:p>-0.017463818430779</text:p>
          </table:table-cell>
          <table:table-cell office:value-type="float" office:value="-0.0193351692539824" calcext:value-type="float">
            <text:p>-0.019335169253982</text:p>
          </table:table-cell>
          <table:table-cell office:value-type="float" office:value="-0.0209525850576435" calcext:value-type="float">
            <text:p>-0.020952585057644</text:p>
          </table:table-cell>
          <table:table-cell office:value-type="float" office:value="-0.0192570031451826" calcext:value-type="float">
            <text:p>-0.019257003145183</text:p>
          </table:table-cell>
          <table:table-cell office:value-type="float" office:value="-0.00171831873972055" calcext:value-type="float">
            <text:p>-0.001718318739721</text:p>
          </table:table-cell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0.028467282567425" calcext:value-type="float">
            <text:p>0.028467282567425</text:p>
          </table:table-cell>
          <table:table-cell office:value-type="float" office:value="0.0180037215368165" calcext:value-type="float">
            <text:p>0.018003721536817</text:p>
          </table:table-cell>
          <table:table-cell office:value-type="float" office:value="0.0155644958899921" calcext:value-type="float">
            <text:p>0.015564495889992</text:p>
          </table:table-cell>
          <table:table-cell office:value-type="float" office:value="0.0185399636593607" calcext:value-type="float">
            <text:p>0.018539963659361</text:p>
          </table:table-cell>
          <table:table-cell office:value-type="float" office:value="0.0276636258867456" calcext:value-type="float">
            <text:p>0.027663625886746</text:p>
          </table:table-cell>
          <table:table-cell office:value-type="float" office:value="0.0431360359897477" calcext:value-type="float">
            <text:p>0.043136035989748</text:p>
          </table:table-cell>
          <table:table-cell office:value-type="float" office:value="0.0486502439188881" calcext:value-type="float">
            <text:p>0.048650243918888</text:p>
          </table:table-cell>
          <table:table-cell office:value-type="float" office:value="0.0153390676495756" calcext:value-type="float">
            <text:p>0.015339067649576</text:p>
          </table:table-cell>
          <table:table-cell office:value-type="float" office:value="0.0155634584447889" calcext:value-type="float">
            <text:p>0.015563458444789</text:p>
          </table:table-cell>
          <table:table-cell office:value-type="float" office:value="0.0195352053016069" calcext:value-type="float">
            <text:p>0.019535205301607</text:p>
          </table:table-cell>
          <table:table-cell office:value-type="float" office:value="0.0256654130729217" calcext:value-type="float">
            <text:p>0.025665413072922</text:p>
          </table:table-cell>
          <table:table-cell office:value-type="float" office:value="0.0194575786893606" calcext:value-type="float">
            <text:p>0.019457578689361</text:p>
          </table:table-cell>
          <table:table-cell office:value-type="float" office:value="0.0220935928550346" calcext:value-type="float">
            <text:p>0.022093592855035</text:p>
          </table:table-cell>
          <table:table-cell office:value-type="float" office:value="0.0301319948363475" calcext:value-type="float">
            <text:p>0.030131994836348</text:p>
          </table:table-cell>
          <table:table-cell office:value-type="float" office:value="0.0296663606984089" calcext:value-type="float">
            <text:p>0.029666360698409</text:p>
          </table:table-cell>
          <table:table-cell office:value-type="float" office:value="0.016439723296798" calcext:value-type="float">
            <text:p>0.016439723296798</text:p>
          </table:table-cell>
          <table:table-cell office:value-type="float" office:value="0.0222365405516237" calcext:value-type="float">
            <text:p>0.022236540551624</text:p>
          </table:table-cell>
          <table:table-cell office:value-type="float" office:value="0.0221770234895954" calcext:value-type="float">
            <text:p>0.022177023489595</text:p>
          </table:table-cell>
          <table:table-cell office:value-type="float" office:value="0.0272153775936924" calcext:value-type="float">
            <text:p>0.027215377593692</text:p>
          </table:table-cell>
          <table:table-cell office:value-type="float" office:value="0.0283870910619866" calcext:value-type="float">
            <text:p>0.028387091061987</text:p>
          </table:table-cell>
          <table:table-cell office:value-type="float" office:value="0.163133868840722" calcext:value-type="float">
            <text:p>0.163133868840722</text:p>
          </table:table-cell>
          <table:table-cell office:value-type="float" office:value="-0.0103932125522239" calcext:value-type="float">
            <text:p>-0.010393212552224</text:p>
          </table:table-cell>
          <table:table-cell office:value-type="float" office:value="-0.0112340754130051" calcext:value-type="float">
            <text:p>-0.011234075413005</text:p>
          </table:table-cell>
          <table:table-cell office:value-type="float" office:value="-0.0124035546566306" calcext:value-type="float">
            <text:p>-0.012403554656631</text:p>
          </table:table-cell>
          <table:table-cell office:value-type="float" office:value="-0.012642396212075" calcext:value-type="float">
            <text:p>-0.012642396212075</text:p>
          </table:table-cell>
          <table:table-cell office:value-type="float" office:value="-0.0131042297244438" calcext:value-type="float">
            <text:p>-0.013104229724444</text:p>
          </table:table-cell>
          <table:table-cell office:value-type="float" office:value="-0.0144145633201009" calcext:value-type="float">
            <text:p>-0.014414563320101</text:p>
          </table:table-cell>
          <table:table-cell office:value-type="float" office:value="-0.0164092400208481" calcext:value-type="float">
            <text:p>-0.016409240020848</text:p>
          </table:table-cell>
          <table:table-cell office:value-type="float" office:value="-0.0187647720168855" calcext:value-type="float">
            <text:p>-0.018764772016886</text:p>
          </table:table-cell>
          <table:table-cell office:value-type="float" office:value="-0.0210277121336294" calcext:value-type="float">
            <text:p>-0.021027712133629</text:p>
          </table:table-cell>
          <table:table-cell office:value-type="float" office:value="-0.0199102603113868" calcext:value-type="float">
            <text:p>-0.019910260311387</text:p>
          </table:table-cell>
          <table:table-cell office:value-type="float" office:value="-0.00209667911170902" calcext:value-type="float">
            <text:p>-0.002096679111709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00888511465809887" calcext:value-type="float">
            <text:p>-0.008885114658099</text:p>
          </table:table-cell>
          <table:table-cell office:value-type="float" office:value="-0.0285599257972811" calcext:value-type="float">
            <text:p>-0.028559925797281</text:p>
          </table:table-cell>
          <table:table-cell office:value-type="float" office:value="-0.0200059268108493" calcext:value-type="float">
            <text:p>-0.020005926810849</text:p>
          </table:table-cell>
          <table:table-cell office:value-type="float" office:value="-0.0155768984156512" calcext:value-type="float">
            <text:p>-0.015576898415651</text:p>
          </table:table-cell>
          <table:table-cell office:value-type="float" office:value="-0.0127979854181207" calcext:value-type="float">
            <text:p>-0.012797985418121</text:p>
          </table:table-cell>
          <table:table-cell office:value-type="float" office:value="-0.0100193327103744" calcext:value-type="float">
            <text:p>-0.010019332710374</text:p>
          </table:table-cell>
          <table:table-cell office:value-type="float" office:value="-0.00961453353956659" calcext:value-type="float">
            <text:p>-0.009614533539567</text:p>
          </table:table-cell>
          <table:table-cell office:value-type="float" office:value="-0.00257420148936804" calcext:value-type="float">
            <text:p>-0.002574201489368</text:p>
          </table:table-cell>
          <table:table-cell office:value-type="float" office:value="-0.017396777810724" calcext:value-type="float">
            <text:p>-0.017396777810724</text:p>
          </table:table-cell>
          <table:table-cell office:value-type="float" office:value="-0.0289225537737944" calcext:value-type="float">
            <text:p>-0.028922553773794</text:p>
          </table:table-cell>
          <table:table-cell office:value-type="float" office:value="-0.0356004359607814" calcext:value-type="float">
            <text:p>-0.035600435960781</text:p>
          </table:table-cell>
          <table:table-cell office:value-type="float" office:value="-0.0350816519658014" calcext:value-type="float">
            <text:p>-0.035081651965801</text:p>
          </table:table-cell>
          <table:table-cell office:value-type="float" office:value="-0.0228472217466858" calcext:value-type="float">
            <text:p>-0.022847221746686</text:p>
          </table:table-cell>
          <table:table-cell office:value-type="float" office:value="-0.0170199158353243" calcext:value-type="float">
            <text:p>-0.017019915835324</text:p>
          </table:table-cell>
          <table:table-cell office:value-type="float" office:value="-0.0121238100092651" calcext:value-type="float">
            <text:p>-0.012123810009265</text:p>
          </table:table-cell>
          <table:table-cell office:value-type="float" office:value="-0.022307206014593" calcext:value-type="float">
            <text:p>-0.022307206014593</text:p>
          </table:table-cell>
          <table:table-cell office:value-type="float" office:value="-0.0175622130564728" calcext:value-type="float">
            <text:p>-0.017562213056473</text:p>
          </table:table-cell>
          <table:table-cell office:value-type="float" office:value="-0.0390963093965364" calcext:value-type="float">
            <text:p>-0.039096309396536</text:p>
          </table:table-cell>
          <table:table-cell office:value-type="float" office:value="0.012222233404051" calcext:value-type="float">
            <text:p>0.012222233404051</text:p>
          </table:table-cell>
          <table:table-cell office:value-type="float" office:value="-0.0119434727300336" calcext:value-type="float">
            <text:p>-0.011943472730034</text:p>
          </table:table-cell>
          <table:table-cell office:value-type="float" office:value="-0.0103932125522239" calcext:value-type="float">
            <text:p>-0.010393212552224</text:p>
          </table:table-cell>
          <table:table-cell office:value-type="float" office:value="1.51437625947696" calcext:value-type="float">
            <text:p>1.51437625947696</text:p>
          </table:table-cell>
          <table:table-cell office:value-type="float" office:value="0.51469232692899" calcext:value-type="float">
            <text:p>0.51469232692899</text:p>
          </table:table-cell>
          <table:table-cell office:value-type="float" office:value="0.51458632265577" calcext:value-type="float">
            <text:p>0.51458632265577</text:p>
          </table:table-cell>
          <table:table-cell office:value-type="float" office:value="0.514316814291934" calcext:value-type="float">
            <text:p>0.514316814291934</text:p>
          </table:table-cell>
          <table:table-cell office:value-type="float" office:value="0.51392906779305" calcext:value-type="float">
            <text:p>0.51392906779305</text:p>
          </table:table-cell>
          <table:table-cell office:value-type="float" office:value="0.513142068575255" calcext:value-type="float">
            <text:p>0.513142068575255</text:p>
          </table:table-cell>
          <table:table-cell office:value-type="float" office:value="0.512648270014095" calcext:value-type="float">
            <text:p>0.512648270014095</text:p>
          </table:table-cell>
          <table:table-cell office:value-type="float" office:value="0.512231519248402" calcext:value-type="float">
            <text:p>0.512231519248402</text:p>
          </table:table-cell>
          <table:table-cell office:value-type="float" office:value="0.512010141921802" calcext:value-type="float">
            <text:p>0.512010141921802</text:p>
          </table:table-cell>
          <table:table-cell office:value-type="float" office:value="0.510119363630017" calcext:value-type="float">
            <text:p>0.510119363630017</text:p>
          </table:table-cell>
          <table:table-cell office:value-type="float" office:value="-0.00057111757392411" calcext:value-type="float">
            <text:p>-0.000571117573924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00910521493411537" calcext:value-type="float">
            <text:p>-0.009105214934115</text:p>
          </table:table-cell>
          <table:table-cell office:value-type="float" office:value="-0.0295805402678357" calcext:value-type="float">
            <text:p>-0.029580540267836</text:p>
          </table:table-cell>
          <table:table-cell office:value-type="float" office:value="-0.0215222629681287" calcext:value-type="float">
            <text:p>-0.021522262968129</text:p>
          </table:table-cell>
          <table:table-cell office:value-type="float" office:value="-0.0167422651338944" calcext:value-type="float">
            <text:p>-0.016742265133894</text:p>
          </table:table-cell>
          <table:table-cell office:value-type="float" office:value="-0.013820027398295" calcext:value-type="float">
            <text:p>-0.013820027398295</text:p>
          </table:table-cell>
          <table:table-cell office:value-type="float" office:value="-0.0110197461277594" calcext:value-type="float">
            <text:p>-0.011019746127759</text:p>
          </table:table-cell>
          <table:table-cell office:value-type="float" office:value="-0.0109818259966576" calcext:value-type="float">
            <text:p>-0.010981825996658</text:p>
          </table:table-cell>
          <table:table-cell office:value-type="float" office:value="-0.0000744646017728064" calcext:value-type="float">
            <text:p>-7.44646017728064E-05</text:p>
          </table:table-cell>
          <table:table-cell office:value-type="float" office:value="-0.0159371797977035" calcext:value-type="float">
            <text:p>-0.015937179797704</text:p>
          </table:table-cell>
          <table:table-cell office:value-type="float" office:value="-0.0272378703692745" calcext:value-type="float">
            <text:p>-0.027237870369275</text:p>
          </table:table-cell>
          <table:table-cell office:value-type="float" office:value="-0.0331643283914125" calcext:value-type="float">
            <text:p>-0.033164328391413</text:p>
          </table:table-cell>
          <table:table-cell office:value-type="float" office:value="-0.0349858101334179" calcext:value-type="float">
            <text:p>-0.034985810133418</text:p>
          </table:table-cell>
          <table:table-cell office:value-type="float" office:value="-0.0242503105214428" calcext:value-type="float">
            <text:p>-0.024250310521443</text:p>
          </table:table-cell>
          <table:table-cell office:value-type="float" office:value="-0.0183966350846148" calcext:value-type="float">
            <text:p>-0.018396635084615</text:p>
          </table:table-cell>
          <table:table-cell office:value-type="float" office:value="-0.0131081406063756" calcext:value-type="float">
            <text:p>-0.013108140606376</text:p>
          </table:table-cell>
          <table:table-cell office:value-type="float" office:value="-0.024248829680317" calcext:value-type="float">
            <text:p>-0.024248829680317</text:p>
          </table:table-cell>
          <table:table-cell office:value-type="float" office:value="-0.0195276385047435" calcext:value-type="float">
            <text:p>-0.019527638504744</text:p>
          </table:table-cell>
          <table:table-cell office:value-type="float" office:value="-0.0389830937912284" calcext:value-type="float">
            <text:p>-0.038983093791228</text:p>
          </table:table-cell>
          <table:table-cell office:value-type="float" office:value="0.00962013702424467" calcext:value-type="float">
            <text:p>0.009620137024245</text:p>
          </table:table-cell>
          <table:table-cell office:value-type="float" office:value="-0.0127649886089168" calcext:value-type="float">
            <text:p>-0.012764988608917</text:p>
          </table:table-cell>
          <table:table-cell office:value-type="float" office:value="-0.0112340754130051" calcext:value-type="float">
            <text:p>-0.011234075413005</text:p>
          </table:table-cell>
          <table:table-cell office:value-type="float" office:value="0.51469232692899" calcext:value-type="float">
            <text:p>0.51469232692899</text:p>
          </table:table-cell>
          <table:table-cell office:value-type="float" office:value="1.51514979469607" calcext:value-type="float">
            <text:p>1.51514979469607</text:p>
          </table:table-cell>
          <table:table-cell office:value-type="float" office:value="0.515315357005287" calcext:value-type="float">
            <text:p>0.515315357005287</text:p>
          </table:table-cell>
          <table:table-cell office:value-type="float" office:value="0.515072236204521" calcext:value-type="float">
            <text:p>0.515072236204521</text:p>
          </table:table-cell>
          <table:table-cell office:value-type="float" office:value="0.514738783543717" calcext:value-type="float">
            <text:p>0.514738783543717</text:p>
          </table:table-cell>
          <table:table-cell office:value-type="float" office:value="0.513978960225476" calcext:value-type="float">
            <text:p>0.513978960225476</text:p>
          </table:table-cell>
          <table:table-cell office:value-type="float" office:value="0.513535758761105" calcext:value-type="float">
            <text:p>0.513535758761105</text:p>
          </table:table-cell>
          <table:table-cell office:value-type="float" office:value="0.513174091003926" calcext:value-type="float">
            <text:p>0.513174091003926</text:p>
          </table:table-cell>
          <table:table-cell office:value-type="float" office:value="0.512956280509846" calcext:value-type="float">
            <text:p>0.512956280509846</text:p>
          </table:table-cell>
          <table:table-cell office:value-type="float" office:value="0.510951599167217" calcext:value-type="float">
            <text:p>0.510951599167217</text:p>
          </table:table-cell>
          <table:table-cell office:value-type="float" office:value="-0.000720434187540655" calcext:value-type="float">
            <text:p>-0.000720434187541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-0.00789309033402059" calcext:value-type="float">
            <text:p>-0.007893090334021</text:p>
          </table:table-cell>
          <table:table-cell office:value-type="float" office:value="-0.0292273976017523" calcext:value-type="float">
            <text:p>-0.029227397601752</text:p>
          </table:table-cell>
          <table:table-cell office:value-type="float" office:value="-0.023861816753033" calcext:value-type="float">
            <text:p>-0.023861816753033</text:p>
          </table:table-cell>
          <table:table-cell office:value-type="float" office:value="-0.0187181071209313" calcext:value-type="float">
            <text:p>-0.018718107120931</text:p>
          </table:table-cell>
          <table:table-cell office:value-type="float" office:value="-0.0155564494293699" calcext:value-type="float">
            <text:p>-0.01555644942937</text:p>
          </table:table-cell>
          <table:table-cell office:value-type="float" office:value="-0.0125217969476003" calcext:value-type="float">
            <text:p>-0.0125217969476</text:p>
          </table:table-cell>
          <table:table-cell office:value-type="float" office:value="-0.0121955097283144" calcext:value-type="float">
            <text:p>-0.012195509728314</text:p>
          </table:table-cell>
          <table:table-cell office:value-type="float" office:value="0.00595959984958669" calcext:value-type="float">
            <text:p>0.005959599849587</text:p>
          </table:table-cell>
          <table:table-cell office:value-type="float" office:value="-0.0115856520263674" calcext:value-type="float">
            <text:p>-0.011585652026367</text:p>
          </table:table-cell>
          <table:table-cell office:value-type="float" office:value="-0.0229793800870617" calcext:value-type="float">
            <text:p>-0.022979380087062</text:p>
          </table:table-cell>
          <table:table-cell office:value-type="float" office:value="-0.0271159502203974" calcext:value-type="float">
            <text:p>-0.027115950220397</text:p>
          </table:table-cell>
          <table:table-cell office:value-type="float" office:value="-0.0301841599767788" calcext:value-type="float">
            <text:p>-0.030184159976779</text:p>
          </table:table-cell>
          <table:table-cell office:value-type="float" office:value="-0.0252515802418209" calcext:value-type="float">
            <text:p>-0.025251580241821</text:p>
          </table:table-cell>
          <table:table-cell office:value-type="float" office:value="-0.0198371595425057" calcext:value-type="float">
            <text:p>-0.019837159542506</text:p>
          </table:table-cell>
          <table:table-cell office:value-type="float" office:value="-0.0145471485396123" calcext:value-type="float">
            <text:p>-0.014547148539612</text:p>
          </table:table-cell>
          <table:table-cell office:value-type="float" office:value="-0.0282585345691711" calcext:value-type="float">
            <text:p>-0.028258534569171</text:p>
          </table:table-cell>
          <table:table-cell office:value-type="float" office:value="-0.0234836917412756" calcext:value-type="float">
            <text:p>-0.023483691741276</text:p>
          </table:table-cell>
          <table:table-cell office:value-type="float" office:value="-0.0353937449710925" calcext:value-type="float">
            <text:p>-0.035393744971093</text:p>
          </table:table-cell>
          <table:table-cell office:value-type="float" office:value="0.0153715898643474" calcext:value-type="float">
            <text:p>0.015371589864347</text:p>
          </table:table-cell>
          <table:table-cell office:value-type="float" office:value="-0.0138508569439285" calcext:value-type="float">
            <text:p>-0.013850856943929</text:p>
          </table:table-cell>
          <table:table-cell office:value-type="float" office:value="-0.0124035546566306" calcext:value-type="float">
            <text:p>-0.012403554656631</text:p>
          </table:table-cell>
          <table:table-cell office:value-type="float" office:value="0.51458632265577" calcext:value-type="float">
            <text:p>0.51458632265577</text:p>
          </table:table-cell>
          <table:table-cell office:value-type="float" office:value="0.515315357005287" calcext:value-type="float">
            <text:p>0.515315357005287</text:p>
          </table:table-cell>
          <table:table-cell office:value-type="float" office:value="0.849584775022027" calcext:value-type="float">
            <text:p>0.849584775022027</text:p>
          </table:table-cell>
          <table:table-cell office:value-type="float" office:value="0.516171115159653" calcext:value-type="float">
            <text:p>0.516171115159653</text:p>
          </table:table-cell>
          <table:table-cell office:value-type="float" office:value="0.516071526714661" calcext:value-type="float">
            <text:p>0.516071526714661</text:p>
          </table:table-cell>
          <table:table-cell office:value-type="float" office:value="0.515543240226346" calcext:value-type="float">
            <text:p>0.515543240226346</text:p>
          </table:table-cell>
          <table:table-cell office:value-type="float" office:value="0.51536517028183" calcext:value-type="float">
            <text:p>0.51536517028183</text:p>
          </table:table-cell>
          <table:table-cell office:value-type="float" office:value="0.515200767425767" calcext:value-type="float">
            <text:p>0.515200767425767</text:p>
          </table:table-cell>
          <table:table-cell office:value-type="float" office:value="0.51502994069386" calcext:value-type="float">
            <text:p>0.51502994069386</text:p>
          </table:table-cell>
          <table:table-cell office:value-type="float" office:value="0.512899736787682" calcext:value-type="float">
            <text:p>0.512899736787682</text:p>
          </table:table-cell>
          <table:table-cell office:value-type="float" office:value="-0.000745603077143842" calcext:value-type="float">
            <text:p>-0.000745603077144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-0.00725282470262944" calcext:value-type="float">
            <text:p>-0.007252824702629</text:p>
          </table:table-cell>
          <table:table-cell office:value-type="float" office:value="-0.0272737456639625" calcext:value-type="float">
            <text:p>-0.027273745663963</text:p>
          </table:table-cell>
          <table:table-cell office:value-type="float" office:value="-0.0237572309725784" calcext:value-type="float">
            <text:p>-0.023757230972578</text:p>
          </table:table-cell>
          <table:table-cell office:value-type="float" office:value="-0.0188741563594299" calcext:value-type="float">
            <text:p>-0.01887415635943</text:p>
          </table:table-cell>
          <table:table-cell office:value-type="float" office:value="-0.0157962700440578" calcext:value-type="float">
            <text:p>-0.015796270044058</text:p>
          </table:table-cell>
          <table:table-cell office:value-type="float" office:value="-0.0128543250679107" calcext:value-type="float">
            <text:p>-0.012854325067911</text:p>
          </table:table-cell>
          <table:table-cell office:value-type="float" office:value="-0.0127626025513426" calcext:value-type="float">
            <text:p>-0.012762602551343</text:p>
          </table:table-cell>
          <table:table-cell office:value-type="float" office:value="0.00663455992610025" calcext:value-type="float">
            <text:p>0.0066345599261</text:p>
          </table:table-cell>
          <table:table-cell office:value-type="float" office:value="-0.0106691681681464" calcext:value-type="float">
            <text:p>-0.010669168168146</text:p>
          </table:table-cell>
          <table:table-cell office:value-type="float" office:value="-0.0216028516122755" calcext:value-type="float">
            <text:p>-0.021602851612276</text:p>
          </table:table-cell>
          <table:table-cell office:value-type="float" office:value="-0.025664081004034" calcext:value-type="float">
            <text:p>-0.025664081004034</text:p>
          </table:table-cell>
          <table:table-cell office:value-type="float" office:value="-0.0286664800687202" calcext:value-type="float">
            <text:p>-0.02866648006872</text:p>
          </table:table-cell>
          <table:table-cell office:value-type="float" office:value="-0.0248753910589005" calcext:value-type="float">
            <text:p>-0.024875391058901</text:p>
          </table:table-cell>
          <table:table-cell office:value-type="float" office:value="-0.019821415224691" calcext:value-type="float">
            <text:p>-0.019821415224691</text:p>
          </table:table-cell>
          <table:table-cell office:value-type="float" office:value="-0.0149311973815729" calcext:value-type="float">
            <text:p>-0.014931197381573</text:p>
          </table:table-cell>
          <table:table-cell office:value-type="float" office:value="-0.0278166159301478" calcext:value-type="float">
            <text:p>-0.027816615930148</text:p>
          </table:table-cell>
          <table:table-cell office:value-type="float" office:value="-0.0235470168387548" calcext:value-type="float">
            <text:p>-0.023547016838755</text:p>
          </table:table-cell>
          <table:table-cell office:value-type="float" office:value="-0.0331424132461908" calcext:value-type="float">
            <text:p>-0.033142413246191</text:p>
          </table:table-cell>
          <table:table-cell office:value-type="float" office:value="0.0204718535619931" calcext:value-type="float">
            <text:p>0.020471853561993</text:p>
          </table:table-cell>
          <table:table-cell office:value-type="float" office:value="-0.0140282943591852" calcext:value-type="float">
            <text:p>-0.014028294359185</text:p>
          </table:table-cell>
          <table:table-cell office:value-type="float" office:value="-0.012642396212075" calcext:value-type="float">
            <text:p>-0.012642396212075</text:p>
          </table:table-cell>
          <table:table-cell office:value-type="float" office:value="0.514316814291934" calcext:value-type="float">
            <text:p>0.514316814291934</text:p>
          </table:table-cell>
          <table:table-cell office:value-type="float" office:value="0.515072236204521" calcext:value-type="float">
            <text:p>0.515072236204521</text:p>
          </table:table-cell>
          <table:table-cell office:value-type="float" office:value="0.516171115159653" calcext:value-type="float">
            <text:p>0.516171115159653</text:p>
          </table:table-cell>
          <table:table-cell office:value-type="float" office:value="1.01615824027192" calcext:value-type="float">
            <text:p>1.01615824027192</text:p>
          </table:table-cell>
          <table:table-cell office:value-type="float" office:value="0.516137422542773" calcext:value-type="float">
            <text:p>0.516137422542773</text:p>
          </table:table-cell>
          <table:table-cell office:value-type="float" office:value="0.515713689816441" calcext:value-type="float">
            <text:p>0.515713689816441</text:p>
          </table:table-cell>
          <table:table-cell office:value-type="float" office:value="0.515637410711159" calcext:value-type="float">
            <text:p>0.515637410711159</text:p>
          </table:table-cell>
          <table:table-cell office:value-type="float" office:value="0.515551213351064" calcext:value-type="float">
            <text:p>0.515551213351064</text:p>
          </table:table-cell>
          <table:table-cell office:value-type="float" office:value="0.51542104091971" calcext:value-type="float">
            <text:p>0.51542104091971</text:p>
          </table:table-cell>
          <table:table-cell office:value-type="float" office:value="0.513325914501546" calcext:value-type="float">
            <text:p>0.513325914501546</text:p>
          </table:table-cell>
          <table:table-cell office:value-type="float" office:value="-0.000572306467611568" calcext:value-type="float">
            <text:p>-0.000572306467612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-0.0067899510830536" calcext:value-type="float">
            <text:p>-0.006789951083054</text:p>
          </table:table-cell>
          <table:table-cell office:value-type="float" office:value="-0.0247319424266554" calcext:value-type="float">
            <text:p>-0.024731942426655</text:p>
          </table:table-cell>
          <table:table-cell office:value-type="float" office:value="-0.0233881998592094" calcext:value-type="float">
            <text:p>-0.023388199859209</text:p>
          </table:table-cell>
          <table:table-cell office:value-type="float" office:value="-0.0190928403877694" calcext:value-type="float">
            <text:p>-0.019092840387769</text:p>
          </table:table-cell>
          <table:table-cell office:value-type="float" office:value="-0.0161868880734487" calcext:value-type="float">
            <text:p>-0.016186888073449</text:p>
          </table:table-cell>
          <table:table-cell office:value-type="float" office:value="-0.0135281409286986" calcext:value-type="float">
            <text:p>-0.013528140928699</text:p>
          </table:table-cell>
          <table:table-cell office:value-type="float" office:value="-0.012959390601375" calcext:value-type="float">
            <text:p>-0.012959390601375</text:p>
          </table:table-cell>
          <table:table-cell office:value-type="float" office:value="0.00952955455108639" calcext:value-type="float">
            <text:p>0.009529554551086</text:p>
          </table:table-cell>
          <table:table-cell office:value-type="float" office:value="-0.00909532667746594" calcext:value-type="float">
            <text:p>-0.009095326677466</text:p>
          </table:table-cell>
          <table:table-cell office:value-type="float" office:value="-0.019902677200359" calcext:value-type="float">
            <text:p>-0.019902677200359</text:p>
          </table:table-cell>
          <table:table-cell office:value-type="float" office:value="-0.0236784936014095" calcext:value-type="float">
            <text:p>-0.02367849360141</text:p>
          </table:table-cell>
          <table:table-cell office:value-type="float" office:value="-0.0266166592369319" calcext:value-type="float">
            <text:p>-0.026616659236932</text:p>
          </table:table-cell>
          <table:table-cell office:value-type="float" office:value="-0.0240417431810977" calcext:value-type="float">
            <text:p>-0.024041743181098</text:p>
          </table:table-cell>
          <table:table-cell office:value-type="float" office:value="-0.0196745302491041" calcext:value-type="float">
            <text:p>-0.019674530249104</text:p>
          </table:table-cell>
          <table:table-cell office:value-type="float" office:value="-0.0157100352572131" calcext:value-type="float">
            <text:p>-0.015710035257213</text:p>
          </table:table-cell>
          <table:table-cell office:value-type="float" office:value="-0.0271841569490151" calcext:value-type="float">
            <text:p>-0.027184156949015</text:p>
          </table:table-cell>
          <table:table-cell office:value-type="float" office:value="-0.0235948791169878" calcext:value-type="float">
            <text:p>-0.023594879116988</text:p>
          </table:table-cell>
          <table:table-cell office:value-type="float" office:value="-0.0310461415433827" calcext:value-type="float">
            <text:p>-0.031046141543383</text:p>
          </table:table-cell>
          <table:table-cell office:value-type="float" office:value="0.0246412255481481" calcext:value-type="float">
            <text:p>0.024641225548148</text:p>
          </table:table-cell>
          <table:table-cell office:value-type="float" office:value="-0.014407028652734" calcext:value-type="float">
            <text:p>-0.014407028652734</text:p>
          </table:table-cell>
          <table:table-cell office:value-type="float" office:value="-0.0131042297244438" calcext:value-type="float">
            <text:p>-0.013104229724444</text:p>
          </table:table-cell>
          <table:table-cell office:value-type="float" office:value="0.51392906779305" calcext:value-type="float">
            <text:p>0.51392906779305</text:p>
          </table:table-cell>
          <table:table-cell office:value-type="float" office:value="0.514738783543717" calcext:value-type="float">
            <text:p>0.514738783543717</text:p>
          </table:table-cell>
          <table:table-cell office:value-type="float" office:value="0.516071526714661" calcext:value-type="float">
            <text:p>0.516071526714661</text:p>
          </table:table-cell>
          <table:table-cell office:value-type="float" office:value="0.516137422542773" calcext:value-type="float">
            <text:p>0.516137422542773</text:p>
          </table:table-cell>
          <table:table-cell office:value-type="float" office:value="0.849564636543055" calcext:value-type="float">
            <text:p>0.849564636543055</text:p>
          </table:table-cell>
          <table:table-cell office:value-type="float" office:value="0.515950374922407" calcext:value-type="float">
            <text:p>0.515950374922407</text:p>
          </table:table-cell>
          <table:table-cell office:value-type="float" office:value="0.516011153829096" calcext:value-type="float">
            <text:p>0.516011153829096</text:p>
          </table:table-cell>
          <table:table-cell office:value-type="float" office:value="0.516046053210538" calcext:value-type="float">
            <text:p>0.516046053210538</text:p>
          </table:table-cell>
          <table:table-cell office:value-type="float" office:value="0.51598370062503" calcext:value-type="float">
            <text:p>0.51598370062503</text:p>
          </table:table-cell>
          <table:table-cell office:value-type="float" office:value="0.513944376408253" calcext:value-type="float">
            <text:p>0.513944376408253</text:p>
          </table:table-cell>
          <table:table-cell office:value-type="float" office:value="-0.000276352307945052" calcext:value-type="float">
            <text:p>-0.000276352307945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-0.00536663695614771" calcext:value-type="float">
            <text:p>-0.005366636956148</text:p>
          </table:table-cell>
          <table:table-cell office:value-type="float" office:value="-0.0227978290079402" calcext:value-type="float">
            <text:p>-0.02279782900794</text:p>
          </table:table-cell>
          <table:table-cell office:value-type="float" office:value="-0.0224792462455269" calcext:value-type="float">
            <text:p>-0.022479246245527</text:p>
          </table:table-cell>
          <table:table-cell office:value-type="float" office:value="-0.0194654445777698" calcext:value-type="float">
            <text:p>-0.01946544457777</text:p>
          </table:table-cell>
          <table:table-cell office:value-type="float" office:value="-0.0168332853707256" calcext:value-type="float">
            <text:p>-0.016833285370726</text:p>
          </table:table-cell>
          <table:table-cell office:value-type="float" office:value="-0.0149107282539852" calcext:value-type="float">
            <text:p>-0.014910728253985</text:p>
          </table:table-cell>
          <table:table-cell office:value-type="float" office:value="-0.0132553813649814" calcext:value-type="float">
            <text:p>-0.013255381364981</text:p>
          </table:table-cell>
          <table:table-cell office:value-type="float" office:value="0.0108103204046744" calcext:value-type="float">
            <text:p>0.010810320404674</text:p>
          </table:table-cell>
          <table:table-cell office:value-type="float" office:value="-0.00837182631384605" calcext:value-type="float">
            <text:p>-0.008371826313846</text:p>
          </table:table-cell>
          <table:table-cell office:value-type="float" office:value="-0.0180760893608926" calcext:value-type="float">
            <text:p>-0.018076089360893</text:p>
          </table:table-cell>
          <table:table-cell office:value-type="float" office:value="-0.0213857530303529" calcext:value-type="float">
            <text:p>-0.021385753030353</text:p>
          </table:table-cell>
          <table:table-cell office:value-type="float" office:value="-0.023845842495074" calcext:value-type="float">
            <text:p>-0.023845842495074</text:p>
          </table:table-cell>
          <table:table-cell office:value-type="float" office:value="-0.0221211799032531" calcext:value-type="float">
            <text:p>-0.022121179903253</text:p>
          </table:table-cell>
          <table:table-cell office:value-type="float" office:value="-0.0185859304175771" calcext:value-type="float">
            <text:p>-0.018585930417577</text:p>
          </table:table-cell>
          <table:table-cell office:value-type="float" office:value="-0.0179574743860395" calcext:value-type="float">
            <text:p>-0.01795747438604</text:p>
          </table:table-cell>
          <table:table-cell office:value-type="float" office:value="-0.025134982660487" calcext:value-type="float">
            <text:p>-0.025134982660487</text:p>
          </table:table-cell>
          <table:table-cell office:value-type="float" office:value="-0.0228840051257696" calcext:value-type="float">
            <text:p>-0.02288400512577</text:p>
          </table:table-cell>
          <table:table-cell office:value-type="float" office:value="-0.0250386218955109" calcext:value-type="float">
            <text:p>-0.025038621895511</text:p>
          </table:table-cell>
          <table:table-cell office:value-type="float" office:value="0.0289531377862202" calcext:value-type="float">
            <text:p>0.02895313778622</text:p>
          </table:table-cell>
          <table:table-cell office:value-type="float" office:value="-0.0155461880534801" calcext:value-type="float">
            <text:p>-0.01554618805348</text:p>
          </table:table-cell>
          <table:table-cell office:value-type="float" office:value="-0.0144145633201009" calcext:value-type="float">
            <text:p>-0.014414563320101</text:p>
          </table:table-cell>
          <table:table-cell office:value-type="float" office:value="0.513142068575255" calcext:value-type="float">
            <text:p>0.513142068575255</text:p>
          </table:table-cell>
          <table:table-cell office:value-type="float" office:value="0.513978960225476" calcext:value-type="float">
            <text:p>0.513978960225476</text:p>
          </table:table-cell>
          <table:table-cell office:value-type="float" office:value="0.515543240226346" calcext:value-type="float">
            <text:p>0.515543240226346</text:p>
          </table:table-cell>
          <table:table-cell office:value-type="float" office:value="0.515713689816441" calcext:value-type="float">
            <text:p>0.515713689816441</text:p>
          </table:table-cell>
          <table:table-cell office:value-type="float" office:value="0.515950374922407" calcext:value-type="float">
            <text:p>0.515950374922407</text:p>
          </table:table-cell>
          <table:table-cell office:value-type="float" office:value="0.715925087167246" calcext:value-type="float">
            <text:p>0.715925087167246</text:p>
          </table:table-cell>
          <table:table-cell office:value-type="float" office:value="0.51622297962765" calcext:value-type="float">
            <text:p>0.51622297962765</text:p>
          </table:table-cell>
          <table:table-cell office:value-type="float" office:value="0.516447009717439" calcext:value-type="float">
            <text:p>0.516447009717439</text:p>
          </table:table-cell>
          <table:table-cell office:value-type="float" office:value="0.516515619058624" calcext:value-type="float">
            <text:p>0.516515619058624</text:p>
          </table:table-cell>
          <table:table-cell office:value-type="float" office:value="0.514579695433562" calcext:value-type="float">
            <text:p>0.514579695433562</text:p>
          </table:table-cell>
          <table:table-cell office:value-type="float" office:value="0.000391953518396111" calcext:value-type="float">
            <text:p>0.000391953518396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-0.00310784983228227" calcext:value-type="float">
            <text:p>-0.003107849832282</text:p>
          </table:table-cell>
          <table:table-cell office:value-type="float" office:value="-0.0217243939696493" calcext:value-type="float">
            <text:p>-0.021724393969649</text:p>
          </table:table-cell>
          <table:table-cell office:value-type="float" office:value="-0.0228585125237835" calcext:value-type="float">
            <text:p>-0.022858512523784</text:p>
          </table:table-cell>
          <table:table-cell office:value-type="float" office:value="-0.0203821536362559" calcext:value-type="float">
            <text:p>-0.020382153636256</text:p>
          </table:table-cell>
          <table:table-cell office:value-type="float" office:value="-0.017522651743133" calcext:value-type="float">
            <text:p>-0.017522651743133</text:p>
          </table:table-cell>
          <table:table-cell office:value-type="float" office:value="-0.0157722668076652" calcext:value-type="float">
            <text:p>-0.015772266807665</text:p>
          </table:table-cell>
          <table:table-cell office:value-type="float" office:value="-0.0128806849584338" calcext:value-type="float">
            <text:p>-0.012880684958434</text:p>
          </table:table-cell>
          <table:table-cell office:value-type="float" office:value="0.0117391291736695" calcext:value-type="float">
            <text:p>0.01173912917367</text:p>
          </table:table-cell>
          <table:table-cell office:value-type="float" office:value="-0.00674735548075853" calcext:value-type="float">
            <text:p>-0.006747355480759</text:p>
          </table:table-cell>
          <table:table-cell office:value-type="float" office:value="-0.0163845393461258" calcext:value-type="float">
            <text:p>-0.016384539346126</text:p>
          </table:table-cell>
          <table:table-cell office:value-type="float" office:value="-0.019245096088636" calcext:value-type="float">
            <text:p>-0.019245096088636</text:p>
          </table:table-cell>
          <table:table-cell office:value-type="float" office:value="-0.0216374136556525" calcext:value-type="float">
            <text:p>-0.021637413655653</text:p>
          </table:table-cell>
          <table:table-cell office:value-type="float" office:value="-0.0206037218228401" calcext:value-type="float">
            <text:p>-0.02060372182284</text:p>
          </table:table-cell>
          <table:table-cell office:value-type="float" office:value="-0.0178387750170132" calcext:value-type="float">
            <text:p>-0.017838775017013</text:p>
          </table:table-cell>
          <table:table-cell office:value-type="float" office:value="-0.0184515370023379" calcext:value-type="float">
            <text:p>-0.018451537002338</text:p>
          </table:table-cell>
          <table:table-cell office:value-type="float" office:value="-0.0222950010164849" calcext:value-type="float">
            <text:p>-0.022295001016485</text:p>
          </table:table-cell>
          <table:table-cell office:value-type="float" office:value="-0.0205441045181796" calcext:value-type="float">
            <text:p>-0.02054410451818</text:p>
          </table:table-cell>
          <table:table-cell office:value-type="float" office:value="-0.0209878548717981" calcext:value-type="float">
            <text:p>-0.020987854871798</text:p>
          </table:table-cell>
          <table:table-cell office:value-type="float" office:value="0.0331494054382706" calcext:value-type="float">
            <text:p>0.033149405438271</text:p>
          </table:table-cell>
          <table:table-cell office:value-type="float" office:value="-0.0174638184307791" calcext:value-type="float">
            <text:p>-0.017463818430779</text:p>
          </table:table-cell>
          <table:table-cell office:value-type="float" office:value="-0.0164092400208481" calcext:value-type="float">
            <text:p>-0.016409240020848</text:p>
          </table:table-cell>
          <table:table-cell office:value-type="float" office:value="0.512648270014095" calcext:value-type="float">
            <text:p>0.512648270014095</text:p>
          </table:table-cell>
          <table:table-cell office:value-type="float" office:value="0.513535758761105" calcext:value-type="float">
            <text:p>0.513535758761105</text:p>
          </table:table-cell>
          <table:table-cell office:value-type="float" office:value="0.51536517028183" calcext:value-type="float">
            <text:p>0.51536517028183</text:p>
          </table:table-cell>
          <table:table-cell office:value-type="float" office:value="0.515637410711159" calcext:value-type="float">
            <text:p>0.515637410711159</text:p>
          </table:table-cell>
          <table:table-cell office:value-type="float" office:value="0.516011153829096" calcext:value-type="float">
            <text:p>0.516011153829096</text:p>
          </table:table-cell>
          <table:table-cell office:value-type="float" office:value="0.51622297962765" calcext:value-type="float">
            <text:p>0.51622297962765</text:p>
          </table:table-cell>
          <table:table-cell office:value-type="float" office:value="0.575618160615175" calcext:value-type="float">
            <text:p>0.575618160615175</text:p>
          </table:table-cell>
          <table:table-cell office:value-type="float" office:value="0.517178307393848" calcext:value-type="float">
            <text:p>0.517178307393848</text:p>
          </table:table-cell>
          <table:table-cell office:value-type="float" office:value="0.517347189640194" calcext:value-type="float">
            <text:p>0.517347189640194</text:p>
          </table:table-cell>
          <table:table-cell office:value-type="float" office:value="0.515453579679752" calcext:value-type="float">
            <text:p>0.515453579679752</text:p>
          </table:table-cell>
          <table:table-cell office:value-type="float" office:value="0.00110002130196295" calcext:value-type="float">
            <text:p>0.001100021301963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-0.00364652138732519" calcext:value-type="float">
            <text:p>-0.003646521387325</text:p>
          </table:table-cell>
          <table:table-cell office:value-type="float" office:value="-0.0202076018006106" calcext:value-type="float">
            <text:p>-0.020207601800611</text:p>
          </table:table-cell>
          <table:table-cell office:value-type="float" office:value="-0.0211575367185731" calcext:value-type="float">
            <text:p>-0.021157536718573</text:p>
          </table:table-cell>
          <table:table-cell office:value-type="float" office:value="-0.0205506655097462" calcext:value-type="float">
            <text:p>-0.020550665509746</text:p>
          </table:table-cell>
          <table:table-cell office:value-type="float" office:value="-0.0193020773420971" calcext:value-type="float">
            <text:p>-0.019302077342097</text:p>
          </table:table-cell>
          <table:table-cell office:value-type="float" office:value="-0.0187064393630076" calcext:value-type="float">
            <text:p>-0.018706439363008</text:p>
          </table:table-cell>
          <table:table-cell office:value-type="float" office:value="-0.0163802804229581" calcext:value-type="float">
            <text:p>-0.016380280422958</text:p>
          </table:table-cell>
          <table:table-cell office:value-type="float" office:value="0.0137061868604217" calcext:value-type="float">
            <text:p>0.013706186860422</text:p>
          </table:table-cell>
          <table:table-cell office:value-type="float" office:value="-0.0051347081917804" calcext:value-type="float">
            <text:p>-0.00513470819178</text:p>
          </table:table-cell>
          <table:table-cell office:value-type="float" office:value="-0.0150451997512802" calcext:value-type="float">
            <text:p>-0.01504519975128</text:p>
          </table:table-cell>
          <table:table-cell office:value-type="float" office:value="-0.0175281351124129" calcext:value-type="float">
            <text:p>-0.017528135112413</text:p>
          </table:table-cell>
          <table:table-cell office:value-type="float" office:value="-0.0197076349473692" calcext:value-type="float">
            <text:p>-0.019707634947369</text:p>
          </table:table-cell>
          <table:table-cell office:value-type="float" office:value="-0.0202109656385267" calcext:value-type="float">
            <text:p>-0.020210965638527</text:p>
          </table:table-cell>
          <table:table-cell office:value-type="float" office:value="-0.01909732205637" calcext:value-type="float">
            <text:p>-0.01909732205637</text:p>
          </table:table-cell>
          <table:table-cell office:value-type="float" office:value="-0.01950370168701" calcext:value-type="float">
            <text:p>-0.01950370168701</text:p>
          </table:table-cell>
          <table:table-cell office:value-type="float" office:value="-0.0205463335510217" calcext:value-type="float">
            <text:p>-0.020546333551022</text:p>
          </table:table-cell>
          <table:table-cell office:value-type="float" office:value="-0.0201711075625332" calcext:value-type="float">
            <text:p>-0.020171107562533</text:p>
          </table:table-cell>
          <table:table-cell office:value-type="float" office:value="-0.0188113056214715" calcext:value-type="float">
            <text:p>-0.018811305621472</text:p>
          </table:table-cell>
          <table:table-cell office:value-type="float" office:value="0.0343465253484026" calcext:value-type="float">
            <text:p>0.034346525348403</text:p>
          </table:table-cell>
          <table:table-cell office:value-type="float" office:value="-0.0193351692539824" calcext:value-type="float">
            <text:p>-0.019335169253982</text:p>
          </table:table-cell>
          <table:table-cell office:value-type="float" office:value="-0.0187647720168855" calcext:value-type="float">
            <text:p>-0.018764772016886</text:p>
          </table:table-cell>
          <table:table-cell office:value-type="float" office:value="0.512231519248402" calcext:value-type="float">
            <text:p>0.512231519248402</text:p>
          </table:table-cell>
          <table:table-cell office:value-type="float" office:value="0.513174091003926" calcext:value-type="float">
            <text:p>0.513174091003926</text:p>
          </table:table-cell>
          <table:table-cell office:value-type="float" office:value="0.515200767425767" calcext:value-type="float">
            <text:p>0.515200767425767</text:p>
          </table:table-cell>
          <table:table-cell office:value-type="float" office:value="0.515551213351064" calcext:value-type="float">
            <text:p>0.515551213351064</text:p>
          </table:table-cell>
          <table:table-cell office:value-type="float" office:value="0.516046053210538" calcext:value-type="float">
            <text:p>0.516046053210538</text:p>
          </table:table-cell>
          <table:table-cell office:value-type="float" office:value="0.516447009717439" calcext:value-type="float">
            <text:p>0.516447009717439</text:p>
          </table:table-cell>
          <table:table-cell office:value-type="float" office:value="0.517178307393848" calcext:value-type="float">
            <text:p>0.517178307393848</text:p>
          </table:table-cell>
          <table:table-cell office:value-type="float" office:value="0.54723813264958" calcext:value-type="float">
            <text:p>0.54723813264958</text:p>
          </table:table-cell>
          <table:table-cell office:value-type="float" office:value="0.518200565348657" calcext:value-type="float">
            <text:p>0.518200565348657</text:p>
          </table:table-cell>
          <table:table-cell office:value-type="float" office:value="0.516429349758633" calcext:value-type="float">
            <text:p>0.516429349758633</text:p>
          </table:table-cell>
          <table:table-cell office:value-type="float" office:value="0.0018006757738765" calcext:value-type="float">
            <text:p>0.001800675773877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-0.00443744597333165" calcext:value-type="float">
            <text:p>-0.004437445973332</text:p>
          </table:table-cell>
          <table:table-cell office:value-type="float" office:value="-0.0193108310092062" calcext:value-type="float">
            <text:p>-0.019310831009206</text:p>
          </table:table-cell>
          <table:table-cell office:value-type="float" office:value="-0.0196328356690914" calcext:value-type="float">
            <text:p>-0.019632835669091</text:p>
          </table:table-cell>
          <table:table-cell office:value-type="float" office:value="-0.020473096108893" calcext:value-type="float">
            <text:p>-0.020473096108893</text:p>
          </table:table-cell>
          <table:table-cell office:value-type="float" office:value="-0.0209218843473228" calcext:value-type="float">
            <text:p>-0.020921884347323</text:p>
          </table:table-cell>
          <table:table-cell office:value-type="float" office:value="-0.0211046027112712" calcext:value-type="float">
            <text:p>-0.021104602711271</text:p>
          </table:table-cell>
          <table:table-cell office:value-type="float" office:value="-0.0201981356852878" calcext:value-type="float">
            <text:p>-0.020198135685288</text:p>
          </table:table-cell>
          <table:table-cell office:value-type="float" office:value="0.0142783599114554" calcext:value-type="float">
            <text:p>0.014278359911455</text:p>
          </table:table-cell>
          <table:table-cell office:value-type="float" office:value="-0.00444386518989208" calcext:value-type="float">
            <text:p>-0.004443865189892</text:p>
          </table:table-cell>
          <table:table-cell office:value-type="float" office:value="-0.0149917711717328" calcext:value-type="float">
            <text:p>-0.014991771171733</text:p>
          </table:table-cell>
          <table:table-cell office:value-type="float" office:value="-0.0177844574867019" calcext:value-type="float">
            <text:p>-0.017784457486702</text:p>
          </table:table-cell>
          <table:table-cell office:value-type="float" office:value="-0.0190385029668979" calcext:value-type="float">
            <text:p>-0.019038502966898</text:p>
          </table:table-cell>
          <table:table-cell office:value-type="float" office:value="-0.0195497863733589" calcext:value-type="float">
            <text:p>-0.019549786373359</text:p>
          </table:table-cell>
          <table:table-cell office:value-type="float" office:value="-0.019703963597061" calcext:value-type="float">
            <text:p>-0.019703963597061</text:p>
          </table:table-cell>
          <table:table-cell office:value-type="float" office:value="-0.0207396697024079" calcext:value-type="float">
            <text:p>-0.020739669702408</text:p>
          </table:table-cell>
          <table:table-cell office:value-type="float" office:value="-0.0196663100800231" calcext:value-type="float">
            <text:p>-0.019666310080023</text:p>
          </table:table-cell>
          <table:table-cell office:value-type="float" office:value="-0.0199385145743142" calcext:value-type="float">
            <text:p>-0.019938514574314</text:p>
          </table:table-cell>
          <table:table-cell office:value-type="float" office:value="-0.0184634284755794" calcext:value-type="float">
            <text:p>-0.018463428475579</text:p>
          </table:table-cell>
          <table:table-cell office:value-type="float" office:value="0.0344163180023151" calcext:value-type="float">
            <text:p>0.034416318002315</text:p>
          </table:table-cell>
          <table:table-cell office:value-type="float" office:value="-0.0209525850576435" calcext:value-type="float">
            <text:p>-0.020952585057644</text:p>
          </table:table-cell>
          <table:table-cell office:value-type="float" office:value="-0.0210277121336294" calcext:value-type="float">
            <text:p>-0.021027712133629</text:p>
          </table:table-cell>
          <table:table-cell office:value-type="float" office:value="0.512010141921802" calcext:value-type="float">
            <text:p>0.512010141921802</text:p>
          </table:table-cell>
          <table:table-cell office:value-type="float" office:value="0.512956280509846" calcext:value-type="float">
            <text:p>0.512956280509846</text:p>
          </table:table-cell>
          <table:table-cell office:value-type="float" office:value="0.51502994069386" calcext:value-type="float">
            <text:p>0.51502994069386</text:p>
          </table:table-cell>
          <table:table-cell office:value-type="float" office:value="0.51542104091971" calcext:value-type="float">
            <text:p>0.51542104091971</text:p>
          </table:table-cell>
          <table:table-cell office:value-type="float" office:value="0.51598370062503" calcext:value-type="float">
            <text:p>0.51598370062503</text:p>
          </table:table-cell>
          <table:table-cell office:value-type="float" office:value="0.516515619058624" calcext:value-type="float">
            <text:p>0.516515619058624</text:p>
          </table:table-cell>
          <table:table-cell office:value-type="float" office:value="0.517347189640194" calcext:value-type="float">
            <text:p>0.517347189640194</text:p>
          </table:table-cell>
          <table:table-cell office:value-type="float" office:value="0.518200565348657" calcext:value-type="float">
            <text:p>0.518200565348657</text:p>
          </table:table-cell>
          <table:table-cell office:value-type="float" office:value="0.537996019505035" calcext:value-type="float">
            <text:p>0.537996019505035</text:p>
          </table:table-cell>
          <table:table-cell office:value-type="float" office:value="0.517122107927941" calcext:value-type="float">
            <text:p>0.517122107927941</text:p>
          </table:table-cell>
          <table:table-cell office:value-type="float" office:value="0.00263634015602869" calcext:value-type="float">
            <text:p>0.002636340156029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-0.00400779896113566" calcext:value-type="float">
            <text:p>-0.004007798961136</text:p>
          </table:table-cell>
          <table:table-cell office:value-type="float" office:value="-0.0149915809073838" calcext:value-type="float">
            <text:p>-0.014991580907384</text:p>
          </table:table-cell>
          <table:table-cell office:value-type="float" office:value="-0.0150338364231226" calcext:value-type="float">
            <text:p>-0.015033836423123</text:p>
          </table:table-cell>
          <table:table-cell office:value-type="float" office:value="-0.016957173212537" calcext:value-type="float">
            <text:p>-0.016957173212537</text:p>
          </table:table-cell>
          <table:table-cell office:value-type="float" office:value="-0.0187032921497278" calcext:value-type="float">
            <text:p>-0.018703292149728</text:p>
          </table:table-cell>
          <table:table-cell office:value-type="float" office:value="-0.0193307211918616" calcext:value-type="float">
            <text:p>-0.019330721191862</text:p>
          </table:table-cell>
          <table:table-cell office:value-type="float" office:value="-0.0210022656025301" calcext:value-type="float">
            <text:p>-0.02100226560253</text:p>
          </table:table-cell>
          <table:table-cell office:value-type="float" office:value="0.0171976370705745" calcext:value-type="float">
            <text:p>0.017197637070575</text:p>
          </table:table-cell>
          <table:table-cell office:value-type="float" office:value="-0.00160246704087195" calcext:value-type="float">
            <text:p>-0.001602467040872</text:p>
          </table:table-cell>
          <table:table-cell office:value-type="float" office:value="-0.0120411482633153" calcext:value-type="float">
            <text:p>-0.012041148263315</text:p>
          </table:table-cell>
          <table:table-cell office:value-type="float" office:value="-0.0142855968625957" calcext:value-type="float">
            <text:p>-0.014285596862596</text:p>
          </table:table-cell>
          <table:table-cell office:value-type="float" office:value="-0.0151231626416507" calcext:value-type="float">
            <text:p>-0.015123162641651</text:p>
          </table:table-cell>
          <table:table-cell office:value-type="float" office:value="-0.0161707735141015" calcext:value-type="float">
            <text:p>-0.016170773514102</text:p>
          </table:table-cell>
          <table:table-cell office:value-type="float" office:value="-0.0177617291961207" calcext:value-type="float">
            <text:p>-0.017761729196121</text:p>
          </table:table-cell>
          <table:table-cell office:value-type="float" office:value="-0.0187208446768115" calcext:value-type="float">
            <text:p>-0.018720844676812</text:p>
          </table:table-cell>
          <table:table-cell office:value-type="float" office:value="-0.0148542816636021" calcext:value-type="float">
            <text:p>-0.014854281663602</text:p>
          </table:table-cell>
          <table:table-cell office:value-type="float" office:value="-0.0166557886584206" calcext:value-type="float">
            <text:p>-0.016655788658421</text:p>
          </table:table-cell>
          <table:table-cell office:value-type="float" office:value="-0.0145345011756537" calcext:value-type="float">
            <text:p>-0.014534501175654</text:p>
          </table:table-cell>
          <table:table-cell office:value-type="float" office:value="0.0368842275257653" calcext:value-type="float">
            <text:p>0.036884227525765</text:p>
          </table:table-cell>
          <table:table-cell office:value-type="float" office:value="-0.0192570031451826" calcext:value-type="float">
            <text:p>-0.019257003145183</text:p>
          </table:table-cell>
          <table:table-cell office:value-type="float" office:value="-0.0199102603113868" calcext:value-type="float">
            <text:p>-0.019910260311387</text:p>
          </table:table-cell>
          <table:table-cell office:value-type="float" office:value="0.510119363630017" calcext:value-type="float">
            <text:p>0.510119363630017</text:p>
          </table:table-cell>
          <table:table-cell office:value-type="float" office:value="0.510951599167217" calcext:value-type="float">
            <text:p>0.510951599167217</text:p>
          </table:table-cell>
          <table:table-cell office:value-type="float" office:value="0.512899736787682" calcext:value-type="float">
            <text:p>0.512899736787682</text:p>
          </table:table-cell>
          <table:table-cell office:value-type="float" office:value="0.513325914501546" calcext:value-type="float">
            <text:p>0.513325914501546</text:p>
          </table:table-cell>
          <table:table-cell office:value-type="float" office:value="0.513944376408253" calcext:value-type="float">
            <text:p>0.513944376408253</text:p>
          </table:table-cell>
          <table:table-cell office:value-type="float" office:value="0.514579695433562" calcext:value-type="float">
            <text:p>0.514579695433562</text:p>
          </table:table-cell>
          <table:table-cell office:value-type="float" office:value="0.515453579679752" calcext:value-type="float">
            <text:p>0.515453579679752</text:p>
          </table:table-cell>
          <table:table-cell office:value-type="float" office:value="0.516429349758633" calcext:value-type="float">
            <text:p>0.516429349758633</text:p>
          </table:table-cell>
          <table:table-cell office:value-type="float" office:value="0.517122107927941" calcext:value-type="float">
            <text:p>0.517122107927941</text:p>
          </table:table-cell>
          <table:table-cell office:value-type="float" office:value="0.528328833260532" calcext:value-type="float">
            <text:p>0.528328833260532</text:p>
          </table:table-cell>
          <table:table-cell office:value-type="float" office:value="0.00424699446176589" calcext:value-type="float">
            <text:p>0.004246994461766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000825728235138681" calcext:value-type="float">
            <text:p>0.000825728235139</text:p>
          </table:table-cell>
          <table:table-cell office:value-type="float" office:value="0.000229979233297778" calcext:value-type="float">
            <text:p>0.000229979233298</text:p>
          </table:table-cell>
          <table:table-cell office:value-type="float" office:value="-0.0000206106264685656" calcext:value-type="float">
            <text:p>-2.06106264685656E-05</text:p>
          </table:table-cell>
          <table:table-cell office:value-type="float" office:value="-0.000314556051074557" calcext:value-type="float">
            <text:p>-0.000314556051075</text:p>
          </table:table-cell>
          <table:table-cell office:value-type="float" office:value="-0.000494090363018161" calcext:value-type="float">
            <text:p>-0.000494090363018</text:p>
          </table:table-cell>
          <table:table-cell office:value-type="float" office:value="-0.00046134330746612" calcext:value-type="float">
            <text:p>-0.000461343307466</text:p>
          </table:table-cell>
          <table:table-cell office:value-type="float" office:value="-0.00121843644183101" calcext:value-type="float">
            <text:p>-0.001218436441831</text:p>
          </table:table-cell>
          <table:table-cell office:value-type="float" office:value="0.00112868916750524" calcext:value-type="float">
            <text:p>0.001128689167505</text:p>
          </table:table-cell>
          <table:table-cell office:value-type="float" office:value="0.000669615070181272" calcext:value-type="float">
            <text:p>0.000669615070181</text:p>
          </table:table-cell>
          <table:table-cell office:value-type="float" office:value="0.000213760397531599" calcext:value-type="float">
            <text:p>0.000213760397532</text:p>
          </table:table-cell>
          <table:table-cell office:value-type="float" office:value="0.00016191629462997" calcext:value-type="float">
            <text:p>0.00016191629463</text:p>
          </table:table-cell>
          <table:table-cell office:value-type="float" office:value="0.000500292745666344" calcext:value-type="float">
            <text:p>0.000500292745666</text:p>
          </table:table-cell>
          <table:table-cell office:value-type="float" office:value="0.000937753227190081" calcext:value-type="float">
            <text:p>0.00093775322719</text:p>
          </table:table-cell>
          <table:table-cell office:value-type="float" office:value="0.00146721364683975" calcext:value-type="float">
            <text:p>0.00146721364684</text:p>
          </table:table-cell>
          <table:table-cell office:value-type="float" office:value="-0.00124012889975297" calcext:value-type="float">
            <text:p>-0.001240128899753</text:p>
          </table:table-cell>
          <table:table-cell office:value-type="float" office:value="-0.000187023748494258" calcext:value-type="float">
            <text:p>-0.000187023748494</text:p>
          </table:table-cell>
          <table:table-cell office:value-type="float" office:value="-0.000439210996134433" calcext:value-type="float">
            <text:p>-0.000439210996134</text:p>
          </table:table-cell>
          <table:table-cell office:value-type="float" office:value="0.000276373625208688" calcext:value-type="float">
            <text:p>0.000276373625209</text:p>
          </table:table-cell>
          <table:table-cell office:value-type="float" office:value="0.000229614712657461" calcext:value-type="float">
            <text:p>0.000229614712657</text:p>
          </table:table-cell>
          <table:table-cell office:value-type="float" office:value="-0.00171831873972055" calcext:value-type="float">
            <text:p>-0.001718318739721</text:p>
          </table:table-cell>
          <table:table-cell office:value-type="float" office:value="-0.00209667911170902" calcext:value-type="float">
            <text:p>-0.002096679111709</text:p>
          </table:table-cell>
          <table:table-cell office:value-type="float" office:value="-0.00057111757392411" calcext:value-type="float">
            <text:p>-0.000571117573924</text:p>
          </table:table-cell>
          <table:table-cell office:value-type="float" office:value="-0.000720434187540655" calcext:value-type="float">
            <text:p>-0.000720434187541</text:p>
          </table:table-cell>
          <table:table-cell office:value-type="float" office:value="-0.000745603077143842" calcext:value-type="float">
            <text:p>-0.000745603077144</text:p>
          </table:table-cell>
          <table:table-cell office:value-type="float" office:value="-0.000572306467611568" calcext:value-type="float">
            <text:p>-0.000572306467612</text:p>
          </table:table-cell>
          <table:table-cell office:value-type="float" office:value="-0.000276352307945052" calcext:value-type="float">
            <text:p>-0.000276352307945</text:p>
          </table:table-cell>
          <table:table-cell office:value-type="float" office:value="0.000391953518396111" calcext:value-type="float">
            <text:p>0.000391953518396</text:p>
          </table:table-cell>
          <table:table-cell office:value-type="float" office:value="0.00110002130196295" calcext:value-type="float">
            <text:p>0.001100021301963</text:p>
          </table:table-cell>
          <table:table-cell office:value-type="float" office:value="0.0018006757738765" calcext:value-type="float">
            <text:p>0.001800675773877</text:p>
          </table:table-cell>
          <table:table-cell office:value-type="float" office:value="0.00263634015602869" calcext:value-type="float">
            <text:p>0.002636340156029</text:p>
          </table:table-cell>
          <table:table-cell office:value-type="float" office:value="0.00424699446176589" calcext:value-type="float">
            <text:p>0.004246994461766</text:p>
          </table:table-cell>
          <table:table-cell office:value-type="float" office:value="0.0204579732129483" calcext:value-type="float">
            <text:p>0.0204579732129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7T17:38:41.092620394</dc:date>
    <meta:editing-duration>PT41M47S</meta:editing-duration>
    <meta:editing-cycles>3</meta:editing-cycles>
    <meta:generator>LibreOffice/7.1.0.3$Linux_X86_64 LibreOffice_project/f6099ecf3d29644b5008cc8f48f42f4a40986e4c</meta:generator>
    <meta:document-statistic meta:table-count="3" meta:cell-count="1550" meta:object-count="0"/>
  </office:meta>
</office:document-meta>
</file>